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ew13" svg:font-family="New13" style:font-pitch="variable"/>
    <style:font-face style:name="New_1" svg:font-family="New_1" style:font-pitch="variable"/>
    <style:font-face style:name="New_3" svg:font-family="New_3" style:font-pitch="variable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yrillicaOchrid10U" svg:font-family="CyrillicaOchrid10U" style:font-family-generic="swiss" style:font-pitch="variable"/>
    <style:font-face style:name="Hebar" svg:font-family="Hebar" style:font-family-generic="swiss" style:font-pitch="variable"/>
    <style:font-face style:name="Helvetica Narrow" svg:font-family="'Helvetica Narrow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okB" svg:font-family="TimokB, 'Liberation Mon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2333in" fo:margin-left="0.7875in" table:align="left" style:writing-mode="lr-tb"/>
    </style:style>
    <style:style style:name="Table1.A" style:family="table-column">
      <style:table-column-properties style:column-width="0.2958in"/>
    </style:style>
    <style:style style:name="Table1.B" style:family="table-column">
      <style:table-column-properties style:column-width="1.9688in"/>
    </style:style>
    <style:style style:name="Table1.C" style:family="table-column">
      <style:table-column-properties style:column-width="0.2951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4.2333in" fo:margin-left="0.7875in" table:align="left" style:writing-mode="lr-tb"/>
    </style:style>
    <style:style style:name="Table2.A" style:family="table-column">
      <style:table-column-properties style:column-width="0.2958in"/>
    </style:style>
    <style:style style:name="Table2.B" style:family="table-column">
      <style:table-column-properties style:column-width="1.9688in"/>
    </style:style>
    <style:style style:name="Table2.C" style:family="table-column">
      <style:table-column-properties style:column-width="0.2951in"/>
    </style:style>
    <style:style style:name="Table2.D" style:family="table-column">
      <style:table-column-properties style:column-width="1.673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3" style:family="table">
      <style:table-properties style:width="4.4299in" fo:margin-left="0.7875in" table:align="left" style:writing-mode="lr-tb"/>
    </style:style>
    <style:style style:name="Table3.A" style:family="table-column">
      <style:table-column-properties style:column-width="0.2958in"/>
    </style:style>
    <style:style style:name="Table3.B" style:family="table-column">
      <style:table-column-properties style:column-width="1.9688in"/>
    </style:style>
    <style:style style:name="Table3.C" style:family="table-column">
      <style:table-column-properties style:column-width="0.2951in"/>
    </style:style>
    <style:style style:name="Table3.D" style:family="table-column">
      <style:table-column-properties style:column-width="1.870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4" style:family="table">
      <style:table-properties style:width="4.2333in" fo:margin-left="0.7875in" table:align="left" style:writing-mode="lr-tb"/>
    </style:style>
    <style:style style:name="Table4.A" style:family="table-column">
      <style:table-column-properties style:column-width="0.2958in"/>
    </style:style>
    <style:style style:name="Table4.B" style:family="table-column">
      <style:table-column-properties style:column-width="1.9688in"/>
    </style:style>
    <style:style style:name="Table4.C" style:family="table-column">
      <style:table-column-properties style:column-width="0.2951in"/>
    </style:style>
    <style:style style:name="Table4.D" style:family="table-column">
      <style:table-column-properties style:column-width="1.673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5" style:family="table">
      <style:table-properties style:width="4.5285in" fo:margin-left="0.7875in" table:align="left" style:writing-mode="lr-tb"/>
    </style:style>
    <style:style style:name="Table5.A" style:family="table-column">
      <style:table-column-properties style:column-width="0.2958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0.295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6" style:family="table">
      <style:table-properties style:width="4.4299in" fo:margin-left="0.7875in" table:align="left" style:writing-mode="lr-tb"/>
    </style:style>
    <style:style style:name="Table6.A" style:family="table-column">
      <style:table-column-properties style:column-width="0.2958in"/>
    </style:style>
    <style:style style:name="Table6.B" style:family="table-column">
      <style:table-column-properties style:column-width="1.9688in"/>
    </style:style>
    <style:style style:name="Table6.C" style:family="table-column">
      <style:table-column-properties style:column-width="0.2951in"/>
    </style:style>
    <style:style style:name="Table6.D" style:family="table-column">
      <style:table-column-properties style:column-width="1.870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7" style:family="table">
      <style:table-properties style:width="4.3313in" fo:margin-left="0.7875in" table:align="left" style:writing-mode="lr-tb"/>
    </style:style>
    <style:style style:name="Table7.A" style:family="table-column">
      <style:table-column-properties style:column-width="0.2958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2951in"/>
    </style:style>
    <style:style style:name="Table7.D" style:family="table-column">
      <style:table-column-properties style:column-width="1.771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8" style:family="table">
      <style:table-properties style:width="4.4299in" fo:margin-left="0.7875in" table:align="left" style:writing-mode="lr-tb"/>
    </style:style>
    <style:style style:name="Table8.A" style:family="table-column">
      <style:table-column-properties style:column-width="0.2958in"/>
    </style:style>
    <style:style style:name="Table8.B" style:family="table-column">
      <style:table-column-properties style:column-width="1.9688in"/>
    </style:style>
    <style:style style:name="Table8.C" style:family="table-column">
      <style:table-column-properties style:column-width="0.2951in"/>
    </style:style>
    <style:style style:name="Table8.D" style:family="table-column">
      <style:table-column-properties style:column-width="1.870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9" style:family="table">
      <style:table-properties style:width="4.725in" fo:margin-left="0.7875in" table:align="left" style:writing-mode="lr-tb"/>
    </style:style>
    <style:style style:name="Table9.A" style:family="table-column">
      <style:table-column-properties style:column-width="0.2958in"/>
    </style:style>
    <style:style style:name="Table9.B" style:family="table-column">
      <style:table-column-properties style:column-width="2.0667in"/>
    </style:style>
    <style:style style:name="Table9.C" style:family="table-column">
      <style:table-column-properties style:column-width="0.2833in"/>
    </style:style>
    <style:style style:name="Table9.D" style:family="table-column">
      <style:table-column-properties style:column-width="2.079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0" style:family="table">
      <style:table-properties style:width="4.5285in" fo:margin-left="0.7875in" table:align="left" style:writing-mode="lr-tb"/>
    </style:style>
    <style:style style:name="Table10.A" style:family="table-column">
      <style:table-column-properties style:column-width="0.2958in"/>
    </style:style>
    <style:style style:name="Table10.B" style:family="table-column">
      <style:table-column-properties style:column-width="1.9688in"/>
    </style:style>
    <style:style style:name="Table10.C" style:family="table-column">
      <style:table-column-properties style:column-width="0.2951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1" style:family="table">
      <style:table-properties style:width="4.5285in" fo:margin-left="0.7875in" table:align="left" style:writing-mode="lr-tb"/>
    </style:style>
    <style:style style:name="Table11.A" style:family="table-column">
      <style:table-column-properties style:column-width="0.2958in"/>
    </style:style>
    <style:style style:name="Table11.B" style:family="table-column">
      <style:table-column-properties style:column-width="2.0667in"/>
    </style:style>
    <style:style style:name="Table11.D" style:family="table-column">
      <style:table-column-properties style:column-width="1.870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2" style:family="table">
      <style:table-properties style:width="4.6271in" fo:margin-left="0.7875in" table:align="left" style:writing-mode="lr-tb"/>
    </style:style>
    <style:style style:name="Table12.A" style:family="table-column">
      <style:table-column-properties style:column-width="0.2958in"/>
    </style:style>
    <style:style style:name="Table12.B" style:family="table-column">
      <style:table-column-properties style:column-width="2.0667in"/>
    </style:style>
    <style:style style:name="Table12.D" style:family="table-column">
      <style:table-column-properties style:column-width="1.968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3" style:family="table">
      <style:table-properties style:width="4.3313in" fo:margin-left="0.7875in" table:align="left" style:writing-mode="lr-tb"/>
    </style:style>
    <style:style style:name="Table13.A" style:family="table-column">
      <style:table-column-properties style:column-width="0.2958in"/>
    </style:style>
    <style:style style:name="Table13.B" style:family="table-column">
      <style:table-column-properties style:column-width="2.0667in"/>
    </style:style>
    <style:style style:name="Table13.D" style:family="table-column">
      <style:table-column-properties style:column-width="1.672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Standard_20__28_user_29_">
      <style:paragraph-properties fo:line-height="0.222in" fo:orphans="2" fo:widows="2"/>
    </style:style>
    <style:style style:name="P2" style:family="paragraph" style:parent-style-name="Standard_20__28_user_29_">
      <style:paragraph-properties fo:line-height="0.222in" fo:text-align="justify" style:justify-single-word="false" fo:orphans="2" fo:widows="2"/>
    </style:style>
    <style:style style:name="P3" style:family="paragraph" style:parent-style-name="Standard_20__28_user_29_">
      <style:paragraph-properties fo:line-height="0.222in" fo:text-align="justify" style:justify-single-word="false" fo:orphans="2" fo:widows="2"/>
      <style:text-properties fo:language="none" fo:country="none" style:language-asian="none" style:country-asian="none"/>
    </style:style>
    <style:style style:name="P4" style:family="paragraph" style:parent-style-name="Standard_20__28_user_29_">
      <style:paragraph-properties fo:text-align="justify" style:justify-single-word="false" fo:orphans="2" fo:widows="2"/>
    </style:style>
    <style:style style:name="P5" style:family="paragraph" style:parent-style-name="Standard_20__28_user_29_">
      <style:paragraph-properties fo:line-height="0.222in" fo:text-align="justify" style:justify-single-word="false" fo:orphans="2" fo:widows="2"/>
      <style:text-properties style:font-name="CyrillicaOchrid10U" fo:language="bg" fo:country="BG" style:language-asian="none" style:country-asian="none" style:font-name-complex="CyrillicaOchrid10U"/>
    </style:style>
    <style:style style:name="P6" style:family="paragraph" style:parent-style-name="Standard_20__28_user_29_">
      <style:paragraph-properties fo:line-height="0.222in" fo:text-align="justify" style:justify-single-word="false" fo:orphans="2" fo:widows="2"/>
      <style:text-properties style:font-name="CyrillicaOchrid10U" fo:language="none" fo:country="none" style:language-asian="none" style:country-asian="none" style:font-name-complex="CyrillicaOchrid10U"/>
    </style:style>
    <style:style style:name="P7" style:family="paragraph" style:parent-style-name="Standard_20__28_user_29_">
      <style:paragraph-properties fo:line-height="0.222in" fo:orphans="2" fo:widows="2"/>
      <style:text-properties style:font-name="CyrillicaOchrid10U" fo:language="none" fo:country="none" style:language-asian="none" style:country-asian="none" style:font-name-complex="CyrillicaOchrid10U"/>
    </style:style>
    <style:style style:name="P8" style:family="paragraph" style:parent-style-name="Standard_20__28_user_29_">
      <style:paragraph-properties fo:line-height="0.222in" fo:text-align="justify" style:justify-single-word="false" fo:orphans="2" fo:widows="2"/>
      <style:text-properties style:font-name="CyrillicaOchrid10U" fo:language="it" fo:country="IT" style:language-asian="none" style:country-asian="none" style:font-name-complex="CyrillicaOchrid10U"/>
    </style:style>
    <style:style style:name="P9" style:family="paragraph" style:parent-style-name="Standard_20__28_user_29_">
      <style:paragraph-properties fo:line-height="0.1807in" fo:text-align="justify" style:justify-single-word="false" fo:orphans="2" fo:widows="2"/>
    </style:style>
    <style:style style:name="P10" style:family="paragraph" style:parent-style-name="Standard_20__28_user_29_">
      <style:paragraph-properties fo:line-height="70%" fo:text-align="justify" style:justify-single-word="false" fo:orphans="2" fo:widows="2"/>
      <style:text-properties fo:font-size="10pt" fo:language="bg" fo:country="BG" style:font-size-asian="10pt"/>
    </style:style>
    <style:style style:name="P11" style:family="paragraph" style:parent-style-name="Standard_20__28_user_29_">
      <style:paragraph-properties fo:line-height="70%" fo:text-align="justify" style:justify-single-word="false" fo:orphans="2" fo:widows="2"/>
      <style:text-properties fo:font-size="10pt" fo:language="bg" fo:country="BG" style:font-size-asian="10pt" fo:background-color="#c0c0c0"/>
    </style:style>
    <style:style style:name="P12" style:family="paragraph" style:parent-style-name="Standard_20__28_user_29_">
      <style:paragraph-properties fo:line-height="70%" fo:text-align="justify" style:justify-single-word="false" fo:orphans="2" fo:widows="2"/>
      <style:text-properties fo:font-size="10pt" fo:language="bg" fo:country="BG" style:text-underline-style="solid" style:text-underline-width="auto" style:text-underline-color="font-color" style:font-size-asian="10pt"/>
    </style:style>
    <style:style style:name="P13" style:family="paragraph" style:parent-style-name="Standard_20__28_user_29_">
      <style:paragraph-properties fo:line-height="70%" fo:text-align="justify" style:justify-single-word="false" fo:orphans="2" fo:widows="2"/>
      <style:text-properties fo:font-size="10pt" style:font-size-asian="10pt"/>
    </style:style>
    <style:style style:name="P14" style:family="paragraph" style:parent-style-name="Standard_20__28_user_29_">
      <style:paragraph-properties fo:line-height="70%" fo:text-align="justify" style:justify-single-word="false" fo:orphans="2" fo:widows="2"/>
      <style:text-properties fo:font-size="10pt" fo:language="it" fo:country="IT" style:font-size-asian="10pt"/>
    </style:style>
    <style:style style:name="P15" style:family="paragraph" style:parent-style-name="Standard_20__28_user_29_">
      <style:paragraph-properties fo:line-height="70%" fo:text-align="justify" style:justify-single-word="false" fo:orphans="2" fo:widows="2"/>
      <style:text-properties fo:font-size="10pt" fo:language="it" fo:country="IT" style:text-underline-style="solid" style:text-underline-width="auto" style:text-underline-color="font-color" style:font-size-asian="10pt"/>
    </style:style>
    <style:style style:name="P16" style:family="paragraph" style:parent-style-name="Standard_20__28_user_29_">
      <style:paragraph-properties fo:line-height="0.1807in" fo:text-align="justify" style:justify-single-word="false" fo:orphans="2" fo:widows="2"/>
      <style:text-properties style:font-name="Calibri" fo:font-size="10pt" fo:language="bg" fo:country="BG" style:font-size-asian="10pt" style:font-name-complex="Calibri"/>
    </style:style>
    <style:style style:name="P17" style:family="paragraph" style:parent-style-name="Standard_20__28_user_29_">
      <style:paragraph-properties fo:line-height="0.222in" fo:text-align="justify" style:justify-single-word="false" fo:orphans="2" fo:widows="2"/>
      <style:text-properties fo:language="en" fo:country="US" style:language-asian="none" style:country-asian="none"/>
    </style:style>
    <style:style style:name="P18" style:family="paragraph" style:parent-style-name="Standard_20__28_user_29_">
      <style:paragraph-properties fo:line-height="0.1807in" fo:text-align="justify" style:justify-single-word="false" fo:orphans="2" fo:widows="2"/>
      <style:text-properties style:font-name="New_1" fo:font-size="10pt" fo:language="bg" fo:country="BG" style:font-size-asian="10pt" style:font-name-complex="New_1"/>
    </style:style>
    <style:style style:name="P19" style:family="paragraph" style:parent-style-name="Standard_20__28_user_29_">
      <style:paragraph-properties fo:text-align="justify" style:justify-single-word="false" fo:orphans="2" fo:widows="2"/>
      <style:text-properties style:font-name="New_1" fo:font-size="10pt" fo:language="bg" fo:country="BG" style:font-size-asian="10pt" style:font-name-complex="New_1"/>
    </style:style>
    <style:style style:name="P20" style:family="paragraph" style:parent-style-name="Standard_20__28_user_29_">
      <style:paragraph-properties fo:line-height="70%" fo:text-align="justify" style:justify-single-word="false" fo:orphans="2" fo:widows="2"/>
      <style:text-properties style:font-name="New_1" fo:font-size="10pt" fo:language="bg" fo:country="BG" style:font-size-asian="10pt" style:font-name-complex="New_1"/>
    </style:style>
    <style:style style:name="P21" style:family="paragraph" style:parent-style-name="Standard_20__28_user_29_">
      <style:paragraph-properties fo:line-height="70%" fo:text-align="justify" style:justify-single-word="false" fo:orphans="2" fo:widows="2"/>
      <style:text-properties style:font-name="New_1" fo:font-size="10pt" fo:language="bg" fo:country="BG" style:text-underline-style="solid" style:text-underline-width="auto" style:text-underline-color="font-color" style:font-size-asian="10pt" style:font-name-complex="New_1"/>
    </style:style>
    <style:style style:name="P22" style:family="paragraph" style:parent-style-name="Standard_20__28_user_29_">
      <style:paragraph-properties fo:line-height="70%" fo:text-align="justify" style:justify-single-word="false" fo:orphans="2" fo:widows="2"/>
      <style:text-properties style:font-name="New_1" fo:font-size="10pt" fo:language="it" fo:country="IT" style:text-underline-style="solid" style:text-underline-width="auto" style:text-underline-color="font-color" style:font-size-asian="10pt" style:font-name-complex="New_1"/>
    </style:style>
    <style:style style:name="P23" style:family="paragraph" style:parent-style-name="Standard_20__28_user_29_">
      <style:paragraph-properties fo:line-height="70%" fo:text-align="justify" style:justify-single-word="false" fo:orphans="2" fo:widows="2"/>
      <style:text-properties style:font-name="New_1" fo:font-size="10pt" style:font-size-asian="10pt" style:font-name-complex="New_1"/>
    </style:style>
    <style:style style:name="P24" style:family="paragraph" style:parent-style-name="Standard_20__28_user_29_">
      <style:paragraph-properties fo:text-align="justify" style:justify-single-word="false" fo:orphans="2" fo:widows="2"/>
      <style:text-properties style:font-name="New_1" fo:font-size="10pt" style:font-size-asian="10pt" style:font-name-complex="New_1"/>
    </style:style>
    <style:style style:name="P25" style:family="paragraph" style:parent-style-name="Standard_20__28_user_29_">
      <style:paragraph-properties fo:text-align="justify" style:justify-single-word="false" fo:orphans="2" fo:widows="2"/>
      <style:text-properties style:font-name="New_1" fo:font-size="9pt" fo:language="bg" fo:country="BG" style:font-size-asian="9pt" style:font-name-complex="New_1"/>
    </style:style>
    <style:style style:name="P26" style:family="paragraph" style:parent-style-name="Standard_20__28_user_29_">
      <style:paragraph-properties fo:line-height="70%" fo:text-align="justify" style:justify-single-word="false" fo:orphans="2" fo:widows="2"/>
    </style:style>
    <style:style style:name="P27" style:family="paragraph" style:parent-style-name="Standard_20__28_user_29_">
      <style:paragraph-properties fo:margin-left="0in" fo:margin-right="-0.0035in" fo:line-height="0.222in" fo:orphans="2" fo:widows="2" fo:text-indent="0in" style:auto-text-indent="false"/>
    </style:style>
    <style:style style:name="P28" style:family="paragraph" style:parent-style-name="Standard_20__28_user_29_">
      <style:paragraph-properties fo:margin-left="0in" fo:margin-right="-0.0035in" fo:line-height="0.222in" fo:orphans="2" fo:widows="2" fo:text-indent="0in" style:auto-text-indent="false"/>
      <style:text-properties style:font-name="Palatino" fo:font-size="8pt" style:font-size-asian="8pt" style:font-name-complex="Palatino"/>
    </style:style>
    <style:style style:name="P29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style:font-name="Palatino" fo:font-size="8pt" style:font-size-asian="8pt" style:font-name-complex="Palatino"/>
    </style:style>
    <style:style style:name="P30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style:font-name="Palatino" fo:font-size="8pt" fo:language="bg" fo:country="BG" style:font-size-asian="8pt" style:language-asian="none" style:country-asian="none" style:font-name-complex="Palatino"/>
    </style:style>
    <style:style style:name="P31" style:family="paragraph" style:parent-style-name="Standard_20__28_user_29_">
      <style:paragraph-properties fo:margin-left="0in" fo:margin-right="-0.0035in" fo:line-height="0.222in" fo:orphans="2" fo:widows="2" fo:text-indent="0in" style:auto-text-indent="false"/>
      <style:text-properties style:font-name="Palatino" fo:font-size="8pt" fo:language="bg" fo:country="BG" style:font-size-asian="8pt" style:font-name-complex="Palatino"/>
    </style:style>
    <style:style style:name="P32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style:font-name="Palatino" fo:font-size="8pt" fo:language="none" fo:country="none" style:font-size-asian="8pt" style:language-asian="none" style:country-asian="none" style:font-name-complex="Palatino"/>
    </style:style>
    <style:style style:name="P33" style:family="paragraph" style:parent-style-name="Standard_20__28_user_29_">
      <style:paragraph-properties fo:margin-left="0in" fo:margin-right="-0.0035in" fo:line-height="0.222in" fo:orphans="2" fo:widows="2" fo:text-indent="0in" style:auto-text-indent="false"/>
      <style:text-properties style:font-name="Palatino" fo:font-size="8pt" fo:language="en" fo:country="US" style:font-size-asian="8pt" style:font-name-complex="Palatino"/>
    </style:style>
    <style:style style:name="P34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style:font-name="Palatino" fo:font-size="8pt" fo:language="en" fo:country="US" style:font-size-asian="8pt" style:font-name-complex="Palatino"/>
    </style:style>
    <style:style style:name="P35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style:font-name="Palatino" fo:font-size="8pt" fo:language="en" fo:country="US" style:font-size-asian="8pt" style:language-asian="none" style:country-asian="none" style:font-name-complex="Palatino"/>
    </style:style>
    <style:style style:name="P36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style:font-name="Palatino" fo:font-size="8pt" fo:language="it" fo:country="IT" style:font-size-asian="8pt" style:language-asian="none" style:country-asian="none" style:font-name-complex="Palatino"/>
    </style:style>
    <style:style style:name="P37" style:family="paragraph" style:parent-style-name="Standard_20__28_user_29_">
      <style:paragraph-properties fo:margin-left="0in" fo:margin-right="-0.0035in" fo:line-height="0.222in" fo:orphans="2" fo:widows="2" fo:text-indent="0in" style:auto-text-indent="false"/>
      <style:text-properties style:font-name="Palatino" fo:font-size="8pt" fo:language="it" fo:country="IT" style:font-size-asian="8pt" style:font-name-complex="Palatino"/>
    </style:style>
    <style:style style:name="P38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style:font-name="Palatino" fo:font-size="8pt" fo:language="it" fo:country="IT" style:font-size-asian="8pt" style:font-name-complex="Palatino"/>
    </style:style>
    <style:style style:name="P39" style:family="paragraph" style:parent-style-name="Standard_20__28_user_29_">
      <style:paragraph-properties fo:margin-left="0in" fo:margin-right="-0.0035in" fo:line-height="0.222in" fo:orphans="2" fo:widows="2" fo:text-indent="0in" style:auto-text-indent="false" style:snap-to-layout-grid="false"/>
      <style:text-properties fo:language="bg" fo:country="BG"/>
    </style:style>
    <style:style style:name="P40" style:family="paragraph" style:parent-style-name="Standard_20__28_user_29_">
      <style:paragraph-properties fo:line-height="0.1807in" fo:text-align="justify" style:justify-single-word="false" fo:orphans="2" fo:widows="2" fo:break-before="page"/>
      <style:text-properties style:font-name="Palatino" style:font-name-complex="Palatino"/>
    </style:style>
    <style:style style:name="P41" style:family="paragraph" style:parent-style-name="Standard_20__28_user_29_">
      <style:paragraph-properties fo:line-height="70%" fo:text-align="justify" style:justify-single-word="false" fo:orphans="2" fo:widows="2" fo:break-before="page"/>
      <style:text-properties style:font-name="New_1" fo:font-size="10pt" fo:language="it" fo:country="IT" style:text-underline-style="solid" style:text-underline-width="auto" style:text-underline-color="font-color" style:font-size-asian="10pt" style:font-name-complex="New_1"/>
    </style:style>
    <style:style style:name="P42" style:family="paragraph" style:parent-style-name="Kopfzeile">
      <style:paragraph-properties fo:line-height="0.222in" fo:orphans="2" fo:widows="2">
        <style:tab-stops/>
      </style:paragraph-properties>
      <style:text-properties style:font-name="CyrillicaOchrid10U" fo:language="bg" fo:country="BG" style:language-asian="none" style:country-asian="none" style:font-name-complex="CyrillicaOchrid10U"/>
    </style:style>
    <style:style style:name="P43" style:family="paragraph" style:parent-style-name="Kopfzeile">
      <style:paragraph-properties fo:text-align="justify" style:justify-single-word="false" fo:orphans="2" fo:widows="2">
        <style:tab-stops/>
      </style:paragraph-properties>
    </style:style>
    <style:style style:name="P44" style:family="paragraph" style:parent-style-name="Kopfzeile">
      <style:paragraph-properties fo:text-align="justify" style:justify-single-word="false" fo:orphans="2" fo:widows="2">
        <style:tab-stops/>
      </style:paragraph-properties>
      <style:text-properties fo:language="bg" fo:country="BG"/>
    </style:style>
    <style:style style:name="P45" style:family="paragraph" style:parent-style-name="Kopfzeile">
      <style:paragraph-properties fo:text-align="justify" style:justify-single-word="false" fo:orphans="2" fo:widows="2">
        <style:tab-stops/>
      </style:paragraph-properties>
      <style:text-properties fo:language="bg" fo:country="BG" fo:background-color="#c0c0c0"/>
    </style:style>
    <style:style style:name="P46" style:family="paragraph" style:parent-style-name="Kopfzeile">
      <style:paragraph-properties fo:text-align="justify" style:justify-single-word="false" fo:orphans="2" fo:widows="2">
        <style:tab-stops/>
      </style:paragraph-properties>
      <style:text-properties fo:language="it" fo:country="IT"/>
    </style:style>
    <style:style style:name="P47" style:family="paragraph" style:parent-style-name="Kopfzeile">
      <style:paragraph-properties fo:line-height="0.1807in" fo:text-align="justify" style:justify-single-word="false" fo:orphans="2" fo:widows="2">
        <style:tab-stops/>
      </style:paragraph-properties>
      <style:text-properties fo:language="it" fo:country="IT"/>
    </style:style>
    <style:style style:name="P48" style:family="paragraph" style:parent-style-name="Kopfzeile">
      <style:paragraph-properties fo:line-height="0.139in" fo:text-align="justify" style:justify-single-word="false" fo:orphans="2" fo:widows="2">
        <style:tab-stops/>
      </style:paragraph-properties>
      <style:text-properties style:font-name="New_1" fo:language="bg" fo:country="BG" style:font-name-complex="New_1"/>
    </style:style>
    <style:style style:name="P49" style:family="paragraph" style:parent-style-name="Kopfzeile">
      <style:paragraph-properties fo:line-height="0.1807in" fo:text-align="justify" style:justify-single-word="false" fo:orphans="2" fo:widows="2">
        <style:tab-stops/>
      </style:paragraph-properties>
      <style:text-properties style:font-name="New_1" fo:font-size="10pt" fo:language="bg" fo:country="BG" style:font-size-asian="10pt" style:font-name-complex="New_1"/>
    </style:style>
    <style:style style:name="P50" style:family="paragraph" style:parent-style-name="Kopfzeile">
      <style:paragraph-properties fo:line-height="0.1807in" fo:text-align="justify" style:justify-single-word="false" fo:orphans="2" fo:widows="2">
        <style:tab-stops/>
      </style:paragraph-properties>
      <style:text-properties fo:font-size="10pt" style:font-size-asian="10pt"/>
    </style:style>
    <style:style style:name="P51" style:family="paragraph" style:parent-style-name="Kopfzeile">
      <style:paragraph-properties fo:line-height="70%" fo:text-align="justify" style:justify-single-word="false" fo:orphans="2" fo:widows="2">
        <style:tab-stops/>
      </style:paragraph-properties>
      <style:text-properties fo:font-size="10pt" style:font-size-asian="10pt"/>
    </style:style>
    <style:style style:name="P52" style:family="paragraph" style:parent-style-name="Kopfzeile">
      <style:paragraph-properties fo:text-align="justify" style:justify-single-word="false" fo:orphans="2" fo:widows="2">
        <style:tab-stops/>
      </style:paragraph-properties>
      <style:text-properties fo:font-size="10pt" fo:language="bg" fo:country="BG" style:font-size-asian="10pt"/>
    </style:style>
    <style:style style:name="P53" style:family="paragraph" style:parent-style-name="Kopfzeile">
      <style:paragraph-properties fo:line-height="0.139in" fo:text-align="justify" style:justify-single-word="false" fo:orphans="2" fo:widows="2">
        <style:tab-stops/>
      </style:paragraph-properties>
      <style:text-properties fo:font-size="10pt" fo:language="bg" fo:country="BG" style:font-size-asian="10pt"/>
    </style:style>
    <style:style style:name="P54" style:family="paragraph" style:parent-style-name="Kopfzeile">
      <style:paragraph-properties fo:line-height="0.1807in" fo:text-align="justify" style:justify-single-word="false" fo:orphans="2" fo:widows="2">
        <style:tab-stops/>
      </style:paragraph-properties>
      <style:text-properties fo:font-size="10pt" fo:language="bg" fo:country="BG" style:font-size-asian="10pt"/>
    </style:style>
    <style:style style:name="P55" style:family="paragraph" style:parent-style-name="Kopfzeile">
      <style:paragraph-properties fo:text-align="justify" style:justify-single-word="false" fo:orphans="2" fo:widows="2">
        <style:tab-stops/>
      </style:paragraph-properties>
      <style:text-properties fo:font-size="10pt" fo:language="bg" fo:country="BG" style:text-underline-style="solid" style:text-underline-width="auto" style:text-underline-color="font-color" style:font-size-asian="10pt"/>
    </style:style>
    <style:style style:name="P56" style:family="paragraph" style:parent-style-name="Kopfzeile">
      <style:paragraph-properties fo:text-align="justify" style:justify-single-word="false" fo:orphans="2" fo:widows="2">
        <style:tab-stops/>
      </style:paragraph-properties>
      <style:text-properties fo:language="ru" fo:country="RU"/>
    </style:style>
    <style:style style:name="P57" style:family="paragraph" style:parent-style-name="Kopfzeile">
      <style:paragraph-properties fo:orphans="2" fo:widows="2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Palatino" fo:font-size="10pt" style:font-size-asian="10pt" style:font-name-complex="Palatino"/>
    </style:style>
    <style:style style:name="P58" style:family="paragraph" style:parent-style-name="Kopfzeile">
      <style:paragraph-properties fo:orphans="2" fo:widows="2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Palatino" fo:font-size="10pt" style:font-name-asian="Palatino" style:font-size-asian="10pt" style:font-name-complex="Palatino"/>
    </style:style>
    <style:style style:name="P59" style:family="paragraph" style:parent-style-name="Kopfzeile">
      <style:paragraph-properties fo:line-height="0.1807in" fo:text-align="justify" style:justify-single-word="false" fo:orphans="2" fo:widows="2">
        <style:tab-stops/>
      </style:paragraph-properties>
    </style:style>
    <style:style style:name="P60" style:family="paragraph" style:parent-style-name="Kopfzeile">
      <style:paragraph-properties fo:line-height="0.1807in" fo:text-align="justify" style:justify-single-word="false" fo:orphans="2" fo:widows="2">
        <style:tab-stops/>
      </style:paragraph-properties>
      <style:text-properties fo:font-size="9pt" style:font-size-asian="9pt"/>
    </style:style>
    <style:style style:name="P61" style:family="paragraph" style:parent-style-name="Kopfzeile">
      <style:paragraph-properties fo:margin-left="0in" fo:margin-right="-0.0035in" fo:orphans="2" fo:widows="2" fo:text-indent="0in" style:auto-text-indent="false">
        <style:tab-stops/>
      </style:paragraph-properties>
      <style:text-properties fo:language="en" fo:country="US"/>
    </style:style>
    <style:style style:name="P62" style:family="paragraph" style:parent-style-name="Kopfzeile">
      <style:paragraph-properties fo:margin-left="0in" fo:margin-right="-0.0035in" fo:orphans="2" fo:widows="2" fo:text-indent="0in" style:auto-text-indent="false">
        <style:tab-stops/>
      </style:paragraph-properties>
      <style:text-properties style:font-name="Palatino" style:font-name-complex="Palatino"/>
    </style:style>
    <style:style style:name="P63" style:family="paragraph" style:parent-style-name="Kopfzeile">
      <style:paragraph-properties fo:margin-left="0in" fo:margin-right="-0.0035in" fo:orphans="2" fo:widows="2" fo:text-indent="0in" style:auto-text-indent="false">
        <style:tab-stops/>
      </style:paragraph-properties>
      <style:text-properties style:font-name="Palatino" fo:font-size="10pt" style:font-size-asian="10pt" style:font-name-complex="Palatino"/>
    </style:style>
    <style:style style:name="P64" style:family="paragraph" style:parent-style-name="Kopfzeile" style:master-page-name="Standard">
      <style:paragraph-properties fo:margin-left="0in" fo:margin-right="-0.0035in" fo:orphans="2" fo:widows="2" fo:text-indent="0in" style:auto-text-indent="false" style:page-number="58">
        <style:tab-stops/>
      </style:paragraph-properties>
    </style:style>
    <style:style style:name="P65" style:family="paragraph" style:parent-style-name="Kopfzeile">
      <style:paragraph-properties fo:text-align="justify" style:justify-single-word="false" fo:orphans="2" fo:widows="2" fo:break-before="page">
        <style:tab-stops/>
      </style:paragraph-properties>
      <style:text-properties fo:language="bg" fo:country="BG"/>
    </style:style>
    <style:style style:name="P66" style:family="paragraph" style:parent-style-name="Kopfzeile">
      <style:paragraph-properties fo:text-align="center" style:justify-single-word="false" fo:orphans="2" fo:widows="2" fo:break-before="page">
        <style:tab-stops>
          <style:tab-stop style:position="2.4409in" style:type="center"/>
          <style:tab-stop style:position="6.3in" style:type="right"/>
        </style:tab-stops>
      </style:paragraph-properties>
      <style:text-properties fo:font-size="10pt" fo:language="bg" fo:country="BG" style:font-size-asian="10pt"/>
    </style:style>
    <style:style style:name="P67" style:family="paragraph" style:parent-style-name="Kopfzeile">
      <style:paragraph-properties fo:line-height="0.1807in" fo:orphans="2" fo:widows="2" fo:break-before="page">
        <style:tab-stops/>
      </style:paragraph-properties>
      <style:text-properties fo:font-size="10pt" fo:language="it" fo:country="IT" style:font-size-asian="10pt"/>
    </style:style>
    <style:style style:name="P68" style:family="paragraph" style:parent-style-name="Kopfzeile">
      <style:paragraph-properties fo:orphans="2" fo:widows="2" fo:break-before="page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New_1" fo:font-size="10pt" style:font-size-asian="10pt" style:font-name-complex="New_1"/>
    </style:style>
    <style:style style:name="P69" style:family="paragraph" style:parent-style-name="Kopfzeile">
      <style:paragraph-properties fo:orphans="2" fo:widows="2" fo:break-before="page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New_1" fo:font-size="10pt" fo:language="it" fo:country="IT" style:font-size-asian="10pt" style:font-name-complex="New_1"/>
    </style:style>
    <style:style style:name="P70" style:family="paragraph" style:parent-style-name="Kopfzeile">
      <style:paragraph-properties fo:text-align="center" style:justify-single-word="false" fo:orphans="2" fo:widows="2" fo:break-before="page">
        <style:tab-stops>
          <style:tab-stop style:position="6.3in" style:type="right"/>
        </style:tab-stops>
      </style:paragraph-properties>
      <style:text-properties style:font-name="New_1" fo:font-size="10pt" fo:language="bg" fo:country="BG" style:font-size-asian="10pt" style:font-name-complex="New_1"/>
    </style:style>
    <style:style style:name="P71" style:family="paragraph" style:parent-style-name="Kopfzeile">
      <style:paragraph-properties fo:orphans="2" fo:widows="2" fo:break-before="page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New_1" fo:font-size="9pt" fo:language="bg" fo:country="BG" style:font-size-asian="9pt" style:font-name-complex="New_1"/>
    </style:style>
    <style:style style:name="P72" style:family="paragraph" style:parent-style-name="Kopfzeile">
      <style:paragraph-properties fo:text-align="center" style:justify-single-word="false" fo:orphans="2" fo:widows="2" fo:break-before="page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Palatino" fo:font-size="10pt" fo:language="bg" fo:country="BG" style:font-size-asian="10pt" style:font-name-complex="Palatino"/>
    </style:style>
    <style:style style:name="P73" style:family="paragraph" style:parent-style-name="Standard">
      <style:paragraph-properties fo:line-height="70%" fo:text-align="justify" style:justify-single-word="false"/>
    </style:style>
    <style:style style:name="P74" style:family="paragraph" style:parent-style-name="Standard">
      <style:paragraph-properties fo:line-height="70%" fo:text-align="justify" style:justify-single-word="false"/>
      <style:text-properties fo:font-size="10pt" fo:language="bg" fo:country="BG" style:font-size-asian="10pt"/>
    </style:style>
    <style:style style:name="P75" style:family="paragraph" style:parent-style-name="Standard">
      <style:paragraph-properties fo:text-align="end" style:justify-single-word="false"/>
      <style:text-properties style:font-name="New_1" fo:font-size="10pt" fo:language="de" fo:country="DE" style:font-size-asian="10pt" style:font-name-complex="New_1"/>
    </style:style>
    <style:style style:name="P76" style:family="paragraph" style:parent-style-name="Standard">
      <style:paragraph-properties fo:text-align="end" style:justify-single-word="false" fo:break-before="page"/>
      <style:text-properties style:font-name="New_1" fo:font-size="10pt" fo:language="bg" fo:country="BG" style:font-size-asian="10pt" style:font-name-complex="New_1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Palatino" fo:font-size="10pt" fo:language="bg" fo:country="BG" style:font-size-asian="10pt" style:font-name-complex="Palatino"/>
    </style:style>
    <style:style style:name="T1" style:family="text">
      <style:text-properties fo:font-size="8pt" style:font-size-asian="8pt"/>
    </style:style>
    <style:style style:name="T2" style:family="text">
      <style:text-properties style:font-name="Palatino" fo:font-size="8pt" style:font-size-asian="8pt" style:font-name-complex="Palatino"/>
    </style:style>
    <style:style style:name="T3" style:family="text">
      <style:text-properties style:font-name="Palatino" fo:font-size="8pt" fo:language="bg" fo:country="BG" style:font-size-asian="8pt" style:font-name-complex="Palatino"/>
    </style:style>
    <style:style style:name="T4" style:family="text">
      <style:text-properties style:font-name="Palatino" fo:font-size="8pt" fo:language="en" fo:country="US" style:font-size-asian="8pt" style:font-name-complex="Palatino"/>
    </style:style>
    <style:style style:name="T5" style:family="text">
      <style:text-properties style:font-name="Palatino" fo:font-size="8pt" fo:language="it" fo:country="IT" style:font-size-asian="8pt" style:font-name-complex="Palatino"/>
    </style:style>
    <style:style style:name="T6" style:family="text">
      <style:text-properties fo:language="none" fo:country="none"/>
    </style:style>
    <style:style style:name="T7" style:family="text">
      <style:text-properties fo:language="none" fo:country="none" style:language-asian="none" style:country-asian="none"/>
    </style:style>
    <style:style style:name="T8" style:family="text">
      <style:text-properties fo:language="none" fo:country="none" style:font-name-complex="CyrillicaOchrid10U"/>
    </style:style>
    <style:style style:name="T9" style:family="text">
      <style:text-properties fo:language="bg" fo:country="BG"/>
    </style:style>
    <style:style style:name="T10" style:family="text">
      <style:text-properties fo:language="bg" fo:country="BG" style:language-asian="none" style:country-asian="none"/>
    </style:style>
    <style:style style:name="T11" style:family="text">
      <style:text-properties fo:language="bg" fo:country="BG" style:language-asian="none" style:country-asian="none" style:font-name-complex="New_1"/>
    </style:style>
    <style:style style:name="T12" style:family="text">
      <style:text-properties fo:language="bg" fo:country="BG" fo:background-color="#c0c0c0"/>
    </style:style>
    <style:style style:name="T13" style:family="text">
      <style:text-properties fo:language="bg" fo:country="BG" style:font-name-complex="Arial"/>
    </style:style>
    <style:style style:name="T14" style:family="text">
      <style:text-properties style:font-name="CyrillicaOchrid10U" style:font-name-complex="CyrillicaOchrid10U"/>
    </style:style>
    <style:style style:name="T15" style:family="text">
      <style:text-properties style:font-name="CyrillicaOchrid10U" fo:language="none" fo:country="none" style:language-asian="none" style:country-asian="none" style:font-name-complex="CyrillicaOchrid10U"/>
    </style:style>
    <style:style style:name="T16" style:family="text">
      <style:text-properties style:font-name="CyrillicaOchrid10U" fo:language="none" fo:country="none" style:font-name-asian="CyrillicaOchrid10U" style:language-asian="none" style:country-asian="none" style:font-name-complex="CyrillicaOchrid10U"/>
    </style:style>
    <style:style style:name="T17" style:family="text">
      <style:text-properties style:font-name="CyrillicaOchrid10U" fo:language="bg" fo:country="BG" style:font-name-complex="CyrillicaOchrid10U"/>
    </style:style>
    <style:style style:name="T18" style:family="text">
      <style:text-properties style:font-name="CyrillicaOchrid10U" fo:language="bg" fo:country="BG" style:language-asian="none" style:country-asian="none" style:font-name-complex="CyrillicaOchrid10U"/>
    </style:style>
    <style:style style:name="T19" style:family="text">
      <style:text-properties style:font-name="CyrillicaOchrid10U" fo:language="bg" fo:country="BG" style:language-asian="none" style:country-asian="none" style:font-name-complex="CyrillicaOchrid10U" fo:background-color="#c0c0c0"/>
    </style:style>
    <style:style style:name="T20" style:family="text">
      <style:text-properties style:font-name="CyrillicaOchrid10U" fo:language="bg" fo:country="BG" style:language-asian="none" style:country-asian="none" style:font-name-complex="New_1"/>
    </style:style>
    <style:style style:name="T21" style:family="text">
      <style:text-properties style:font-name="CyrillicaOchrid10U" fo:language="bg" fo:country="BG" style:language-asian="none" style:country-asian="none" style:font-name-complex="New13"/>
    </style:style>
    <style:style style:name="T22" style:family="text">
      <style:text-properties style:font-name="CyrillicaOchrid10U" fo:language="bg" fo:country="BG" style:text-underline-style="solid" style:text-underline-width="auto" style:text-underline-color="font-color" style:language-asian="none" style:country-asian="none" style:font-name-complex="CyrillicaOchrid10U"/>
    </style:style>
    <style:style style:name="T23" style:family="text">
      <style:text-properties style:font-name="CyrillicaOchrid10U" fo:language="bg" fo:country="BG" style:font-name-asian="CyrillicaOchrid10U" style:language-asian="none" style:country-asian="none" style:font-name-complex="CyrillicaOchrid10U"/>
    </style:style>
    <style:style style:name="T24" style:family="text">
      <style:text-properties style:font-name="CyrillicaOchrid10U" fo:font-size="14pt" style:font-size-asian="14pt" style:font-name-complex="CyrillicaOchrid10U"/>
    </style:style>
    <style:style style:name="T25" style:family="text">
      <style:text-properties style:font-name="CyrillicaOchrid10U" fo:font-size="14pt" fo:language="bg" fo:country="BG" style:font-size-asian="14pt" style:font-name-complex="CyrillicaOchrid10U"/>
    </style:style>
    <style:style style:name="T26" style:family="text">
      <style:text-properties style:font-name="CyrillicaOchrid10U" fo:font-size="14pt" fo:language="it" fo:country="IT" style:font-size-asian="14pt" style:font-name-complex="CyrillicaOchrid10U"/>
    </style:style>
    <style:style style:name="T27" style:family="text">
      <style:text-properties style:font-name="CyrillicaOchrid10U" fo:font-size="10pt" style:font-size-asian="10pt" style:font-name-complex="CyrillicaOchrid10U"/>
    </style:style>
    <style:style style:name="T28" style:family="text">
      <style:text-properties style:font-name="CyrillicaOchrid10U" fo:font-size="10pt" style:font-size-asian="10pt" style:font-name-complex="CyrillicaOchrid10U" fo:background-color="#c0c0c0"/>
    </style:style>
    <style:style style:name="T29" style:family="text">
      <style:text-properties style:font-name="CyrillicaOchrid10U" fo:font-size="10pt" fo:language="bg" fo:country="BG" style:font-size-asian="10pt" style:language-asian="none" style:country-asian="none" style:font-name-complex="CyrillicaOchrid10U"/>
    </style:style>
    <style:style style:name="T30" style:family="text">
      <style:text-properties style:font-name="CyrillicaOchrid10U" fo:font-size="10pt" fo:language="bg" fo:country="BG" style:font-size-asian="10pt" style:language-asian="none" style:country-asian="none" style:font-name-complex="CyrillicaOchrid10U" fo:background-color="#c0c0c0"/>
    </style:style>
    <style:style style:name="T31" style:family="text">
      <style:text-properties style:font-name="CyrillicaOchrid10U" fo:font-size="10pt" fo:language="bg" fo:country="BG" style:font-size-asian="10pt" style:language-asian="none" style:country-asian="none" style:font-name-complex="New_1" fo:background-color="#c0c0c0"/>
    </style:style>
    <style:style style:name="T32" style:family="text">
      <style:text-properties style:font-name="CyrillicaOchrid10U" fo:font-size="10pt" fo:language="bg" fo:country="BG" style:font-size-asian="10pt" style:font-name-complex="CyrillicaOchrid10U"/>
    </style:style>
    <style:style style:name="T33" style:family="text">
      <style:text-properties style:font-name="CyrillicaOchrid10U" fo:font-size="10pt" fo:language="bg" fo:country="BG" style:font-size-asian="10pt" style:font-name-complex="CyrillicaOchrid10U" fo:background-color="#c0c0c0"/>
    </style:style>
    <style:style style:name="T34" style:family="text">
      <style:text-properties style:font-name="CyrillicaOchrid10U" fo:font-size="10pt" fo:language="none" fo:country="none" style:font-size-asian="10pt" style:language-asian="none" style:country-asian="none" style:font-name-complex="CyrillicaOchrid10U"/>
    </style:style>
    <style:style style:name="T35" style:family="text">
      <style:text-properties style:font-name="CyrillicaOchrid10U" fo:font-size="10pt" fo:language="none" fo:country="none" style:font-size-asian="10pt" style:language-asian="none" style:country-asian="none" style:font-name-complex="CyrillicaOchrid10U" fo:background-color="#c0c0c0"/>
    </style:style>
    <style:style style:name="T36" style:family="text">
      <style:text-properties style:font-name="CyrillicaOchrid10U" fo:font-size="10pt" fo:language="it" fo:country="IT" style:font-size-asian="10pt" style:language-asian="none" style:country-asian="none" style:font-name-complex="CyrillicaOchrid10U"/>
    </style:style>
    <style:style style:name="T37" style:family="text">
      <style:text-properties style:font-name="CyrillicaOchrid10U" fo:font-size="10pt" fo:language="it" fo:country="IT" style:font-size-asian="10pt" style:language-asian="none" style:country-asian="none" style:font-name-complex="CyrillicaOchrid10U" fo:background-color="#c0c0c0"/>
    </style:style>
    <style:style style:name="T38" style:family="text">
      <style:text-properties style:font-name="CyrillicaOchrid10U" fo:font-size="10pt" fo:language="ru" fo:country="RU" style:font-size-asian="10pt" style:language-asian="none" style:country-asian="none" style:font-name-complex="CyrillicaOchrid10U"/>
    </style:style>
    <style:style style:name="T39" style:family="text">
      <style:text-properties style:font-name="CyrillicaOchrid10U" fo:font-size="10pt" fo:language="ru" fo:country="RU" style:font-size-asian="10pt" style:font-name-complex="CyrillicaOchrid10U"/>
    </style:style>
    <style:style style:name="T40" style:family="text">
      <style:text-properties style:font-name="CyrillicaOchrid10U" fo:font-size="10pt" fo:language="en" fo:country="US" style:font-size-asian="10pt" style:language-asian="none" style:country-asian="none" style:font-name-complex="CyrillicaOchrid10U"/>
    </style:style>
    <style:style style:name="T41" style:family="text">
      <style:text-properties style:font-name="CyrillicaOchrid10U" fo:font-size="10pt" fo:language="en" fo:country="US" style:font-size-asian="10pt" style:font-name-complex="CyrillicaOchrid10U"/>
    </style:style>
    <style:style style:name="T42" style:family="text">
      <style:text-properties style:font-name="CyrillicaOchrid10U" fo:language="en" fo:country="US" style:language-asian="none" style:country-asian="none" style:font-name-complex="CyrillicaOchrid10U"/>
    </style:style>
    <style:style style:name="T43" style:family="text">
      <style:text-properties style:font-name="CyrillicaOchrid10U" fo:language="en" fo:country="US" style:font-name-complex="CyrillicaOchrid10U"/>
    </style:style>
    <style:style style:name="T44" style:family="text">
      <style:text-properties style:font-name="CyrillicaOchrid10U" fo:language="it" fo:country="IT" style:language-asian="none" style:country-asian="none" style:font-name-complex="CyrillicaOchrid10U"/>
    </style:style>
    <style:style style:name="T45" style:family="text">
      <style:text-properties style:font-name="CyrillicaOchrid10U" fo:language="it" fo:country="IT" style:font-name-complex="CyrillicaOchrid10U"/>
    </style:style>
    <style:style style:name="T46" style:family="text">
      <style:text-properties style:font-name="CyrillicaOchrid10U" fo:language="ru" fo:country="RU" style:font-name-complex="CyrillicaOchrid10U"/>
    </style:style>
    <style:style style:name="T47" style:family="text">
      <style:text-properties style:font-name="CyrillicaOchrid10U" fo:language="ru" fo:country="RU" style:language-asian="none" style:country-asian="none" style:font-name-complex="CyrillicaOchrid10U"/>
    </style:style>
    <style:style style:name="T48" style:family="text">
      <style:text-properties style:font-name="CyrillicaOchrid10U" fo:language="de" fo:country="DE" style:language-asian="none" style:country-asian="none" style:font-name-complex="CyrillicaOchrid10U"/>
    </style:style>
    <style:style style:name="T49" style:family="text">
      <style:text-properties style:font-name="CyrillicaOchrid10U" fo:font-size="11pt" style:font-size-asian="11pt" style:font-name-complex="CyrillicaOchrid10U" fo:background-color="#c0c0c0"/>
    </style:style>
    <style:style style:name="T50" style:family="text">
      <style:text-properties style:font-name="CyrillicaOchrid10U" fo:font-size="11pt" fo:language="bg" fo:country="BG" style:font-size-asian="11pt" style:font-name-complex="CyrillicaOchrid10U" fo:background-color="#c0c0c0"/>
    </style:style>
    <style:style style:name="T51" style:family="text">
      <style:text-properties style:font-name="CyrillicaOchrid10U" fo:font-size="9pt" style:font-size-asian="9pt" style:font-name-complex="CyrillicaOchrid10U" style:font-size-complex="9pt"/>
    </style:style>
    <style:style style:name="T52" style:family="text">
      <style:text-properties style:font-name="CyrillicaOchrid10U" fo:font-size="9pt" fo:language="bg" fo:country="BG" style:font-size-asian="9pt" style:language-asian="none" style:country-asian="none" style:font-name-complex="CyrillicaOchrid10U" style:font-size-complex="9pt"/>
    </style:style>
    <style:style style:name="T53" style:family="text">
      <style:text-properties style:font-name="CyrillicaOchrid10U" fo:font-size="9pt" fo:language="bg" fo:country="BG" style:font-size-asian="9pt" style:font-name-complex="CyrillicaOchrid10U" style:font-size-complex="9pt"/>
    </style:style>
    <style:style style:name="T54" style:family="text">
      <style:text-properties style:font-name="CyrillicaOchrid10U" fo:font-size="9pt" fo:language="none" fo:country="none" style:font-size-asian="9pt" style:language-asian="none" style:country-asian="none" style:font-name-complex="CyrillicaOchrid10U" style:font-size-complex="9pt"/>
    </style:style>
    <style:style style:name="T55" style:family="text">
      <style:text-properties style:font-name="CyrillicaOchrid10U" fo:font-size="9pt" fo:language="it" fo:country="IT" style:font-size-asian="9pt" style:language-asian="none" style:country-asian="none" style:font-name-complex="CyrillicaOchrid10U" style:font-size-complex="9pt"/>
    </style:style>
    <style:style style:name="T56" style:family="text">
      <style:text-properties fo:font-size="10pt" style:font-size-asian="10pt"/>
    </style:style>
    <style:style style:name="T57" style:family="text">
      <style:text-properties fo:font-size="10pt" style:font-size-asian="10pt" fo:background-color="#c0c0c0"/>
    </style:style>
    <style:style style:name="T58" style:family="text">
      <style:text-properties fo:font-size="10pt" fo:language="bg" fo:country="BG" style:font-size-asian="10pt"/>
    </style:style>
    <style:style style:name="T59" style:family="text">
      <style:text-properties fo:font-size="10pt" fo:language="bg" fo:country="BG" style:font-size-asian="10pt" fo:background-color="#c0c0c0"/>
    </style:style>
    <style:style style:name="T60" style:family="text">
      <style:text-properties fo:font-size="10pt" fo:language="bg" fo:country="BG" style:font-size-asian="10pt" style:font-name-complex="Arial"/>
    </style:style>
    <style:style style:name="T61" style:family="text">
      <style:text-properties fo:font-size="10pt" fo:language="bg" fo:country="BG" style:font-size-asian="10pt" style:font-name-complex="Arial" fo:background-color="#c0c0c0"/>
    </style:style>
    <style:style style:name="T62" style:family="text">
      <style:text-properties fo:font-size="10pt" fo:language="bg" fo:country="BG" style:font-size-asian="10pt" style:font-name-complex="Hebar" fo:background-color="#c0c0c0"/>
    </style:style>
    <style:style style:name="T63" style:family="text">
      <style:text-properties fo:font-size="10pt" fo:language="bg" fo:country="BG" style:font-size-asian="10pt" style:language-asian="none" style:country-asian="none"/>
    </style:style>
    <style:style style:name="T64" style:family="text">
      <style:text-properties fo:font-size="10pt" fo:language="bg" fo:country="BG" style:text-underline-style="solid" style:text-underline-width="auto" style:text-underline-color="font-color" style:font-size-asian="10pt"/>
    </style:style>
    <style:style style:name="T65" style:family="text">
      <style:text-properties fo:font-size="10pt" fo:language="bg" fo:country="BG" style:text-underline-style="solid" style:text-underline-width="auto" style:text-underline-color="font-color" style:font-size-asian="10pt" fo:background-color="#c0c0c0"/>
    </style:style>
    <style:style style:name="T66" style:family="text">
      <style:text-properties fo:font-size="10pt" fo:language="el" fo:country="GR" style:font-size-asian="10pt" fo:background-color="#c0c0c0"/>
    </style:style>
    <style:style style:name="T67" style:family="text">
      <style:text-properties fo:font-size="10pt" fo:language="en" fo:country="US" style:font-size-asian="10pt" fo:background-color="#c0c0c0"/>
    </style:style>
    <style:style style:name="T68" style:family="text">
      <style:text-properties fo:font-size="10pt" style:text-underline-style="solid" style:text-underline-width="auto" style:text-underline-color="font-color" style:font-size-asian="10pt" fo:background-color="#c0c0c0"/>
    </style:style>
    <style:style style:name="T69" style:family="text">
      <style:text-properties fo:font-size="10pt" fo:language="it" fo:country="IT" style:font-size-asian="10pt"/>
    </style:style>
    <style:style style:name="T70" style:family="text">
      <style:text-properties fo:font-size="10pt" fo:language="it" fo:country="IT" style:font-size-asian="10pt" style:language-asian="none" style:country-asian="none"/>
    </style:style>
    <style:style style:name="T71" style:family="text">
      <style:text-properties fo:font-size="10pt" fo:language="it" fo:country="IT" style:font-size-asian="10pt" fo:background-color="#c0c0c0"/>
    </style:style>
    <style:style style:name="T72" style:family="text">
      <style:text-properties fo:font-size="10pt" fo:language="it" fo:country="IT" style:font-size-asian="10pt" style:font-name-complex="New_1" fo:background-color="#c0c0c0"/>
    </style:style>
    <style:style style:name="T73" style:family="text">
      <style:text-properties fo:font-size="10pt" fo:language="it" fo:country="IT" style:text-underline-style="solid" style:text-underline-width="auto" style:text-underline-color="font-color" style:font-size-asian="10pt"/>
    </style:style>
    <style:style style:name="T74" style:family="text">
      <style:text-properties fo:font-size="10pt" fo:language="it" fo:country="IT" style:text-underline-style="solid" style:text-underline-width="auto" style:text-underline-color="font-color" style:font-size-asian="10pt" fo:background-color="#c0c0c0"/>
    </style:style>
    <style:style style:name="T75" style:family="text">
      <style:text-properties fo:font-size="10pt" fo:language="ru" fo:country="RU" style:font-size-asian="10pt"/>
    </style:style>
    <style:style style:name="T76" style:family="text">
      <style:text-properties fo:font-size="10pt" fo:language="none" fo:country="none" style:font-size-asian="10pt" style:language-asian="none" style:country-asian="none"/>
    </style:style>
    <style:style style:name="T77" style:family="text">
      <style:text-properties style:text-position="super 58%" style:font-name="CyrillicaOchrid10U" fo:language="bg" fo:country="BG" style:language-asian="none" style:country-asian="none" style:font-name-complex="CyrillicaOchrid10U"/>
    </style:style>
    <style:style style:name="T78" style:family="text">
      <style:text-properties style:text-position="super 58%" style:font-name="CyrillicaOchrid10U" fo:font-size="10pt" fo:language="none" fo:country="none" style:font-size-asian="10pt" style:language-asian="none" style:country-asian="none" style:font-name-complex="CyrillicaOchrid10U" fo:background-color="#c0c0c0"/>
    </style:style>
    <style:style style:name="T79" style:family="text">
      <style:text-properties style:text-position="super 58%" style:font-name="CyrillicaOchrid10U" fo:font-size="10pt" fo:language="bg" fo:country="BG" style:font-size-asian="10pt" style:language-asian="none" style:country-asian="none" style:font-name-complex="CyrillicaOchrid10U"/>
    </style:style>
    <style:style style:name="T80" style:family="text">
      <style:text-properties style:text-position="super 58%" style:font-name="CyrillicaOchrid10U" fo:language="none" fo:country="none" style:language-asian="none" style:country-asian="none" style:font-name-complex="CyrillicaOchrid10U"/>
    </style:style>
    <style:style style:name="T81" style:family="text">
      <style:text-properties style:text-position="super 58%" style:font-name="CyrillicaOchrid10U" fo:font-size="9pt" fo:language="none" fo:country="none" style:font-size-asian="9pt" style:language-asian="none" style:country-asian="none" style:font-name-complex="CyrillicaOchrid10U" style:font-size-complex="9pt"/>
    </style:style>
    <style:style style:name="T82" style:family="text">
      <style:text-properties style:text-position="super 58%" style:font-name="CyrillicaOchrid10U" fo:font-size="9pt" fo:language="bg" fo:country="BG" style:font-size-asian="9pt" style:language-asian="none" style:country-asian="none" style:font-name-complex="CyrillicaOchrid10U" style:font-size-complex="9pt"/>
    </style:style>
    <style:style style:name="T83" style:family="text">
      <style:text-properties style:text-position="super 58%" style:font-name="CyrillicaOchrid10U" fo:language="it" fo:country="IT" style:language-asian="none" style:country-asian="none" style:font-name-complex="CyrillicaOchrid10U"/>
    </style:style>
    <style:style style:name="T84" style:family="text">
      <style:text-properties style:font-name="Calibri" fo:font-size="10pt" fo:language="bg" fo:country="BG" style:font-size-asian="10pt" style:font-name-complex="Calibri"/>
    </style:style>
    <style:style style:name="T85" style:family="text">
      <style:text-properties style:font-name="Calibri" fo:font-size="10pt" fo:language="bg" fo:country="BG" style:font-size-asian="10pt" style:font-name-complex="Calibri" fo:background-color="#c0c0c0"/>
    </style:style>
    <style:style style:name="T86" style:family="text">
      <style:text-properties style:font-name="Calibri" fo:font-size="10pt" fo:language="bg" fo:country="BG" style:font-size-asian="10pt" style:font-name-complex="Hebar" fo:background-color="#c0c0c0"/>
    </style:style>
    <style:style style:name="T87" style:family="text">
      <style:text-properties style:font-name="Calibri" fo:language="bg" fo:country="BG" style:font-name-complex="Calibri"/>
    </style:style>
    <style:style style:name="T88" style:family="text">
      <style:text-properties style:font-name="Calibri" fo:font-size="9pt" fo:language="bg" fo:country="BG" style:font-size-asian="9pt" style:font-name-complex="Calibri" style:font-size-complex="9pt"/>
    </style:style>
    <style:style style:name="T89" style:family="text">
      <style:text-properties fo:background-color="#c0c0c0"/>
    </style:style>
    <style:style style:name="T90" style:family="text">
      <style:text-properties style:font-name="New13" fo:font-size="10pt" style:font-size-asian="10pt" style:font-name-complex="New13" fo:background-color="#c0c0c0"/>
    </style:style>
    <style:style style:name="T91" style:family="text">
      <style:text-properties style:font-name="New13" fo:font-size="10pt" fo:language="bg" fo:country="BG" style:font-size-asian="10pt" style:font-name-complex="New13" fo:background-color="#c0c0c0"/>
    </style:style>
    <style:style style:name="T92" style:family="text">
      <style:text-properties style:font-name="New13" fo:font-size="10pt" fo:language="it" fo:country="IT" style:font-size-asian="10pt" style:font-name-complex="New13" fo:background-color="#c0c0c0"/>
    </style:style>
    <style:style style:name="T93" style:family="text">
      <style:text-properties style:font-name="Symbol" fo:font-size="10pt" style:font-name-asian="Symbol" style:font-size-asian="10pt" style:font-name-complex="Symbol" fo:background-color="#c0c0c0"/>
    </style:style>
    <style:style style:name="T94" style:family="text">
      <style:text-properties style:font-name="Symbol" fo:font-size="10pt" fo:language="bg" fo:country="BG" style:font-name-asian="Symbol" style:font-size-asian="10pt" style:font-name-complex="Symbol" fo:background-color="#c0c0c0"/>
    </style:style>
    <style:style style:name="T95" style:family="text">
      <style:text-properties fo:language="en" fo:country="US" style:language-asian="none" style:country-asian="none"/>
    </style:style>
    <style:style style:name="T96" style:family="text">
      <style:text-properties fo:language="de" fo:country="DE"/>
    </style:style>
    <style:style style:name="T97" style:family="text">
      <style:text-properties fo:language="de" fo:country="DE" style:language-asian="none" style:country-asian="none"/>
    </style:style>
    <style:style style:name="T98" style:family="text">
      <style:text-properties style:font-name="New_1" fo:language="bg" fo:country="BG" style:font-name-complex="New_1"/>
    </style:style>
    <style:style style:name="T99" style:family="text">
      <style:text-properties style:font-name="New_1" fo:font-size="10pt" style:font-size-asian="10pt" style:font-name-complex="New_1"/>
    </style:style>
    <style:style style:name="T100" style:family="text">
      <style:text-properties style:font-name="New_1" fo:font-size="10pt" fo:language="bg" fo:country="BG" style:font-size-asian="10pt" style:font-name-complex="New_1"/>
    </style:style>
    <style:style style:name="T101" style:family="text">
      <style:text-properties style:font-name="New_1" fo:font-size="10pt" fo:language="bg" fo:country="BG" style:font-size-asian="10pt" style:font-name-complex="New_1" fo:background-color="#c0c0c0"/>
    </style:style>
    <style:style style:name="T102" style:family="text">
      <style:text-properties style:font-name="New_1" fo:font-size="10pt" fo:language="it" fo:country="IT" style:font-size-asian="10pt" style:font-name-complex="New_1"/>
    </style:style>
    <style:style style:name="T103" style:family="text">
      <style:text-properties style:font-name="New_1" fo:language="it" fo:country="IT" style:font-name-complex="New_1"/>
    </style:style>
    <style:style style:name="T104" style:family="text">
      <style:text-properties style:font-name="New_1" fo:language="ru" fo:country="RU" style:font-name-complex="New_1"/>
    </style:style>
    <style:style style:name="T105" style:family="text">
      <style:text-properties style:font-name="New_1" fo:font-size="9pt" fo:language="bg" fo:country="BG" style:font-size-asian="9pt" style:font-name-complex="New_1" style:font-size-complex="9pt"/>
    </style:style>
    <style:style style:name="T106" style:family="text">
      <style:text-properties style:font-name="New_3" fo:font-size="10pt" style:font-size-asian="10pt" style:font-name-complex="New_3" fo:background-color="#c0c0c0"/>
    </style:style>
    <style:style style:name="T107" style:family="text">
      <style:text-properties style:font-name="New_3" fo:font-size="10pt" fo:language="bg" fo:country="BG" style:font-size-asian="10pt" style:font-name-complex="New_3" fo:background-color="#c0c0c0"/>
    </style:style>
    <style:style style:name="T108" style:family="text">
      <style:text-properties style:font-name="New_3" fo:font-size="10pt" fo:language="it" fo:country="IT" style:font-size-asian="10pt" style:font-name-complex="New_3" fo:background-color="#c0c0c0"/>
    </style:style>
    <style:style style:name="T109" style:family="text">
      <style:text-properties style:font-name-asian="Palatino"/>
    </style:style>
    <style:style style:name="T110" style:family="text">
      <style:text-properties fo:language="it" fo:country="IT"/>
    </style:style>
    <style:style style:name="T111" style:family="text">
      <style:text-properties style:font-name="Helvetica Narrow" fo:font-size="10pt" fo:language="it" fo:country="IT" style:font-size-asian="10pt" style:font-name-complex="Helvetica Narrow" fo:background-color="#c0c0c0"/>
    </style:style>
    <style:style style:name="T112" style:family="text">
      <style:text-properties fo:language="ru" fo:country="RU"/>
    </style:style>
    <style:style style:name="T113" style:family="text">
      <style:text-properties style:font-name="TimokB" fo:language="bg" fo:country="BG" style:font-name-complex="TimokB"/>
    </style:style>
    <style:style style:name="T114" style:family="text">
      <style:text-properties fo:font-size="9pt" style:font-size-asian="9pt"/>
    </style:style>
    <style:style style:name="T115" style:family="text">
      <style:text-properties fo:font-size="9pt" style:font-size-asian="9pt" style:font-size-complex="9pt"/>
    </style:style>
    <style:style style:name="T116" style:family="text">
      <style:text-properties fo:font-size="9pt" fo:language="bg" fo:country="BG" style:font-size-asian="9pt" style:font-size-complex="9pt"/>
    </style:style>
    <style:style style:name="T117" style:family="text">
      <style:text-properties fo:font-size="9pt" fo:language="bg" fo:country="BG" style:font-size-asian="9pt" style:language-asian="none" style:country-asian="none" style:font-size-complex="9pt"/>
    </style:style>
    <style:style style:name="T118" style:family="text">
      <style:text-properties fo:font-size="9pt" fo:language="it" fo:country="IT" style:font-size-asian="9pt" style:font-size-complex="9pt"/>
    </style:style>
    <style:style style:name="T119" style:family="text">
      <style:text-properties fo:font-size="9pt" fo:language="de" fo:country="DE" style:font-size-asian="9pt" style:language-asian="none" style:country-asian="none" style:font-size-complex="9pt"/>
    </style:style>
    <style:style style:name="T120" style:family="text">
      <style:text-properties fo:font-size="9pt" fo:language="de" fo:country="DE" style:font-size-asian="9pt" style:font-size-complex="9pt"/>
    </style:style>
    <style:style style:name="T121" style:family="text">
      <style:text-properties style:text-position="25% 100%" style:font-name="CyrillicaOchrid10U" fo:language="bg" fo:country="BG" style:language-asian="none" style:country-asian="none" style:font-name-complex="CyrillicaOchrid10U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">14a</text:p>
          </table:table-cell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3">14b</text:p>
          </table:table-cell>
        </table:table-row>
        <table:table-row table:style-name="Table1.1">
          <table:table-cell table:style-name="Table1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3">21</text:span></text:p>
          </table:table-cell>
          <table:table-cell table:style-name="Table1.A1" office:value-type="string">
            <text:p text:style-name="P2"><text:span text:style-name="T15">д</text:span><text:span text:style-name="T14">ѹ</text:span><text:span text:style-name="T15">щиимъ</text:span></text:p>
            <text:p text:style-name="P2"><text:span text:style-name="T18">г</text:span><text:span text:style-name="T14"></text:span><text:span text:style-name="T18">лю. сею</text:span><text:span text:style-name="Footnote_20_Symbol"><text:span text:style-name="T18"><text:note text:id="ftn1" text:note-class="footnote"><text:note-citation>1</text:note-citation><text:note-body><text:p text:style-name="Footnote"><text:s/>Г <text:span text:style-name="T15">вьсею</text:span> </text:p></text:note-body></text:note></text:span></text:span><text:span text:style-name="T18"> ꙁапо-</text:span></text:p>
            <text:p text:style-name="P2"><text:span text:style-name="T18">вѣдию с</text:span><text:span text:style-name="T17">ѧ</text:span><text:span text:style-name="T18"> дрь-</text:span></text:p>
            <text:p text:style-name="P2"><text:span text:style-name="T18">жимъ</text:span><text:span text:style-name="Footnote_20_Symbol"><text:span text:style-name="T18"><text:note text:id="ftn2" text:note-class="footnote"><text:note-citation>2</text:note-citation><text:note-body><text:p text:style-name="Footnote"><text:s/><text:span text:style-name="T9">Х </text:span><text:span text:style-name="T15">сьдрьжим се</text:span></text:p></text:note-body></text:note></text:span></text:span><text:span text:style-name="T18">. да </text:span><text:span text:style-name="T15">ꙁ</text:span><text:span text:style-name="T18">е-</text:span></text:p>
            <text:p text:style-name="P2"><text:span text:style-name="T18">мльнꙑихъ на-</text:span></text:p>
            <text:p text:style-name="P2"><text:span text:style-name="T18">слаждьше сѧ</text:span></text:p>
            <text:p text:style-name="P2"><text:span text:style-name="T18">благъ. нб</text:span><text:span text:style-name="T14"></text:span><text:span text:style-name="T18">сь-</text:span></text:p>
            <text:p text:style-name="P2"><text:span text:style-name="T18">н</text:span><text:span text:style-name="T15">ꙑ</text:span><text:span text:style-name="T18">ихъ</text:span><text:span text:style-name="Footnote_20_Symbol"><text:span text:style-name="T18"><text:note text:id="ftn3" text:note-class="footnote"><text:note-citation>3</text:note-citation><text:note-body><text:p text:style-name="Footnote"><text:span text:style-name="T9"><text:s/></text:span><text:span text:style-name="T9">В</text:span><text:span text:style-name="T18"> н</text:span><text:span text:style-name="T14"></text:span><text:span text:style-name="T18">бсна, </text:span><text:span text:style-name="T9">Г</text:span><text:span text:style-name="T18"> нб</text:span><text:span text:style-name="T15">ⷭ</text:span><text:span text:style-name="T18">на</text:span><text:span text:style-name="T15">ꙗ</text:span><text:span text:style-name="T18">, </text:span><text:span text:style-name="T9">Х</text:span><text:span text:style-name="T18"> <text:s/>н</text:span><text:span text:style-name="T14"></text:span><text:span text:style-name="T18">бсна</text:span><text:span text:style-name="T15">ꙗ</text:span></text:p></text:note-body></text:note></text:span></text:span><text:span text:style-name="T18"> </text:span><text:span text:style-name="T17">ѹ</text:span><text:span text:style-name="T18">л</text:span><text:span text:style-name="T17">ѹ</text:span><text:span text:style-name="T18">-</text:span></text:p>
            <text:p text:style-name="P2"><text:span text:style-name="T15"></text:span><text:span text:style-name="T18">имъ. благо-</text:span></text:p>
            <text:p text:style-name="P2"><text:span text:style-name="T18">датию и </text:span><text:span text:style-name="T15"></text:span><text:span text:style-name="T18">лв</text:span><text:span text:style-name="T14"></text:span><text:span text:style-name="T18">ко-</text:span></text:p>
            <text:p text:style-name="P2"><text:span text:style-name="T18">люби</text:span><text:span text:style-name="T15"></text:span><text:span text:style-name="T18">мь г</text:span><text:span text:style-name="T14"></text:span><text:span text:style-name="T18">а</text:span></text:p>
            <text:p text:style-name="P2"><text:span text:style-name="T18">нашего </text:span><text:span text:style-name="T17">ї</text:span><text:span text:style-name="T14"></text:span><text:span text:style-name="T18">у х</text:span><text:span text:style-name="T14"></text:span><text:span text:style-name="T18">а. </text:span><text:span text:style-name="T15"></text:span><text:span text:style-name="T18">-</text:span></text:p>
            <text:p text:style-name="P2"><text:span text:style-name="T18">м</text:span><text:span text:style-name="T17">ѹ</text:span><text:span text:style-name="T18">же слава и</text:span></text:p>
            <text:p text:style-name="P2"><text:span text:style-name="T15"></text:span><text:span text:style-name="T18">ьсть и покла-</text:span></text:p>
            <text:p text:style-name="P2"><text:span text:style-name="T18">нѧни</text:span><text:span text:style-name="T15"></text:span><text:span text:style-name="T18">. н</text:span><text:span text:style-name="T15">ꙑ</text:span><text:span text:style-name="T18">нѣ </text:span></text:p>
            <text:p text:style-name="P2"><text:span text:style-name="T18">и присно и въ вѣ-</text:span></text:p>
            <text:p text:style-name="P2"><text:span text:style-name="T18">к</text:span><text:span text:style-name="T15">ꙑ</text:span><text:span text:style-name="T18"> вѣкомъ.</text:span></text:p>
            <text:p text:style-name="P2"><text:span text:style-name="T18">аминь</text:span><text:span text:style-name="Footnote_20_Symbol"><text:span text:style-name="T18"><text:note text:id="ftn4" text:note-class="footnote"><text:note-citation>4</text:note-citation><text:note-body><text:p text:style-name="Footnote"><text:span text:style-name="T9"><text:s/>Х om.</text:span><text:span text:style-name="T9"> </text:span><text:span text:style-name="T18">вь вѣк</text:span><text:span text:style-name="T15">ꙑ</text:span><text:span text:style-name="T18"> вѣкомъ. аминь</text:span></text:p></text:note-body></text:note></text:span></text:span><text:span text:style-name="T25">⁘</text:span><text:span text:style-name="T24"></text:span></text:p>
            <text:p text:style-name="P5"/>
            <text:p text:style-name="P2"><text:span text:style-name="T18">ТОГОЖДЕ</text:span><text:span text:style-name="Footnote_20_Symbol"><text:span text:style-name="T18"><text:note text:id="ftn5" text:note-class="footnote"><text:note-citation>5</text:note-citation><text:note-body><text:p text:style-name="P4"><text:s/><text:span text:style-name="T29">иѡаⷩ҇ </text:span><text:span text:style-name="T7">X</text:span></text:p></text:note-body></text:note></text:span></text:span></text:p>
            <text:p text:style-name="P2"><text:span text:style-name="T18">ꙁлатоꙋстаго</text:span><text:span text:style-name="T20"> </text:span><text:span text:style-name="T18">съ-</text:span></text:p>
            <text:p text:style-name="P42"/>
          </table:table-cell>
          <table:table-cell table:style-name="Table1.A1" office:value-type="string">
            <text:p text:style-name="P30"/>
            <text:p text:style-name="P31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.A1" office:value-type="string">
            <text:p text:style-name="P2"><text:span text:style-name="T15">каꙁани .д</text:span><text:span text:style-name="T18">҃</text:span><text:span text:style-name="T15">. ева-</text:span></text:p>
            <text:p text:style-name="P2"><text:span text:style-name="T15">нгелиꙗ. ѿ иоа-</text:span></text:p>
            <text:p text:style-name="P2"><text:span text:style-name="T15">на</text:span><text:span text:style-name="T24">⁘</text:span><text:span text:style-name="T15"> д</text:span><text:span text:style-name="T18">҃</text:span><text:span text:style-name="Footnote_20_Symbol"><text:span text:style-name="T18"><text:note text:id="ftn6" text:note-class="footnote"><text:note-citation>6</text:note-citation><text:note-body><text:p text:style-name="Footnote"><text:span text:style-name="T9"><text:s/></text:span><text:span text:style-name="T18">.д҃.</text:span><text:span text:style-name="T10">]</text:span><text:span text:style-name="T18"> </text:span><text:span text:style-name="T7">om</text:span><text:span text:style-name="T10">. В Г;</text:span><text:span text:style-name="T18"> вь не</text:span><text:span text:style-name="T77">д</text:span><text:span text:style-name="T18">лю третию</text:span><text:span text:style-name="T21"> </text:span><text:span text:style-name="T18">по</text:span><text:span text:style-name="T21"> </text:span><text:span text:style-name="T18">пасцѣ.</text:span><text:span text:style-name="T21"> у</text:span><text:span text:style-name="T77">г</text:span><text:span text:style-name="T18">ли</text:span><text:span text:style-name="T21"> ѡ </text:span><text:span text:style-name="T18">раслабл</text:span><text:span text:style-name="T21"></text:span><text:span text:style-name="T18">нѣмь </text:span><text:span text:style-name="T10">Г</text:span><text:span text:style-name="T18">, вь не</text:span><text:span text:style-name="T77">д</text:span><text:span text:style-name="T18"> .д</text:span><text:span text:style-name="T14"></text:span><text:span text:style-name="T18">. по паⷭ҇ . </text:span><text:span text:style-name="T7">X</text:span></text:p></text:note-body></text:note></text:span></text:span><text:span text:style-name="T18"> </text:span><text:span text:style-name="T24">⁘</text:span></text:p>
            <text:p text:style-name="P2"><text:span text:style-name="T15">Добро сть и</text:span><text:span text:style-name="Footnote_20_Symbol"><text:span text:style-name="T15"><text:note text:id="ftn7" text:note-class="footnote"><text:note-citation>7</text:note-citation><text:note-body><text:p text:style-name="Footnote"><text:span text:style-name="T9"><text:s/>ВГХ om. </text:span><text:span text:style-name="T18">и</text:span></text:p></text:note-body></text:note></text:span></text:span></text:p>
            <text:p text:style-name="P2"><text:span text:style-name="T15">нꙑнѣшьн</text:span><text:span text:style-name="T18">ѧ</text:span><text:span text:style-name="T15">-</text:span></text:p>
            <text:p text:style-name="P2"><text:span text:style-name="T15">ꙗ словеса ева-</text:span></text:p>
            <text:p text:style-name="P2"><text:span text:style-name="T15">н</text:span><text:span text:style-name="T14"></text:span><text:span text:style-name="T15">гелиꙗ</text:span><text:span text:style-name="Footnote_20_Symbol"><text:span text:style-name="T15"><text:note text:id="ftn8" text:note-class="footnote"><text:note-citation>8</text:note-citation><text:note-body><text:p text:style-name="Footnote"><text:span text:style-name="T9"><text:s/>ВГХ <text:s/>om. <text:s/></text:span><text:span text:style-name="T18">евангели</text:span><text:span text:style-name="T15">ꙗ</text:span></text:p></text:note-body></text:note></text:span></text:span><text:span text:style-name="T15">. съ</text:span></text:p>
            <text:p text:style-name="P2"><text:span text:style-name="T15">испꙑтании-</text:span></text:p>
            <text:p text:style-name="P2"><text:span text:style-name="T15">мь слꙑшати.</text:span></text:p>
            <text:p text:style-name="P2"><text:span text:style-name="T15">польꙁ</text:span><text:span text:style-name="T14">ѹ</text:span><text:span text:style-name="T15"> бо при-</text:span></text:p>
            <text:p text:style-name="P2"><text:span text:style-name="T15">нос</text:span><text:span text:style-name="T18">ѧ</text:span><text:span text:style-name="T15">ть</text:span><text:span text:style-name="Footnote_20_Symbol"><text:span text:style-name="T15"><text:note text:id="ftn9" text:note-class="footnote"><text:note-citation>9</text:note-citation><text:note-body><text:p text:style-name="Footnote"><text:s/><text:span text:style-name="T18">приносить </text:span><text:span text:style-name="T10">В Г</text:span></text:p></text:note-body></text:note></text:span></text:span><text:span text:style-name="T15"> д</text:span><text:span text:style-name="T14"></text:span><text:span text:style-name="T15">ши.</text:span></text:p>
            <text:p text:style-name="P2"><text:span text:style-name="T15">рекъ бо еванг</text:span><text:span text:style-name="T14"></text:span><text:span text:style-name="T15">ли-</text:span></text:p>
            <text:p text:style-name="P2"><text:span text:style-name="T15">стъ. вꙑше и-</text:span></text:p>
            <text:p text:style-name="P2"><text:span text:style-name="T15">на словеса.</text:span></text:p>
            <text:p text:style-name="P2"><text:span text:style-name="T15">и се пригла-</text:span></text:p>
            <text:p text:style-name="P2"><text:span text:style-name="T15">си г</text:span><text:span text:style-name="T14"></text:span><text:span text:style-name="T15">л</text:span><text:span text:style-name="T18">ѧ</text:span><text:span text:style-name="Footnote_20_Symbol"><text:span text:style-name="T18"><text:note text:id="ftn10" text:note-class="footnote"><text:note-citation>10</text:note-citation><text:note-body><text:p text:style-name="Footnote"><text:span text:style-name="T9"><text:s/>Г</text:span><text:span text:style-name="T18"> и се приг</text:span><text:span text:style-name="T14"></text:span><text:span text:style-name="T18">лаа</text:span></text:p></text:note-body></text:note></text:span></text:span><text:span text:style-name="T15"> сице.</text:span></text:p>
            <text:p text:style-name="P2"><text:span text:style-name="T15">Въꙁиде </text:span><text:span text:style-name="T14">ї</text:span><text:span text:style-name="T15">съ въ</text:span></text:p>
            <text:p text:style-name="P2"><text:span text:style-name="T15">и</text:span><text:span text:style-name="T17"></text:span><text:span text:style-name="T15">ерслмъ. и</text:span></text:p>
            <text:p text:style-name="P2"><text:span text:style-name="T15">проаꙗ. а -</text:span></text:p>
            <text:p text:style-name="P2"><text:span text:style-name="T15">же бꙑло юдо</text:span></text:p>
            <text:p text:style-name="P1"><text:span text:style-name="T15">въ овьии к</text:span><text:span text:style-name="T14">ѹ</text:span><text:span text:style-name="T15">-</text:span></text:p>
          </table:table-cell>
        </table:table-row>
      </table:table>
      <text:p text:style-name="P43"/>
      <text:p text:style-name="P16"/>
      <text:p text:style-name="P73"><text:span text:style-name="T89">Cramer</text:span><text:span text:style-name="T12">, </text:span><text:span text:style-name="T89">II</text:span><text:span text:style-name="T12">, 22..20-21+228.1 / 14</text:span><text:span text:style-name="T89">b</text:span><text:span text:style-name="T12">1.-21(+</text:span><text:span text:style-name="T89">c</text:span><text:span text:style-name="T12">1)</text:span></text:p>
      <text:p text:style-name="P9"><text:span text:style-name="T59">14</text:span><text:span text:style-name="T57">a</text:span><text:span text:style-name="T59">4-16: </text:span><text:span text:style-name="T30">Добро </text:span><text:span text:style-name="T35"></text:span><text:span text:style-name="T30">сть и н</text:span><text:span text:style-name="T35">ꙑ</text:span><text:span text:style-name="T30">нѣшьнѧ</text:span><text:span text:style-name="T35">ꙗ</text:span><text:span text:style-name="T30"> словеса еван</text:span><text:span text:style-name="T28"></text:span><text:span text:style-name="T30">гели</text:span><text:span text:style-name="T35">ꙗ</text:span><text:span text:style-name="T30">...г</text:span><text:span text:style-name="T28"></text:span><text:span text:style-name="T30">лѧ сице</text:span><text:span text:style-name="T91"> </text:span><text:span text:style-name="T57">om</text:span><text:span text:style-name="T59">. â ãðúöêè. </text:span></text:p>
      <text:p text:style-name="P9"><text:span text:style-name="T59">19 -14</text:span><text:span text:style-name="T57">c</text:span><text:span text:style-name="T59">1:</text:span><text:span text:style-name="T30"> а </text:span><text:span text:style-name="T35"></text:span><text:span text:style-name="T30">ж</text:span><text:span text:style-name="T35"></text:span><text:span text:style-name="T30"> б</text:span><text:span text:style-name="T35">ꙑ</text:span><text:span text:style-name="T30">ло </text:span><text:span text:style-name="T35"></text:span><text:span text:style-name="T30">юдо въ овь</text:span><text:span text:style-name="T35"></text:span><text:span text:style-name="T30">ии к</text:span><text:span text:style-name="T33">ѹ</text:span><text:span text:style-name="T30">пѣли</text:span><text:span text:style-name="T91"> </text:span><text:span text:style-name="T94"></text:span><text:span text:style-name="T59"> <text:s/></text:span><text:span text:style-name="T66">ποῖον</text:span><text:span text:style-name="T59"> </text:span><text:span text:style-name="T66">ἡμῖν</text:span><text:span text:style-name="T59"> </text:span><text:span text:style-name="T66">μυστήριον</text:span><text:span text:style-name="T59"> </text:span><text:span text:style-name="T66">αἰνίττεται</text:span></text:p>
      <text:p text:style-name="P74"/>
      <text:p text:style-name="P65"/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7">14c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6">14d</text:p>
          </table:table-cell>
        </table:table-row>
        <table:table-row table:style-name="Table2.1">
          <table:table-cell table:style-name="Table2.A1" office:value-type="string">
            <text:p text:style-name="P35"/>
            <text:p text:style-name="P33"/>
            <text:p text:style-name="P33">3</text:p>
            <text:p text:style-name="P33"/>
            <text:p text:style-name="P33"/>
            <text:p text:style-name="P33">6</text:p>
            <text:p text:style-name="P33"/>
            <text:p text:style-name="P33"/>
            <text:p text:style-name="P33">9</text:p>
            <text:p text:style-name="P33"/>
            <text:p text:style-name="P33"/>
            <text:p text:style-name="P27"><text:span text:style-name="T4">12</text:span></text:p>
            <text:p text:style-name="P33"/>
            <text:p text:style-name="P33"/>
            <text:p text:style-name="P27"><text:span text:style-name="T4">15</text:span></text:p>
            <text:p text:style-name="P33"/>
            <text:p text:style-name="P33"/>
            <text:p text:style-name="P27"><text:span text:style-name="T4">18</text:span></text:p>
            <text:p text:style-name="P33"/>
            <text:p text:style-name="P33"/>
            <text:p text:style-name="P27"><text:span text:style-name="T4">21</text:span></text:p>
          </table:table-cell>
          <table:table-cell table:style-name="Table2.A1" office:value-type="string">
            <text:p text:style-name="P2"><text:span text:style-name="T42">пѣли. не въ про-</text:span></text:p>
            <text:p text:style-name="P2"><text:span text:style-name="T42">ст</text:span><text:span text:style-name="T43">ѹ</text:span><text:span text:style-name="T42"> бы</text:span><text:span text:style-name="T18">с</text:span><text:span text:style-name="T42">ть</text:span></text:p>
            <text:p text:style-name="P2"><text:span text:style-name="T42">нъ крьщени-</text:span></text:p>
            <text:p text:style-name="P2"><text:span text:style-name="T42">ꙗ б</text:span><text:span text:style-name="T43">ѹ</text:span><text:span text:style-name="T42">д</text:span><text:span text:style-name="T43">ѹ</text:span><text:span text:style-name="T42">ща-</text:span></text:p>
            <text:p text:style-name="P2"><text:span text:style-name="T42">го данъ бы-</text:span></text:p>
            <text:p text:style-name="P2"><text:span text:style-name="T42">сть обраꙁъ. ꙗ-</text:span></text:p>
            <text:p text:style-name="P2"><text:span text:style-name="T42">коже по дъсцѣ</text:span></text:p>
            <text:p text:style-name="P2"><text:span text:style-name="T42">наьртаꙗ. мъ-</text:span></text:p>
            <text:p text:style-name="P2"><text:span text:style-name="T42">ногы дары</text:span><text:span text:style-name="Footnote_20_Symbol"><text:span text:style-name="T42"><text:note text:id="ftn11" text:note-class="footnote"><text:note-citation>11</text:note-citation><text:note-body><text:p text:style-name="Footnote"><text:span text:style-name="T9"><text:s/></text:span><text:span text:style-name="T10">В </text:span><text:span text:style-name="T9">Г</text:span><text:span text:style-name="T87"> </text:span>X<text:span text:style-name="T18"> дарь и</text:span></text:p></text:note-body></text:note></text:span></text:span><text:span text:style-name="T42"> си-</text:span></text:p>
            <text:p text:style-name="P2"><text:span text:style-name="T42">лы го. ꙗко</text:span><text:span text:style-name="T18"> </text:span></text:p>
            <text:p text:style-name="P2"><text:span text:style-name="T18">грѣхы о</text:span><text:span text:style-name="T42"></text:span><text:span text:style-name="T18">истѧ-</text:span></text:p>
            <text:p text:style-name="P2"><text:span text:style-name="T18">ще</text:span><text:span text:style-name="Footnote_20_Symbol"><text:span text:style-name="T18"><text:note text:id="ftn12" text:note-class="footnote"><text:note-citation>12</text:note-citation><text:note-body><text:p text:style-name="Footnote"><text:span text:style-name="T9"><text:s/>В </text:span><text:span text:style-name="T18"><text:s/>грѣхь ѡ</text:span><text:span text:style-name="T15"></text:span><text:span text:style-name="T18">ищеще, </text:span><text:span text:style-name="T9">Г</text:span><text:span text:style-name="T18"> грѣховь ѡ</text:span><text:span text:style-name="T15"></text:span><text:span text:style-name="T18">истеще, </text:span><text:span text:style-name="T9">Х</text:span><text:span text:style-name="T18"> ѿ грѣхь ѡ</text:span><text:span text:style-name="T15"></text:span><text:span text:style-name="T18">ищающа</text:span></text:p></text:note-body></text:note></text:span></text:span><text:span text:style-name="T18">. и отъ мь-</text:span></text:p>
            <text:p text:style-name="P2"><text:span text:style-name="T18">рътва живо-</text:span></text:p>
            <text:p text:style-name="P2"><text:span text:style-name="T18">тъ творѧ</text:span><text:span text:style-name="Footnote_20_Symbol"><text:span text:style-name="T18"><text:note text:id="ftn13" text:note-class="footnote"><text:note-citation>13</text:note-citation><text:note-body><text:p text:style-name="Footnote"><text:span text:style-name="T9"><text:s/>В</text:span><text:span text:style-name="T18"> </text:span><text:span text:style-name="T9">Г</text:span><text:span text:style-name="T18"> </text:span><text:span text:style-name="T9">Х</text:span><text:span text:style-name="T18"> животворе</text:span></text:p></text:note-body></text:note></text:span></text:span><text:span text:style-name="T18">. а-</text:span></text:p>
            <text:p text:style-name="P2"><text:span text:style-name="T18">ще бо</text:span><text:span text:style-name="Footnote_20_Symbol"><text:span text:style-name="T18"><text:note text:id="ftn14" text:note-class="footnote"><text:note-citation>14</text:note-citation><text:note-body><text:p text:style-name="Footnote"><text:span text:style-name="T9"><text:s/></text:span><text:span text:style-name="T18">бо</text:span><text:span text:style-name="T9"> </text:span>add<text:span text:style-name="T9">. </text:span><text:span text:style-name="T18">и </text:span><text:span text:style-name="T9">В</text:span></text:p></text:note-body></text:note></text:span></text:span><text:span text:style-name="T18"> анг</text:span><text:span text:style-name="T43"></text:span><text:span text:style-name="T18">лъ</text:span></text:p>
            <text:p text:style-name="P2"><text:span text:style-name="T18">съходѧи въ-</text:span></text:p>
            <text:p text:style-name="P2"><text:span text:style-name="T42">ꙁ</text:span><text:span text:style-name="T18">м</text:span><text:span text:style-name="T17">ѹ</text:span><text:span text:style-name="T18">ща</text:span><text:span text:style-name="T42">ꙗ</text:span><text:span text:style-name="T18"> </text:span></text:p>
            <text:p text:style-name="P2"><text:span text:style-name="T18">вод</text:span><text:span text:style-name="T17">ѹ</text:span><text:span text:style-name="Footnote_20_Symbol"><text:span text:style-name="T17"><text:note text:id="ftn15" text:note-class="footnote"><text:note-citation>15</text:note-citation><text:note-body><text:p text:style-name="Footnote"><text:s/><text:span text:style-name="T9">В</text:span><text:span text:style-name="T87"> Г</text:span><text:span text:style-name="T9"> </text:span><text:span text:style-name="T18">водою</text:span></text:p></text:note-body></text:note></text:span></text:span><text:span text:style-name="T18"> </text:span><text:span text:style-name="T42">ꙁ</text:span><text:span text:style-name="T18">ѣло</text:span><text:span text:style-name="Footnote_20_Symbol"><text:span text:style-name="T18"><text:note text:id="ftn16" text:note-class="footnote"><text:note-citation>16</text:note-citation><text:note-body><text:p text:style-name="Footnote"><text:s/><text:span text:style-name="T96">om. </text:span><text:span text:style-name="T9">В Г Х</text:span></text:p></text:note-body></text:note></text:span></text:span><text:span text:style-name="T18">.</text:span></text:p>
            <text:p text:style-name="P2"><text:span text:style-name="T18">съдравьнѫ-</text:span></text:p>
            <text:p text:style-name="P2"><text:span text:style-name="T18">ю сил</text:span><text:span text:style-name="T17">ѹ</text:span><text:span text:style-name="T18"> въ-</text:span></text:p>
            <text:p text:style-name="P1"><text:span text:style-name="T18">лагаше. ко-</text:span></text:p>
          </table:table-cell>
          <table:table-cell table:style-name="Table2.A1" office:value-type="string">
            <text:p text:style-name="P30"/>
            <text:p text:style-name="P31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2.A1" office:value-type="string">
            <text:p text:style-name="P2"><text:span text:style-name="T15">льма пае.</text:span></text:p>
            <text:p text:style-name="P2"><text:span text:style-name="T15">анг</text:span><text:span text:style-name="T14"></text:span><text:span text:style-name="T15">лъ</text:span><text:span text:style-name="Footnote_20_Symbol"><text:span text:style-name="T15"><text:note text:id="ftn17" text:note-class="footnote"><text:note-citation>17</text:note-citation><text:note-body><text:p text:style-name="Footnote"><text:span text:style-name="T9"><text:s/>Г </text:span><text:span text:style-name="T18">а</text:span><text:span text:style-name="T14"></text:span><text:span text:style-name="T18">нгльскь</text:span><text:span text:style-name="T98"> </text:span><text:span text:style-name="T9">Х </text:span><text:span text:style-name="T18">а</text:span><text:span text:style-name="T14"></text:span><text:span text:style-name="T18">ггломь</text:span></text:p></text:note-body></text:note></text:span></text:span><text:span text:style-name="T15"> вла-</text:span></text:p>
            <text:p text:style-name="P2"><text:span text:style-name="T15">дыка. вс</text:span><text:span text:style-name="T18">ѧ</text:span><text:span text:style-name="T15"> не-</text:span></text:p>
            <text:p text:style-name="P2"><text:span text:style-name="T15">д</text:span><text:span text:style-name="T14">ѹ</text:span><text:span text:style-name="T15">гы д</text:span><text:span text:style-name="T14">ѹ</text:span><text:span text:style-name="T15">-</text:span><text:span text:style-name="T18"> </text:span></text:p>
            <text:p text:style-name="P2"><text:span text:style-name="T18">шьны</text:span><text:span text:style-name="T15">ꙗ</text:span><text:span text:style-name="Footnote_20_Symbol"><text:span text:style-name="T15"><text:note text:id="ftn18" text:note-class="footnote"><text:note-citation>18</text:note-citation><text:note-body><text:p text:style-name="Footnote"><text:span text:style-name="T9"><text:s/>В </text:span><text:span text:style-name="T18">д</text:span><text:span text:style-name="T14"></text:span><text:span text:style-name="T18">хвн</text:span><text:span text:style-name="T15"></text:span><text:span text:style-name="T18">, </text:span><text:span text:style-name="T9">Г</text:span><text:span text:style-name="T18"> д</text:span><text:span text:style-name="T14"></text:span><text:span text:style-name="T18">ховьны</text:span><text:span text:style-name="T15"></text:span></text:p></text:note-body></text:note></text:span></text:span><text:span text:style-name="T18"> с</text:span><text:span text:style-name="T14"></text:span><text:span text:style-name="T18">ты-</text:span></text:p>
            <text:p text:style-name="P2"><text:span text:style-name="T18">мь крьщени-</text:span></text:p>
            <text:p text:style-name="P2"><text:span text:style-name="T18">имь исцѣ-</text:span></text:p>
            <text:p text:style-name="P2"><text:span text:style-name="T18">лити може-</text:span></text:p>
            <text:p text:style-name="P2"><text:span text:style-name="T18">ть. не въпро-</text:span></text:p>
            <text:p text:style-name="P2"><text:span text:style-name="T18">ст</text:span><text:span text:style-name="T17">ѹ</text:span><text:span text:style-name="T18"> же тъ-</text:span></text:p>
            <text:p text:style-name="P2"><text:span text:style-name="T18">гда родъ во-</text:span></text:p>
            <text:p text:style-name="P2"><text:span text:style-name="T18">дьн</text:span><text:span text:style-name="T15">ꙑ</text:span><text:span text:style-name="T18">и. и-</text:span></text:p>
            <text:p text:style-name="P2"><text:span text:style-name="T18">сцѣлѧше.</text:span></text:p>
            <text:p text:style-name="P2"><text:span text:style-name="T18">Присно бо б</text:span><text:span text:style-name="T15">ꙑ</text:span></text:p>
            <text:p text:style-name="P2"><text:span text:style-name="T18">се было. нъ</text:span></text:p>
            <text:p text:style-name="P2"><text:span text:style-name="T18">дѣтель ан</text:span><text:span text:style-name="T14"></text:span><text:span text:style-name="T18">ге-</text:span></text:p>
            <text:p text:style-name="P2"><text:span text:style-name="T18">лова. такоже</text:span></text:p>
            <text:p text:style-name="P2"><text:span text:style-name="T18">и</text:span><text:span text:style-name="Footnote_20_Symbol"><text:span text:style-name="T18"><text:note text:id="ftn19" text:note-class="footnote"><text:note-citation>19</text:note-citation><text:note-body><text:p text:style-name="Footnote"><text:span text:style-name="T9"><text:s/>В Г Х om.</text:span><text:span text:style-name="T9"> </text:span><text:span text:style-name="T18">и</text:span></text:p></text:note-body></text:note></text:span></text:span><text:span text:style-name="T18"> въ насъ. не</text:span></text:p>
            <text:p text:style-name="P2"><text:span text:style-name="T18">въ прост</text:span><text:span text:style-name="T17">ѹ</text:span></text:p>
            <text:p text:style-name="P2"><text:span text:style-name="T18">вода твори-</text:span></text:p>
            <text:p text:style-name="P1"><text:span text:style-name="T18">ть. нъ </text:span><text:span text:style-name="T15"></text:span><text:span text:style-name="T18">гда д</text:span><text:span text:style-name="T14"></text:span><text:span text:style-name="T18">хо-</text:span></text:p>
          </table:table-cell>
        </table:table-row>
      </table:table>
      <text:p text:style-name="P44"/>
      <text:p text:style-name="P18"/>
      <text:p text:style-name="P26"><text:span text:style-name="T67">Cramer</text:span><text:span text:style-name="T59">, </text:span><text:span text:style-name="T67">II</text:span><text:span text:style-name="T59">, 228.4-6 + 12-18 <text:s/>/14</text:span><text:span text:style-name="T67">c</text:span><text:span text:style-name="T59">1-</text:span><text:span text:style-name="T67">d</text:span><text:span text:style-name="T59">21</text:span></text:p>
      <text:p text:style-name="P9"><text:span text:style-name="T64">1</text:span><text:span text:style-name="T65">4</text:span><text:span text:style-name="T68">c</text:span><text:span text:style-name="T58"> 1</text:span><text:span text:style-name="T59">-2: </text:span><text:span text:style-name="T30">въ прост</text:span><text:span text:style-name="T33">ѹ</text:span><text:span text:style-name="T91"> </text:span><text:span text:style-name="T56">om</text:span><text:span text:style-name="T58">. в гр</text:span><text:span text:style-name="T59">. </text:span></text:p>
      <text:p text:style-name="P9"><text:span text:style-name="T59">6-9: </text:span><text:span text:style-name="T35">ꙗ</text:span><text:span text:style-name="T30">коже по дъсцѣ на</text:span><text:span text:style-name="T35"></text:span><text:span text:style-name="T30">ьрта</text:span><text:span text:style-name="T35">ꙗ</text:span><text:span text:style-name="T91"> </text:span><text:span text:style-name="T59">om. â ãðúöêè. .20-2</text:span><text:span text:style-name="T60">1</text:span><text:span text:style-name="T59">: ñëåä </text:span><text:span text:style-name="T30">вълагаше</text:span><text:span text:style-name="T91"> </text:span><text:span text:style-name="T59">om. </text:span><text:span text:style-name="T107">ê</text:span><text:span text:style-name="T106">T</text:span><text:span text:style-name="T59">Ў</text:span><text:span text:style-name="T106">na</text:span><text:span text:style-name="T107"> </text:span><text:span text:style-name="T106">m</text:span><text:span text:style-name="T107">$</text:span><text:span text:style-name="T106">aJwsT</text:span><text:span text:style-name="T59">Ў</text:span><text:span text:style-name="T106">n</text:span><text:span text:style-name="T107"> </text:span><text:span text:style-name="T106">o</text:span><text:span text:style-name="T107">é</text:span><text:span text:style-name="T106">T</text:span><text:span text:style-name="T59">Ў</text:span><text:span text:style-name="T107"> ç</text:span><text:span text:style-name="T106">T</text:span><text:span text:style-name="T59">Ў</text:span><text:span text:style-name="T106">ouda</text:span><text:span text:style-name="T107">~</text:span><text:span text:style-name="T106">T</text:span><text:span text:style-name="T59">Ў</text:span><text:span text:style-name="T106">oT</text:span><text:span text:style-name="T59">Ў</text:span><text:span text:style-name="T107">.</text:span><text:span text:style-name="T101"> </text:span></text:p>
      <text:p text:style-name="P9"><text:span text:style-name="T58">1</text:span><text:span text:style-name="T59">4: след </text:span><text:span text:style-name="T30">творѧ</text:span><text:span text:style-name="T91"> </text:span><text:span text:style-name="T59">om. </text:span><text:span text:style-name="T106">kaJ</text:span><text:span text:style-name="T107">$</text:span><text:span text:style-name="T106">a</text:span><text:span text:style-name="T107">3</text:span><text:span text:style-name="T106">er</text:span><text:span text:style-name="T107"> ç</text:span><text:span text:style-name="T106">en</text:span><text:span text:style-name="T107"> </text:span><text:span text:style-name="T106">e</text:span><text:span text:style-name="T107">ç</text:span><text:span text:style-name="T106">T</text:span><text:span text:style-name="T59">Ў</text:span><text:span text:style-name="T106">k</text:span><text:span text:style-name="T107">$</text:span><text:span text:style-name="T106">onT</text:span><text:span text:style-name="T59">Ў</text:span><text:span text:style-name="T107"> 3</text:span><text:span text:style-name="T106">rozwggrafe</text:span><text:span text:style-name="T107">~</text:span><text:span text:style-name="T106">T</text:span><text:span text:style-name="T59">Ў</text:span><text:span text:style-name="T107"> </text:span><text:span text:style-name="T106">ta</text:span><text:span text:style-name="T107">~</text:span><text:span text:style-name="T106">uta</text:span><text:span text:style-name="T107">...</text:span><text:span text:style-name="T106">Ka</text:span><text:span text:style-name="T107">%</text:span><text:span text:style-name="T106">T</text:span><text:span text:style-name="T59">Ў</text:span><text:span text:style-name="T107"> </text:span><text:span text:style-name="T106">met</text:span><text:span text:style-name="T107">ç ç</text:span><text:span text:style-name="T106">ol</text:span><text:span text:style-name="T107">$</text:span><text:span text:style-name="T106">T</text:span><text:span text:style-name="T59">Ў</text:span><text:span text:style-name="T106">ga</text:span><text:span text:style-name="T107">.</text:span><text:span text:style-name="T59"> </text:span></text:p>
      <text:p text:style-name="P9"><text:span text:style-name="T59">14</text:span><text:span text:style-name="T57">d</text:span><text:span text:style-name="T59"> 5-.: </text:span><text:span text:style-name="T30">с</text:span><text:span text:style-name="T28"></text:span><text:span text:style-name="T30">тымь крьщениимь</text:span><text:span text:style-name="T91"> </text:span><text:span text:style-name="T59">om. â ãðúöêè.</text:span><text:span text:style-name="T58"> </text:span></text:p>
      <text:p text:style-name="P40"><text:span text:style-name="T109"><text:s text:c="73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3">15a</text:p>
          </table:table-cell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">15b</text:p>
          </table:table-cell>
        </table:table-row>
        <table:table-row table:style-name="Table3.1">
          <table:table-cell table:style-name="Table3.A1" office:value-type="string">
            <text:p text:style-name="P36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3.A1" office:value-type="string">
            <text:p text:style-name="P2"><text:span text:style-name="T15">вьн</text:span><text:span text:style-name="T14">ѹ</text:span><text:span text:style-name="T15"> прии-</text:span></text:p>
            <text:p text:style-name="P2"><text:span text:style-name="T15">меть</text:span><text:span text:style-name="Footnote_20_Symbol"><text:span text:style-name="T15"><text:note text:id="ftn20" text:note-class="footnote"><text:note-citation>20</text:note-citation><text:note-body><text:p text:style-name="Footnote"><text:span text:style-name="T9"><text:s/></text:span><text:span text:style-name="T110">ВГХ om.</text:span><text:span text:style-name="T110"> </text:span><text:span text:style-name="T103"><text:s/></text:span><text:span text:style-name="T18">прииметь</text:span></text:p></text:note-body></text:note></text:span></text:span><text:span text:style-name="T15">. благо-</text:span></text:p>
            <text:p text:style-name="P2"><text:span text:style-name="T15">дать. тъгда</text:span></text:p>
            <text:p text:style-name="P2"><text:span text:style-name="T15">вс</text:span><text:span text:style-name="T18">ѧ</text:span><text:span text:style-name="T15"> грѣхы ра-</text:span></text:p>
            <text:p text:style-name="P2"><text:span text:style-name="T15">ꙁдрѣшаеть</text:span><text:span text:style-name="Footnote_20_Symbol"><text:span text:style-name="T15"><text:note text:id="ftn21" text:note-class="footnote"><text:note-citation>21</text:note-citation><text:note-body><text:p text:style-name="Footnote"><text:span text:style-name="T9"><text:s/></text:span><text:span text:style-name="T110">В Г</text:span><text:span text:style-name="T44"> </text:span><text:span text:style-name="T110">Х</text:span><text:span text:style-name="T44"> </text:span><text:span text:style-name="T18">-ати</text:span></text:p></text:note-body></text:note></text:span></text:span><text:span text:style-name="T15">.</text:span></text:p>
            <text:p text:style-name="P2"><text:span text:style-name="T15">и тогда же не-</text:span></text:p>
            <text:p text:style-name="P2"><text:span text:style-name="T15">д</text:span><text:span text:style-name="T14">ѹ</text:span><text:span text:style-name="T15">гъ въꙁбра-</text:span></text:p>
            <text:p text:style-name="P2"><text:span text:style-name="T15">нени</text:span><text:span text:style-name="Footnote_20_Symbol"><text:span text:style-name="T15"><text:note text:id="ftn22" text:note-class="footnote"><text:note-citation>22</text:note-citation><text:note-body><text:p text:style-name="Footnote"><text:span text:style-name="T9"><text:s/></text:span><text:span text:style-name="T110">В Г </text:span><text:span text:style-name="T17">-</text:span><text:span text:style-name="T18">ни</text:span><text:span text:style-name="T15">ꙗ</text:span></text:p></text:note-body></text:note></text:span></text:span><text:span text:style-name="T15"> быва-</text:span></text:p>
            <text:p text:style-name="P2"><text:span text:style-name="T15">ше. хот</text:span><text:span text:style-name="T18">ѧ</text:span><text:span text:style-name="T15">щю-</text:span></text:p>
            <text:p text:style-name="P2"><text:span text:style-name="T15">м</text:span><text:span text:style-name="T14">ѹ</text:span><text:span text:style-name="T15"> исцѣлѣ-</text:span></text:p>
            <text:p text:style-name="P2"><text:span text:style-name="T15">ти. нынѣ же </text:span></text:p>
            <text:p text:style-name="P2"><text:span text:style-name="T15">г</text:span><text:span text:style-name="T14"></text:span><text:span text:style-name="T15">ь сть къ-</text:span></text:p>
            <text:p text:style-name="P2"><text:span text:style-name="T15">жьдо пристѫ-</text:span></text:p>
            <text:p text:style-name="P2"><text:span text:style-name="T15">плению. п</text:span><text:span text:style-name="T18">ѧ</text:span><text:span text:style-name="T15">-</text:span></text:p>
            <text:p text:style-name="P2"><text:span text:style-name="T15">ть же притво-</text:span></text:p>
            <text:p text:style-name="P2"><text:span text:style-name="T15">ръ</text:span><text:span text:style-name="Footnote_20_Symbol"><text:span text:style-name="T15"><text:note text:id="ftn23" text:note-class="footnote"><text:note-citation>23</text:note-citation><text:note-body><text:p text:style-name="Footnote"><text:span text:style-name="T9"><text:s/></text:span><text:span text:style-name="T110">В</text:span><text:span text:style-name="T87"> </text:span><text:span text:style-name="T110">Г</text:span><text:span text:style-name="T44"> </text:span><text:span text:style-name="T18">папрьть</text:span><text:span text:style-name="T103"> </text:span></text:p></text:note-body></text:note></text:span></text:span><text:span text:style-name="T15"> имѫщи.</text:span></text:p>
            <text:p text:style-name="P2"><text:span text:style-name="T15">въ тѣхъ лежа-</text:span></text:p>
            <text:p text:style-name="P2"><text:span text:style-name="T15">ше множьство</text:span></text:p>
            <text:p text:style-name="P2"><text:span text:style-name="T15">много нед</text:span><text:span text:style-name="T14">ѹ</text:span><text:span text:style-name="T15">-</text:span></text:p>
            <text:p text:style-name="P2"><text:span text:style-name="T15">жьнъ</text:span><text:span text:style-name="Footnote_20_Symbol"><text:span text:style-name="T15"><text:note text:id="ftn24" text:note-class="footnote"><text:note-citation>24</text:note-citation><text:note-body><text:p text:style-name="Footnote"><text:span text:style-name="T9"><text:s/></text:span><text:span text:style-name="T110">В </text:span><text:span text:style-name="T87">-</text:span><text:span text:style-name="T18">ыихь</text:span><text:span text:style-name="T44">, </text:span><text:span text:style-name="T110">Г</text:span><text:span text:style-name="T103"> </text:span><text:span text:style-name="T110">Х </text:span><text:span text:style-name="T18">-ныхь</text:span></text:p></text:note-body></text:note></text:span></text:span><text:span text:style-name="T15">. и про-</text:span></text:p>
            <text:p text:style-name="P1"><text:span text:style-name="T15">аꙗ. юдно</text:span></text:p>
          </table:table-cell>
          <table:table-cell table:style-name="Table3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3.A1" office:value-type="string">
            <text:p text:style-name="P2"><text:span text:style-name="T15">прилежани-</text:span></text:p>
            <text:p text:style-name="P2"><text:span text:style-name="T15"></text:span><text:span text:style-name="T16"> </text:span><text:span text:style-name="T15">ослаблна-</text:span></text:p>
            <text:p text:style-name="P2"><text:span text:style-name="T15">го. лѣⷮ. л</text:span><text:span text:style-name="T17">҃</text:span><text:span text:style-name="T15">. и о-</text:span></text:p>
            <text:p text:style-name="P2"><text:span text:style-name="T15">смь имѣ</text:span><text:span text:style-name="Footnote_20_Symbol"><text:span text:style-name="T15"><text:note text:id="ftn25" text:note-class="footnote"><text:note-citation>25</text:note-citation><text:note-body><text:p text:style-name="Footnote"><text:span text:style-name="T9"><text:s/></text:span><text:span text:style-name="T110">В </text:span><text:span text:style-name="T18">имать</text:span><text:span text:style-name="T44">, </text:span><text:span text:style-name="T110">Г </text:span><text:span text:style-name="T18">има</text:span><text:span text:style-name="T77">т</text:span><text:span text:style-name="T44">,</text:span><text:span text:style-name="T103"> </text:span><text:span text:style-name="T110">Х </text:span><text:span text:style-name="T18">имать</text:span></text:p></text:note-body></text:note></text:span></text:span><text:span text:style-name="T15">. и на</text:span></text:p>
            <text:p text:style-name="P2"><text:span text:style-name="T15">вс</text:span><text:span text:style-name="T18">ѧ</text:span><text:span text:style-name="T15">ко лѣто.</text:span></text:p>
            <text:p text:style-name="P2"><text:span text:style-name="T15">иꙁбыти не-</text:span></text:p>
            <text:p text:style-name="P2"><text:span text:style-name="T15">д</text:span><text:span text:style-name="T14">ѹ</text:span><text:span text:style-name="T15">га надѣ-</text:span></text:p>
            <text:p text:style-name="P2"><text:span text:style-name="T15">ꙗ с</text:span><text:span text:style-name="T18">ѧ</text:span><text:span text:style-name="Footnote_20_Symbol"><text:span text:style-name="T18"><text:note text:id="ftn26" text:note-class="footnote"><text:note-citation>26</text:note-citation><text:note-body><text:p text:style-name="Footnote"><text:span text:style-name="T9"><text:s/></text:span><text:span text:style-name="T110">В Г</text:span><text:span text:style-name="T44"> </text:span><text:span text:style-name="T110">Х </text:span><text:span text:style-name="T17">-</text:span><text:span text:style-name="T15">ꙗ</text:span><text:span text:style-name="T18">ше</text:span><text:span text:style-name="T44"> </text:span><text:span text:style-name="T18">се</text:span></text:p></text:note-body></text:note></text:span></text:span><text:span text:style-name="T15">. прѣрь-</text:span></text:p>
            <text:p text:style-name="P2"><text:span text:style-name="T15">пьтимъ же</text:span><text:span text:style-name="Footnote_20_Symbol"><text:span text:style-name="T15"><text:note text:id="ftn27" text:note-class="footnote"><text:note-citation>27</text:note-citation><text:note-body><text:p text:style-name="Footnote"><text:span text:style-name="T9"><text:s/></text:span><text:span text:style-name="T110">ВГХ om. </text:span><text:span text:style-name="T18">же</text:span></text:p></text:note-body></text:note></text:span></text:span></text:p>
            <text:p text:style-name="P2"><text:span text:style-name="T15">бываше. и</text:span></text:p>
            <text:p text:style-name="P2"><text:span text:style-name="T15">не ост</text:span><text:span text:style-name="T14">ѹ</text:span><text:span text:style-name="T15">па-</text:span></text:p>
            <text:p text:style-name="P2"><text:span text:style-name="T15">ше </text:span><text:span text:style-name="T24">⁘</text:span></text:p>
            <text:p text:style-name="P2"><text:span text:style-name="T15">ьсоже ради</text:span></text:p>
            <text:p text:style-name="P2"><text:span text:style-name="T15">др</text:span><text:span text:style-name="T14">ѹ</text:span><text:span text:style-name="T15">гыхъ вь-</text:span></text:p>
            <text:p text:style-name="P2"><text:span text:style-name="T15">сѣхъ оставль</text:span></text:p>
            <text:p text:style-name="P2"><text:span text:style-name="T15">къ сем</text:span><text:span text:style-name="T14">ѹ</text:span><text:span text:style-name="T15"> при-</text:span></text:p>
            <text:p text:style-name="P2"><text:span text:style-name="T44">де х</text:span><text:span text:style-name="T45"></text:span><text:span text:style-name="T44">ъ. и въпра-</text:span></text:p>
            <text:p text:style-name="P2"><text:span text:style-name="T44">шать. аще</text:span></text:p>
            <text:p text:style-name="P2"><text:span text:style-name="T44">хощеть</text:span><text:span text:style-name="Footnote_20_Symbol"><text:span text:style-name="T44"><text:note text:id="ftn28" text:note-class="footnote"><text:note-citation>28</text:note-citation><text:note-body><text:p text:style-name="P4"><text:span text:style-name="T58"><text:s/></text:span><text:span text:style-name="T36">аще</text:span><text:span text:style-name="T29"> </text:span><text:span text:style-name="T36">хощеть</text:span><text:span text:style-name="T70">] ] </text:span><text:span text:style-name="T69">В Г</text:span><text:span text:style-name="T36"> </text:span><text:span text:style-name="T69">Х </text:span><text:span text:style-name="T29">хощет</text:span><text:span text:style-name="T36"> </text:span><text:span text:style-name="T29">ли</text:span></text:p></text:note-body></text:note></text:span></text:span><text:span text:style-name="T44"> съдра-</text:span></text:p>
            <text:p text:style-name="P2"><text:span text:style-name="T44">въ бꙑти. не да </text:span></text:p>
            <text:p text:style-name="P1"><text:span text:style-name="T14">ѹ</text:span><text:span text:style-name="T44">вѣсть. се бо про-</text:span></text:p>
          </table:table-cell>
        </table:table-row>
      </table:table>
      <text:p text:style-name="P46"/>
      <text:p text:style-name="P48"/>
      <text:p text:style-name="P4"><text:span text:style-name="T67">Cramer</text:span><text:span text:style-name="T59">, </text:span><text:span text:style-name="T67">II</text:span><text:span text:style-name="T59">, 228.18-21 + 22..32-228.1+2. + 229.18-20 / 15</text:span><text:span text:style-name="T57">a</text:span><text:span text:style-name="T59">1-21+</text:span><text:span text:style-name="T57">b</text:span><text:span text:style-name="T59">3-4+13-21</text:span></text:p>
      <text:p text:style-name="P4"><text:span text:style-name="T69">1</text:span><text:span text:style-name="T71">3-</text:span><text:span text:style-name="T69">1</text:span><text:span text:style-name="T71">4: </text:span><text:span text:style-name="T59">след</text:span><text:span text:style-name="T71"> </text:span><text:span text:style-name="T30">пристѫплению</text:span><text:span text:style-name="T92"> </text:span><text:span text:style-name="T71">om. </text:span><text:span text:style-name="T108">oçu g%ar +Aggel$oV çestT</text:span><text:span text:style-name="T59">Ў</text:span><text:span text:style-name="T108">n éo tar$asswn...eçT</text:span><text:span text:style-name="T59">Ў</text:span><text:span text:style-name="T108">V çe3T</text:span><text:span text:style-name="T59">Ў</text:span><text:span text:style-name="T108">Jum$T</text:span><text:span text:style-name="T59">Ў</text:span><text:span text:style-name="T108">an to~u Jera3euJ~hnaT</text:span><text:span text:style-name="T59">Ў</text:span><text:span text:style-name="T71"> (Cramer,</text:span><text:span text:style-name="T59"> </text:span><text:span text:style-name="T57">II</text:span><text:span text:style-name="T71">,228.21-229.1.).</text:span></text:p>
      <text:p text:style-name="P4"><text:span text:style-name="T69">1</text:span><text:span text:style-name="T71">4-2</text:span><text:span text:style-name="T69">1</text:span><text:span text:style-name="T71">: </text:span><text:span text:style-name="T35">п</text:span><text:span text:style-name="T30">ѧ</text:span><text:span text:style-name="T35">ть</text:span><text:span text:style-name="T37"> </text:span><text:span text:style-name="T35">же</text:span><text:span text:style-name="T37"> </text:span><text:span text:style-name="T35">притворъ</text:span><text:span text:style-name="T37"> </text:span><text:span text:style-name="T35">имѫщи</text:span><text:span text:style-name="T37">...</text:span><text:span text:style-name="T59">и</text:span><text:span text:style-name="T91"> </text:span><text:span text:style-name="T59">прочая</text:span><text:span text:style-name="T91"> </text:span><text:span text:style-name="T94"></text:span><text:span text:style-name="T71"> </text:span><text:span text:style-name="T108">3er%T</text:span><text:span text:style-name="T57">Ў</text:span><text:span text:style-name="T108"> t~wn 3$ente sto~wn oêutwV o&amp;T</text:span><text:span text:style-name="T57">Ў</text:span><text:span text:style-name="T108">maT</text:span><text:span text:style-name="T57">Ў</text:span><text:span text:style-name="T108">, met%a t%aV çen k$ukl\w t$essaraV..._asJene$T</text:span><text:span text:style-name="T57">Ў</text:span><text:span text:style-name="T108">aV tr$o3oV o^utoV </text:span><text:span text:style-name="T71">(Cramer, II, 22..33-22</text:span><text:span text:style-name="T69">8</text:span><text:span text:style-name="T71">.</text:span><text:span text:style-name="T69">1</text:span><text:span text:style-name="T71">).</text:span></text:p>
      <text:p text:style-name="P26"><text:span text:style-name="T71">2</text:span><text:span text:style-name="T69">1</text:span><text:span text:style-name="T71">-</text:span><text:span text:style-name="T73">1</text:span><text:span text:style-name="T74">5b</text:span><text:span text:style-name="T71">,3</text:span><text:span text:style-name="T59">: </text:span><text:span text:style-name="T30">юдно</text:span><text:span text:style-name="T31"> </text:span><text:span text:style-name="T30">прилежани</text:span><text:span text:style-name="T31"> </text:span><text:span text:style-name="T30">ослабл</text:span><text:span text:style-name="T31"></text:span><text:span text:style-name="T30">наго</text:span><text:span text:style-name="T101"> </text:span><text:span text:style-name="T72">om.</text:span><text:span text:style-name="T62"> </text:span><text:span text:style-name="T61">в</text:span><text:span text:style-name="T62"> </text:span><text:span text:style-name="T61">гр</text:span><text:span text:style-name="T62">.</text:span></text:p>
      <text:p text:style-name="P26"><text:span text:style-name="T71">3-4: </text:span><text:span text:style-name="T30">лѣ</text:span><text:span text:style-name="T78"></text:span><text:span text:style-name="T37"> .</text:span><text:span text:style-name="T30">л</text:span><text:span text:style-name="T28"></text:span><text:span text:style-name="T37">. </text:span><text:span text:style-name="T30">и</text:span><text:span text:style-name="T37"> </text:span><text:span text:style-name="T30">осмь</text:span><text:span text:style-name="T37"> </text:span><text:span text:style-name="T30">имѣ</text:span><text:span text:style-name="T37"> </text:span><text:span text:style-name="T94"></text:span><text:span text:style-name="T71"> </text:span><text:span text:style-name="T108">çe3%T</text:span><text:span text:style-name="T59">Ў</text:span><text:span text:style-name="T108"> t%on trT</text:span><text:span text:style-name="T59">Ў</text:span><text:span text:style-name="T108">$akonta çokt%w +eth +econta &amp;hlJe.</text:span></text:p>
      <text:p text:style-name="P26"><text:span text:style-name="T71">4-12:</text:span><text:span text:style-name="T111"> </text:span><text:span text:style-name="T35">и</text:span><text:span text:style-name="T37"> </text:span><text:span text:style-name="T35">на</text:span><text:span text:style-name="T37"> </text:span><text:span text:style-name="T35">вс</text:span><text:span text:style-name="T19">ѧ</text:span><text:span text:style-name="T35">ко</text:span><text:span text:style-name="T37"> </text:span><text:span text:style-name="T35">лѣто</text:span><text:span text:style-name="T37">...</text:span><text:span text:style-name="T35">не</text:span><text:span text:style-name="T37"> </text:span><text:span text:style-name="T35">ост</text:span><text:span text:style-name="T28">ѹ</text:span><text:span text:style-name="T35">паше</text:span><text:span text:style-name="T92"> </text:span><text:span text:style-name="T71">om</text:span><text:span text:style-name="T59">. в гр</text:span><text:span text:style-name="T71">.</text:span></text:p>
      <text:p text:style-name="P53"/>
      <text:p text:style-name="P6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8"/>
          </table:table-cell>
          <table:table-cell table:style-name="Table4.A1" office:value-type="string">
            <text:p text:style-name="P3">15c</text:p>
          </table:table-cell>
          <table:table-cell table:style-name="Table4.A1" office:value-type="string">
            <text:p text:style-name="P36"/>
          </table:table-cell>
          <table:table-cell table:style-name="Table4.A1" office:value-type="string">
            <text:p text:style-name="P3">15d</text:p>
          </table:table-cell>
        </table:table-row>
        <table:table-row table:style-name="Table4.1">
          <table:table-cell table:style-name="Table4.A1" office:value-type="string">
            <text:p text:style-name="P36"/>
            <text:p text:style-name="P37"/>
            <text:p text:style-name="P37">3</text:p>
            <text:p text:style-name="P37"/>
            <text:p text:style-name="P37"/>
            <text:p text:style-name="P37">6</text:p>
            <text:p text:style-name="P37"/>
            <text:p text:style-name="P37"/>
            <text:p text:style-name="P37">9</text:p>
            <text:p text:style-name="P37"/>
            <text:p text:style-name="P37"/>
            <text:p text:style-name="P27"><text:span text:style-name="T5">12</text:span></text:p>
            <text:p text:style-name="P37"/>
            <text:p text:style-name="P37"/>
            <text:p text:style-name="P27"><text:span text:style-name="T5">15</text:span></text:p>
            <text:p text:style-name="P37"/>
            <text:p text:style-name="P37"/>
            <text:p text:style-name="P27"><text:span text:style-name="T5">18</text:span></text:p>
            <text:p text:style-name="P37"/>
            <text:p text:style-name="P37"/>
            <text:p text:style-name="P27"><text:span text:style-name="T5">21</text:span></text:p>
          </table:table-cell>
          <table:table-cell table:style-name="Table4.A1" office:value-type="string">
            <text:p text:style-name="P2"><text:span text:style-name="T44">дъл</text:span><text:span text:style-name="T18">ѧ</text:span><text:span text:style-name="T44">. нъ да</text:span></text:p>
            <text:p text:style-name="P2"><text:span text:style-name="T44">на</text:span><text:span text:style-name="T45">ѹ</text:span><text:span text:style-name="T44">ить н. </text:span></text:p>
            <text:p text:style-name="P2"><text:span text:style-name="T44">прѣтрьпѣ-</text:span></text:p>
            <text:p text:style-name="P2"><text:span text:style-name="T44">нью го. тѣ-</text:span></text:p>
            <text:p text:style-name="P2"><text:span text:style-name="T44">мьже подоба-</text:span></text:p>
            <text:p text:style-name="P2"><text:span text:style-name="T44">ть</text:span><text:span text:style-name="Footnote_20_Symbol"><text:span text:style-name="T44"><text:note text:id="ftn29" text:note-class="footnote"><text:note-citation>29</text:note-citation><text:note-body><text:p text:style-name="P4"><text:span text:style-name="T58"><text:s/></text:span><text:span text:style-name="T56">om</text:span><text:span text:style-name="T58">. </text:span><text:span text:style-name="T36">подобать</text:span><text:span text:style-name="T70"> </text:span><text:span text:style-name="T69">В Г</text:span><text:span text:style-name="T36"> </text:span><text:span text:style-name="T69">Х </text:span></text:p></text:note-body></text:note></text:span></text:span><text:span text:style-name="T44"> съмотр</text:span><text:span text:style-name="T45">ї</text:span><text:span text:style-name="T44">-</text:span></text:p>
            <text:p text:style-name="P2"><text:span text:style-name="T44">ти. съ</text:span><text:span text:style-name="Footnote_20_Symbol"><text:span text:style-name="T44"><text:note text:id="ftn30" text:note-class="footnote"><text:note-citation>30</text:note-citation><text:note-body><text:p text:style-name="P4"><text:span text:style-name="T56"><text:s/></text:span><text:span text:style-name="T36">съ </text:span><text:span text:style-name="T70">om. </text:span><text:span text:style-name="T63">Х</text:span></text:p></text:note-body></text:note></text:span></text:span><text:span text:style-name="T44"> коли-</text:span></text:p>
            <text:p text:style-name="P2"><text:span text:style-name="T44">кою кротость-</text:span></text:p>
            <text:p text:style-name="P2"><text:span text:style-name="T44">ю</text:span><text:span text:style-name="Footnote_20_Symbol"><text:span text:style-name="T44"><text:note text:id="ftn31" text:note-class="footnote"><text:note-citation>31</text:note-citation><text:note-body><text:p text:style-name="P4"><text:span text:style-name="T58"><text:s/></text:span><text:span text:style-name="T36">коликою кротостью</text:span><text:span text:style-name="T63">] </text:span><text:span text:style-name="T38">кротькою м</text:span><text:span text:style-name="T27"></text:span><text:span text:style-name="T38">лтвою</text:span><text:span text:style-name="T29"> </text:span><text:span text:style-name="T69">В Г</text:span><text:span text:style-name="T36"> </text:span><text:span text:style-name="T69">Х</text:span></text:p></text:note-body></text:note></text:span></text:span><text:span text:style-name="T44">. ѡтъвѣща-</text:span></text:p>
            <text:p text:style-name="P2"><text:span text:style-name="T44">ть г</text:span><text:span text:style-name="T45"></text:span><text:span text:style-name="T44">л</text:span><text:span text:style-name="T18">ѧ</text:span><text:span text:style-name="T44"> еи г</text:span><text:span text:style-name="T45"></text:span><text:span text:style-name="T44">и.</text:span></text:p>
            <text:p text:style-name="P2"><text:span text:style-name="T44">лв</text:span><text:span text:style-name="T45"></text:span><text:span text:style-name="T44">ка же не </text:span></text:p>
            <text:p text:style-name="P2"><text:span text:style-name="T44">имамъ. и про-</text:span></text:p>
            <text:p text:style-name="P2"><text:span text:style-name="T44">аꙗ. то </text:span><text:span text:style-name="T45">ѹ</text:span><text:span text:style-name="T44">бо</text:span><text:span text:style-name="Footnote_20_Symbol"><text:span text:style-name="T44"><text:note text:id="ftn32" text:note-class="footnote"><text:note-citation>32</text:note-citation><text:note-body><text:p text:style-name="Footnote"><text:span text:style-name="T9"><text:s/></text:span><text:span text:style-name="T112">ВГХ <text:s/>om. </text:span><text:span text:style-name="T46">ѹ</text:span><text:span text:style-name="T47">бо.</text:span></text:p></text:note-body></text:note></text:span></text:span><text:span text:style-name="T44"> </text:span></text:p>
            <text:p text:style-name="P2"><text:span text:style-name="T44">б</text:span><text:span text:style-name="T45">ѹ</text:span><text:span text:style-name="T44">деть </text:span><text:span text:style-name="T45">ѹ</text:span><text:span text:style-name="T44">-</text:span></text:p>
            <text:p text:style-name="P2"><text:span text:style-name="T44">милнѣ си-</text:span></text:p>
            <text:p text:style-name="P2"><text:span text:style-name="T44">хъ словесъ. ь-</text:span></text:p>
            <text:p text:style-name="P2"><text:span text:style-name="T44">то милѣ се-</text:span></text:p>
            <text:p text:style-name="P2"><text:span text:style-name="T44">ꙗ вещи. како</text:span></text:p>
            <text:p text:style-name="P2"><text:span text:style-name="T44">срд</text:span><text:span text:style-name="T45"></text:span><text:span text:style-name="T44">це съкр</text:span><text:span text:style-name="T45">ѹ</text:span><text:span text:style-name="T44">-</text:span></text:p>
            <text:p text:style-name="P2"><text:span text:style-name="T44">шено имѣаше</text:span></text:p>
            <text:p text:style-name="P1"><text:span text:style-name="T44">ни</text:span><text:span text:style-name="Footnote_20_Symbol"><text:span text:style-name="T44"><text:note text:id="ftn33" text:note-class="footnote"><text:note-citation>33</text:note-citation><text:note-body><text:p text:style-name="Footnote"><text:span text:style-name="T9"><text:s/></text:span><text:span text:style-name="T112">ВХ <text:s/></text:span><text:span text:style-name="T47">нь</text:span><text:span text:style-name="T104"> </text:span><text:span text:style-name="T112">Вìåñòî </text:span><text:span text:style-name="T47">ни</text:span></text:p></text:note-body></text:note></text:span></text:span><text:span text:style-name="T44"> длъгомь не-</text:span></text:p>
          </table:table-cell>
          <table:table-cell table:style-name="Table4.A1" office:value-type="string">
            <text:p text:style-name="P36"/>
            <text:p text:style-name="P37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4.A1" office:value-type="string">
            <text:p text:style-name="P2"><text:span text:style-name="T15">д</text:span><text:span text:style-name="T14">ѹ</text:span><text:span text:style-name="T15">гомь одрь-</text:span></text:p>
            <text:p text:style-name="P2"><text:span text:style-name="T15">жимъ. иꙁвѣ-</text:span></text:p>
            <text:p text:style-name="P2"><text:span text:style-name="T15">ща то х</text:span><text:span text:style-name="T14">ѹ</text:span><text:span text:style-name="T15">ль-</text:span></text:p>
            <text:p text:style-name="P2"><text:span text:style-name="T15">но. ꙗкоже</text:span></text:p>
            <text:p text:style-name="P2"><text:span text:style-name="T15">множице-</text:span></text:p>
            <text:p text:style-name="P2"><text:span text:style-name="T47">ю слышимъ.</text:span></text:p>
            <text:p text:style-name="P2"><text:span text:style-name="T47">отъ ненака-</text:span></text:p>
            <text:p text:style-name="P2"><text:span text:style-name="T15">ꙁ</text:span><text:span text:style-name="T47">анъ и</text:span><text:span text:style-name="Footnote_20_Symbol"><text:span text:style-name="T47"><text:note text:id="ftn34" text:note-class="footnote"><text:note-citation>34</text:note-citation><text:note-body><text:p text:style-name="P4"><text:span text:style-name="T58"><text:s/></text:span><text:span text:style-name="T38">ненака</text:span><text:span text:style-name="T34">ꙁ</text:span><text:span text:style-name="T38">анъ и</text:span><text:span text:style-name="T63">] </text:span><text:span text:style-name="T75">В</text:span><text:span text:style-name="T38"> ненака</text:span><text:span text:style-name="T34">ꙁ</text:span><text:span text:style-name="T38">ани и <text:s text:c="2"/></text:span><text:span text:style-name="T75">Г </text:span><text:span text:style-name="T38">ненака</text:span><text:span text:style-name="T34">ꙁ</text:span><text:span text:style-name="T38">анныхь и </text:span><text:span text:style-name="T29"><text:s/></text:span><text:span text:style-name="T75">Х</text:span><text:span text:style-name="T38"> ненака</text:span><text:span text:style-name="T34">ꙁ</text:span><text:span text:style-name="T38">ани и </text:span></text:p></text:note-body></text:note></text:span></text:span><text:span text:style-name="T47"> ока-</text:span></text:p>
            <text:p text:style-name="P2"><text:span text:style-name="T47">ньнъ с</text:span><text:span text:style-name="T46">ѹ</text:span><text:span text:style-name="T47">-</text:span></text:p>
            <text:p text:style-name="P2"><text:span text:style-name="T47">щь. въ напа-</text:span></text:p>
            <text:p text:style-name="P2"><text:span text:style-name="T47">сти. не про-</text:span></text:p>
            <text:p text:style-name="P2"><text:span text:style-name="T47">кл</text:span><text:span text:style-name="T18">ѧ</text:span><text:span text:style-name="T47"> сво</text:span><text:span text:style-name="T15"></text:span><text:span text:style-name="T47">го</text:span></text:p>
            <text:p text:style-name="P2"><text:span text:style-name="T47">дьне. нъ и при-</text:span></text:p>
            <text:p text:style-name="P2"><text:span text:style-name="T47">отъвѣща</text:span><text:span text:style-name="T15"></text:span><text:span text:style-name="T47">-</text:span></text:p>
            <text:p text:style-name="P2"><text:span text:style-name="T47">ть не </text:span><text:span text:style-name="T15">ꙁ</text:span><text:span text:style-name="T47">на</text:span><text:span text:style-name="T15">ꙗ</text:span></text:p>
            <text:p text:style-name="P2"><text:span text:style-name="T47">же кто </text:span><text:span text:style-name="T15"></text:span><text:span text:style-name="T47">сть</text:span></text:p>
            <text:p text:style-name="P2"><text:span text:style-name="T47">въпраша</text:span><text:span text:style-name="T15">ꙗ</text:span><text:span text:style-name="T47">и</text:span><text:span text:style-name="Footnote_20_Symbol"><text:span text:style-name="T47"><text:note text:id="ftn35" text:note-class="footnote"><text:note-citation>35</text:note-citation><text:note-body><text:p text:style-name="P4"><text:span text:style-name="T56"><text:s/></text:span><text:span text:style-name="T38">въпраша</text:span><text:span text:style-name="T34">ꙗ</text:span><text:span text:style-name="T38">и </text:span><text:span text:style-name="T76">]</text:span><text:span text:style-name="T39"> ѹ</text:span><text:span text:style-name="T38">праша</text:span><text:span text:style-name="T34"></text:span><text:span text:style-name="T38">и</text:span><text:span text:style-name="T34"> </text:span><text:span text:style-name="T63">Г</text:span></text:p></text:note-body></text:note></text:span></text:span></text:p>
            <text:p text:style-name="P2"><text:span text:style-name="T47">ни </text:span><text:span text:style-name="T15">ꙗ</text:span><text:span text:style-name="T47">ко хоще-</text:span></text:p>
            <text:p text:style-name="P2"><text:span text:style-name="T47">ть же цѣлити и</text:span><text:span text:style-name="Footnote_20_Symbol"><text:span text:style-name="T47"><text:note text:id="ftn36" text:note-class="footnote"><text:note-citation>36</text:note-citation><text:note-body><text:p text:style-name="Footnote"><text:span text:style-name="T9"><text:s/></text:span><text:span text:style-name="T112">ВГ om. </text:span><text:span text:style-name="T47">и</text:span></text:p></text:note-body></text:note></text:span></text:span><text:span text:style-name="T47">.</text:span></text:p>
            <text:p text:style-name="P2"><text:span text:style-name="T47">нъ сего тъкмо</text:span></text:p>
            <text:p text:style-name="P1"><text:span text:style-name="T47">мьнѫ </text:span><text:span text:style-name="T15"></text:span><text:span text:style-name="T47">ааше.</text:span></text:p>
          </table:table-cell>
        </table:table-row>
      </table:table>
      <text:p text:style-name="P56"/>
      <text:p text:style-name="P45"/>
      <text:p text:style-name="P26"><text:span text:style-name="T67">Cramer</text:span><text:span text:style-name="T59">, </text:span><text:span text:style-name="T67">II</text:span><text:span text:style-name="T59">, 229.20-29 <text:s/>/15</text:span><text:span text:style-name="T67">c</text:span><text:span text:style-name="T59">1-</text:span><text:span text:style-name="T67">d</text:span><text:span text:style-name="T59">21</text:span></text:p>
      <text:p text:style-name="P10"/>
      <text:p text:style-name="P52"/>
      <text:p text:style-name="P19"/>
      <text:p text:style-name="P77"/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 table:style-name="Table5.1"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">16a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">16b</text:p>
          </table:table-cell>
        </table:table-row>
        <table:table-row table:style-name="Table5.1">
          <table:table-cell table:style-name="Table5.A1" office:value-type="string">
            <text:p text:style-name="P36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5.A1" office:value-type="string">
            <text:p text:style-name="P2"><text:span text:style-name="T15">ꙗко на потрѣ-</text:span></text:p>
            <text:p text:style-name="P2"><text:span text:style-name="T15">б</text:span><text:span text:style-name="T14">ѹ</text:span><text:span text:style-name="T15"> м</text:span><text:span text:style-name="T14">ѹ</text:span><text:span text:style-name="T15"> бѫ-</text:span></text:p>
            <text:p text:style-name="P2"><text:span text:style-name="T15">деть х</text:span><text:span text:style-name="T14"></text:span><text:span text:style-name="T15">ъ. въло-</text:span></text:p>
            <text:p text:style-name="P2"><text:span text:style-name="T15">жити и</text:span><text:span text:style-name="Footnote_20_Symbol"><text:span text:style-name="T15"><text:note text:id="ftn37" text:note-class="footnote"><text:note-citation>37</text:note-citation><text:note-body><text:p text:style-name="Footnote"><text:span text:style-name="T9"><text:s/></text:span><text:span text:style-name="T110">ВХ <text:s/>om. </text:span><text:span text:style-name="T44">и</text:span></text:p></text:note-body></text:note></text:span></text:span><text:span text:style-name="T15"> въ во-</text:span></text:p>
            <text:p text:style-name="P2"><text:span text:style-name="T15">д</text:span><text:span text:style-name="T14">ѹ</text:span><text:span text:style-name="T15">. и сими сло-</text:span></text:p>
            <text:p text:style-name="P2"><text:span text:style-name="T15">вес. </text:span><text:span text:style-name="T14">ѹ</text:span><text:span text:style-name="T15">бѣди-</text:span></text:p>
            <text:p text:style-name="P2"><text:span text:style-name="T15">ти</text:span><text:span text:style-name="Footnote_20_Symbol"><text:span text:style-name="T15"><text:note text:id="ftn38" text:note-class="footnote"><text:note-citation>38</text:note-citation><text:note-body><text:p text:style-name="Footnote"><text:span text:style-name="T9"><text:s/></text:span><text:span text:style-name="T110">В</text:span><text:span text:style-name="T87"> </text:span><text:span text:style-name="T110">Г Х </text:span><text:span text:style-name="T44">и бѣдити</text:span></text:p></text:note-body></text:note></text:span></text:span><text:span text:style-name="T15"> и мышл</text:span><text:span text:style-name="T18">ѧ</text:span><text:span text:style-name="T15">-</text:span></text:p>
            <text:p text:style-name="P2"><text:span text:style-name="T15">ше. не рее же</text:span></text:p>
            <text:p text:style-name="P2"><text:span text:style-name="T15">м</text:span><text:span text:style-name="T14">ѹ</text:span><text:span text:style-name="T15"> х</text:span><text:span text:style-name="T14"></text:span><text:span text:style-name="T15">ъ. хоще-</text:span></text:p>
            <text:p text:style-name="P2"><text:span text:style-name="T15">ши ли да т</text:span><text:span text:style-name="T18">ѧ</text:span><text:span text:style-name="T15"> и- </text:span></text:p>
            <text:p text:style-name="P2"><text:span text:style-name="T15">сцѣлю</text:span><text:span text:style-name="Footnote_20_Symbol"><text:span text:style-name="T15"><text:note text:id="ftn39" text:note-class="footnote"><text:note-citation>39</text:note-citation><text:note-body><text:p text:style-name="Footnote"><text:span text:style-name="T9"><text:s/></text:span><text:span text:style-name="T110">Г <text:s/></text:span><text:span text:style-name="T44">ѡцѣлю</text:span></text:p></text:note-body></text:note></text:span></text:span><text:span text:style-name="T15">. да не ꙗ-</text:span></text:p>
            <text:p text:style-name="P2"><text:span text:style-name="T15">вить</text:span><text:span text:style-name="Footnote_20_Symbol"><text:span text:style-name="T15"><text:note text:id="ftn40" text:note-class="footnote"><text:note-citation>40</text:note-citation><text:note-body><text:p text:style-name="Footnote"><text:span text:style-name="T9"><text:s/></text:span><text:span text:style-name="T110">Г add. </text:span><text:span text:style-name="T18">се</text:span></text:p></text:note-body></text:note></text:span></text:span><text:span text:style-name="T15"> велиаꙗ</text:span></text:p>
            <text:p text:style-name="P2"><text:span text:style-name="T15">с</text:span><text:span text:style-name="T18">ѧ</text:span><text:span text:style-name="T15">. велить же -</text:span></text:p>
            <text:p text:style-name="P2"><text:span text:style-name="T15">м</text:span><text:span text:style-name="T14">ѹ</text:span><text:span text:style-name="T15"> одрьць въ-</text:span></text:p>
            <text:p text:style-name="P2"><text:span text:style-name="T15">ꙁ</text:span><text:span text:style-name="T18">ѧ</text:span><text:span text:style-name="T15">ти. иꙁвѣ-</text:span></text:p>
            <text:p text:style-name="P2"><text:span text:style-name="T15">стити хот</text:span><text:span text:style-name="T18">ѧ</text:span></text:p>
            <text:p text:style-name="P2"><text:span text:style-name="T15">бывъше</text:span><text:span text:style-name="Footnote_20_Symbol"><text:span text:style-name="T15"><text:note text:id="ftn41" text:note-class="footnote"><text:note-citation>41</text:note-citation><text:note-body><text:p text:style-name="Footnote"><text:span text:style-name="T9"><text:s/></text:span><text:span text:style-name="T110">Х </text:span><text:span text:style-name="T18">вышне</text:span><text:span text:style-name="T15"></text:span></text:p></text:note-body></text:note></text:span></text:span><text:span text:style-name="T15"> ю-</text:span></text:p>
            <text:p text:style-name="P2"><text:span text:style-name="T15">до. да не мнить</text:span></text:p>
            <text:p text:style-name="P2"><text:span text:style-name="T15">ни динъ. ꙗ-</text:span></text:p>
            <text:p text:style-name="P2"><text:span text:style-name="T15">ко привидѣни-</text:span></text:p>
            <text:p text:style-name="P2"><text:span text:style-name="T15"></text:span><text:span text:style-name="T16"> </text:span><text:span text:style-name="T15">сть. не бы</text:span></text:p>
          </table:table-cell>
          <table:table-cell table:style-name="Table5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5.A1" office:value-type="string">
            <text:p text:style-name="P2"><text:span text:style-name="T15">бо моглъ одра</text:span></text:p>
            <text:p text:style-name="P2"><text:span text:style-name="T15">носити. аще</text:span></text:p>
            <text:p text:style-name="P2"><text:span text:style-name="T15">не быша ꙁѣло</text:span></text:p>
            <text:p text:style-name="P2"><text:span text:style-name="T14">ѹ</text:span><text:span text:style-name="T15">твьрдили </text:span></text:p>
            <text:p text:style-name="P2"><text:span text:style-name="T15">с</text:span><text:span text:style-name="T18">ѧ</text:span><text:span text:style-name="T15"> </text:span><text:span text:style-name="T14">ѹ</text:span><text:span text:style-name="T15">ди го. не</text:span></text:p>
            <text:p text:style-name="P2"><text:span text:style-name="T15">ищеть же ѿ не-</text:span></text:p>
            <text:p text:style-name="P2"><text:span text:style-name="T15">го вѣры прѣже</text:span></text:p>
            <text:p text:style-name="P2"><text:span text:style-name="T15">исцѣлниꙗ. </text:span></text:p>
            <text:p text:style-name="P2"><text:span text:style-name="T15">ꙗкоже въ и-</text:span></text:p>
            <text:p text:style-name="P2"><text:span text:style-name="T15">нѣхъ</text:span><text:span text:style-name="Footnote_20_Symbol"><text:span text:style-name="T15"><text:note text:id="ftn42" text:note-class="footnote"><text:note-citation>42</text:note-citation><text:note-body><text:p text:style-name="P4"><text:span text:style-name="T58"><text:s/></text:span><text:span text:style-name="T29">инѣхъ</text:span><text:span text:style-name="T63">] </text:span><text:span text:style-name="T69">В </text:span><text:span text:style-name="T29">вь</text:span><text:span text:style-name="T36"> </text:span><text:span text:style-name="T29">нихь</text:span><text:span text:style-name="T36">,</text:span><text:span text:style-name="T102"> </text:span><text:span text:style-name="T69">Х </text:span><text:span text:style-name="T29">в</text:span><text:span text:style-name="T36"> </text:span><text:span text:style-name="T29">нихь</text:span></text:p></text:note-body></text:note></text:span></text:span><text:span text:style-name="T15">. ꙗко не</text:span></text:p>
            <text:p text:style-name="P2"><text:span text:style-name="T14">ѹ</text:span><text:span text:style-name="T15">бѣ </text:span>(!)<text:span text:style-name="Footnote_20_Symbol"><text:note text:id="ftn43" text:note-class="footnote"><text:note-citation>43</text:note-citation><text:note-body><text:p text:style-name="Footnote"><text:span text:style-name="T9"><text:s/></text:span><text:span text:style-name="T17">ѹ</text:span><text:span text:style-name="T18">бѣ </text:span><text:span text:style-name="T9">(!)] </text:span><text:span text:style-name="T18">бѣ </text:span><text:span text:style-name="T110">В</text:span><text:span text:style-name="T87"> </text:span><text:span text:style-name="T110">Г Х</text:span></text:p></text:note-body></text:note></text:span><text:span text:style-name="T15"> видѣлъ</text:span></text:p>
            <text:p text:style-name="P2"><text:span text:style-name="T15">го юда сътво-</text:span></text:p>
            <text:p text:style-name="P2"><text:span text:style-name="T15">рьша</text:span><text:span text:style-name="Footnote_20_Symbol"><text:span text:style-name="T15"><text:note text:id="ftn44" text:note-class="footnote"><text:note-citation>44</text:note-citation><text:note-body><text:p text:style-name="P4"><text:span text:style-name="T58"><text:s/></text:span><text:span text:style-name="T29">сътворьша</text:span><text:span text:style-name="T63">]</text:span><text:span text:style-name="T69"> В </text:span><text:span text:style-name="T29">твореще</text:span><text:span text:style-name="T36">,</text:span><text:span text:style-name="T102"> </text:span><text:span text:style-name="T69">Г Х <text:s/></text:span><text:span text:style-name="T29">твореща</text:span></text:p></text:note-body></text:note></text:span></text:span><text:span text:style-name="T15">. нъ</text:span><text:span text:style-name="Footnote_20_Symbol"><text:span text:style-name="T15"><text:note text:id="ftn45" text:note-class="footnote"><text:note-citation>45</text:note-citation><text:note-body><text:p text:style-name="Footnote"><text:s/><text:span text:style-name="T15">нъ </text:span><text:span text:style-name="T7">om. </text:span><text:span text:style-name="T10">Г Х</text:span></text:p></text:note-body></text:note></text:span></text:span><text:span text:style-name="T15"> ни вѣ-</text:span></text:p>
            <text:p text:style-name="P2"><text:span text:style-name="T15">д</text:span><text:span text:style-name="T18">ѧ</text:span><text:span text:style-name="T15">ше къто -</text:span></text:p>
            <text:p text:style-name="P2"><text:span text:style-name="T15">сть</text:span><text:span text:style-name="Footnote_20_Symbol"><text:span text:style-name="T15"><text:note text:id="ftn46" text:note-class="footnote"><text:note-citation>46</text:note-citation><text:note-body><text:p text:style-name="P4"><text:span text:style-name="T58"><text:s/></text:span><text:span text:style-name="T29">ни вѣдѧше къто </text:span><text:span text:style-name="T34"></text:span><text:span text:style-name="T29">сть </text:span><text:span text:style-name="T76">om</text:span><text:span text:style-name="T63">. Г</text:span></text:p></text:note-body></text:note></text:span></text:span><text:span text:style-name="T15">. ибо и тъ</text:span><text:span text:style-name="Footnote_20_Symbol"><text:span text:style-name="T15"><text:note text:id="ftn47" text:note-class="footnote"><text:note-citation>47</text:note-citation><text:note-body><text:p text:style-name="Footnote"><text:s/><text:span text:style-name="T15">тъ</text:span><text:span text:style-name="T18"> </text:span><text:span text:style-name="T97">om </text:span><text:span text:style-name="T10">Г</text:span></text:p></text:note-body></text:note></text:span></text:span></text:p>
            <text:p text:style-name="P2"><text:span text:style-name="T15">въ нихъже</text:span><text:span text:style-name="Footnote_20_Symbol"><text:span text:style-name="T15"><text:note text:id="ftn48" text:note-class="footnote"><text:note-citation>48</text:note-citation><text:note-body><text:p text:style-name="Footnote"><text:s/><text:span text:style-name="T15">нихъже</text:span><text:span text:style-name="T97">] </text:span><text:span text:style-name="T15">иныхь </text:span><text:span text:style-name="T10">Г</text:span></text:p></text:note-body></text:note></text:span></text:span></text:p>
            <text:p text:style-name="P2"><text:span text:style-name="T15">вѣры въпра-</text:span></text:p>
            <text:p text:style-name="P2"><text:span text:style-name="T15">шаше. не прѣ- </text:span></text:p>
            <text:p text:style-name="P2"><text:span text:style-name="T15">же юдесъ.</text:span></text:p>
            <text:p text:style-name="P2"><text:span text:style-name="T44">нъ гда и</text:span><text:span text:style-name="Footnote_20_Symbol"><text:span text:style-name="T44"><text:note text:id="ftn49" text:note-class="footnote"><text:note-citation>49</text:note-citation><text:note-body><text:p text:style-name="Footnote"><text:span text:style-name="T9"><text:s/></text:span><text:span text:style-name="T110">ВГХ om. </text:span><text:span text:style-name="T18">и</text:span></text:p></text:note-body></text:note></text:span></text:span></text:p>
            <text:p text:style-name="P1"><text:span text:style-name="T44">б</text:span><text:span text:style-name="T15">ꙑ</text:span><text:span text:style-name="T44">ша ви-</text:span></text:p>
          </table:table-cell>
        </table:table-row>
      </table:table>
      <text:p text:style-name="P47"/>
      <text:p text:style-name="P47"/>
      <text:p text:style-name="P4"><text:span text:style-name="T71">Cramer, II, 229.29 - 230. 6 <text:s text:c="2"/>/16a1-b21 </text:span></text:p>
      <text:p text:style-name="P4"><text:span text:style-name="T71">15-16: </text:span><text:span text:style-name="T35">иꙁвѣстити</text:span><text:span text:style-name="T92"> </text:span><text:span text:style-name="T94"></text:span><text:span text:style-name="T71"> </text:span><text:span text:style-name="T108">3T</text:span><text:span text:style-name="T57">Ў</text:span><text:span text:style-name="T108">st$wsasJaT</text:span><text:span text:style-name="T57">Ў</text:span><text:span text:style-name="T108">.</text:span></text:p>
      <text:p text:style-name="P14"/>
      <text:p text:style-name="P15"/>
      <text:p text:style-name="P22"/>
      <text:p text:style-name="P6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3">16c</text:p>
          </table:table-cell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3">16d</text:p>
          </table:table-cell>
        </table:table-row>
        <table:table-row table:style-name="Table6.1">
          <table:table-cell table:style-name="Table6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6.A1" office:value-type="string">
            <text:p text:style-name="P2"><text:span text:style-name="T15">дѣли юдеса</text:span></text:p>
            <text:p text:style-name="P2"><text:span text:style-name="T15">створьша. въ-</text:span></text:p>
            <text:p text:style-name="P2"><text:span text:style-name="T15">ꙁ</text:span><text:span text:style-name="T18">ѧ</text:span><text:span text:style-name="T15">тъ же свои</text:span></text:p>
            <text:p text:style-name="P2"><text:span text:style-name="T15">одръ. и хож</text:span><text:span text:style-name="T18">ѧ</text:span><text:span text:style-name="T15">-</text:span></text:p>
            <text:p text:style-name="P2"><text:span text:style-name="T15">ше. понеже</text:span></text:p>
            <text:p text:style-name="P2"><text:span text:style-name="T15">гда слыша</text:span><text:span text:style-name="Footnote_20_Symbol"><text:span text:style-name="T15"><text:note text:id="ftn50" text:note-class="footnote"><text:note-citation>50</text:note-citation><text:note-body><text:p text:style-name="Footnote"><text:span text:style-name="T9"><text:s/>Х </text:span><text:span text:style-name="T18">слышавь</text:span></text:p></text:note-body></text:note></text:span></text:span><text:span text:style-name="T15">.</text:span></text:p>
            <text:p text:style-name="P2"><text:span text:style-name="T15">вѣровавъ въ-</text:span></text:p>
            <text:p text:style-name="P2"><text:span text:style-name="T15">ста. бывъ съ-</text:span></text:p>
            <text:p text:style-name="P2"><text:span text:style-name="T15">дравъ. ние- </text:span></text:p>
            <text:p text:style-name="P2"><text:span text:style-name="T15">соже отънѫ- </text:span></text:p>
            <text:p text:style-name="P2"><text:span text:style-name="T15">дь невѣрьна</text:span></text:p>
            <text:p text:style-name="P2"><text:span text:style-name="T15">помысливъ</text:span><text:span text:style-name="Footnote_20_Symbol"><text:span text:style-name="T15"><text:note text:id="ftn51" text:note-class="footnote"><text:note-citation>51</text:note-citation><text:note-body><text:p text:style-name="Footnote"><text:span text:style-name="T9"><text:s/></text:span><text:span text:style-name="T18">помысливъ</text:span><text:span text:style-name="T9"> ]</text:span><text:span text:style-name="T9"> В </text:span><text:span text:style-name="T18">помыслиль, </text:span><text:span text:style-name="T9">Г </text:span><text:span text:style-name="T18">помыслиль</text:span></text:p></text:note-body></text:note></text:span></text:span><text:span text:style-name="T15">. </text:span></text:p>
            <text:p text:style-name="P6">подобать</text:p>
            <text:p text:style-name="P2"><text:span text:style-name="T15">же дивити</text:span></text:p>
            <text:p text:style-name="P2"><text:span text:style-name="T15">с</text:span><text:span text:style-name="T18">ѧ</text:span><text:span text:style-name="T15">. и вѣрѣ го</text:span></text:p>
            <text:p text:style-name="P2"><text:span text:style-name="T15">̋же потомь</text:span></text:p>
            <text:p text:style-name="P2"><text:span text:style-name="T15">имать. и дрь-</text:span></text:p>
            <text:p text:style-name="P2"><text:span text:style-name="T15">ꙁновенью же</text:span></text:p>
            <text:p text:style-name="P2"><text:span text:style-name="T15">къ иѭдеомъ</text:span></text:p>
            <text:p text:style-name="P2"><text:span text:style-name="T15">како належа-</text:span></text:p>
            <text:p text:style-name="P1"><text:span text:style-name="T15">щемъ</text:span><text:span text:style-name="Footnote_20_Symbol"><text:span text:style-name="T15"><text:note text:id="ftn52" text:note-class="footnote"><text:note-citation>52</text:note-citation><text:note-body><text:p text:style-name="Footnote"><text:span text:style-name="T9"><text:s/>Х </text:span><text:span text:style-name="T18">належещ</text:span><text:span text:style-name="T17">ї</text:span><text:span text:style-name="T18">имь</text:span></text:p></text:note-body></text:note></text:span></text:span><text:span text:style-name="T15"> имъ. и</text:span></text:p>
          </table:table-cell>
          <table:table-cell table:style-name="Table6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6.A1" office:value-type="string">
            <text:p text:style-name="P2"><text:span text:style-name="T15">гл</text:span><text:span text:style-name="T14"></text:span><text:span text:style-name="T17">ѭ</text:span><text:span text:style-name="T15">щемъ -</text:span></text:p>
            <text:p text:style-name="P2"><text:span text:style-name="T15">м</text:span><text:span text:style-name="T14">ѹ</text:span><text:span text:style-name="T15">. не лѣть</text:span></text:p>
            <text:p text:style-name="P2"><text:span text:style-name="T15">ти сть въ-</text:span></text:p>
            <text:p text:style-name="P2"><text:span text:style-name="T15">ꙁ</text:span><text:span text:style-name="T18">ѧ</text:span><text:span text:style-name="T15">ти одра си</text:span><text:span text:style-name="Footnote_20_Symbol"><text:span text:style-name="T15"><text:note text:id="ftn53" text:note-class="footnote"><text:note-citation>53</text:note-citation><text:note-body><text:p text:style-name="Footnote"><text:span text:style-name="T9"><text:s/>Г </text:span>om<text:span text:style-name="T9">. <text:s/></text:span><text:span text:style-name="T18">си</text:span></text:p></text:note-body></text:note></text:span></text:span></text:p>
            <text:p text:style-name="P2"><text:span text:style-name="T15">ꙁа с</text:span><text:span text:style-name="T14">ѹ</text:span><text:span text:style-name="T15">бот</text:span><text:span text:style-name="T14">ѹ</text:span><text:span text:style-name="T15">.</text:span></text:p>
            <text:p text:style-name="P2"><text:span text:style-name="T15">самъ съ дрь-</text:span></text:p>
            <text:p text:style-name="P6">ꙁновениимь</text:p>
            <text:p text:style-name="P2"><text:span text:style-name="T15">бест</text:span><text:span text:style-name="T14">ѹ</text:span><text:span text:style-name="T15">дьна</text:span></text:p>
            <text:p text:style-name="P2"><text:span text:style-name="T15">ꙗꙁыка ихъ</text:span></text:p>
            <text:p text:style-name="P2"><text:span text:style-name="T15">посрамл</text:span><text:span text:style-name="T18">ѧ</text:span><text:span text:style-name="T15">ꙗ.</text:span></text:p>
            <text:p text:style-name="P2"><text:span text:style-name="T15">благодате-</text:span></text:p>
            <text:p text:style-name="P2"><text:span text:style-name="T15">л</text:span><text:span text:style-name="T18">ѧ</text:span><text:span text:style-name="T15"> го пропо-</text:span></text:p>
            <text:p text:style-name="P2"><text:span text:style-name="T15">ведаше г</text:span><text:span text:style-name="T14"></text:span><text:span text:style-name="T15">л</text:span><text:span text:style-name="T18">ѧ</text:span><text:span text:style-name="T15">.</text:span></text:p>
            <text:p text:style-name="P2"><text:span text:style-name="T15">створи и м</text:span><text:span text:style-name="T18">ѧ</text:span></text:p>
            <text:p text:style-name="P2"><text:span text:style-name="T15">съдрава. тъ</text:span></text:p>
            <text:p text:style-name="P2"><text:span text:style-name="T15">ми рее въꙁ</text:span><text:span text:style-name="T18">ѧ</text:span><text:span text:style-name="T15">-</text:span></text:p>
            <text:p text:style-name="P2"><text:span text:style-name="T15">ти одръ. тъкмо</text:span></text:p>
            <text:p text:style-name="P2"><text:span text:style-name="T15">не г</text:span><text:span text:style-name="T14"></text:span><text:span text:style-name="T15">л</text:span><text:span text:style-name="T18">ѧ</text:span><text:span text:style-name="T15">. бл</text:span><text:span text:style-name="T18">ѧ</text:span><text:span text:style-name="T15">дете</text:span></text:p>
            <text:p text:style-name="P2"><text:span text:style-name="T15">и неистови с</text:span><text:span text:style-name="T18">ѧ</text:span></text:p>
            <text:p text:style-name="P2"><text:span text:style-name="T15">дѣете. вел</text:span><text:span text:style-name="T18">ѧ</text:span><text:span text:style-name="T15">ще</text:span></text:p>
            <text:p text:style-name="P7">иꙁбавльшаго</text:p>
          </table:table-cell>
        </table:table-row>
      </table:table>
      <text:p text:style-name="P50"/>
      <text:p text:style-name="P52"/>
      <text:p text:style-name="P4"><text:span text:style-name="T71">Cramer</text:span><text:span text:style-name="T59">, </text:span><text:span text:style-name="T71">II</text:span><text:span text:style-name="T59">, 230.6-10 + 16-22 /16</text:span><text:span text:style-name="T71">c</text:span><text:span text:style-name="T59">1-</text:span><text:span text:style-name="T71">d</text:span><text:span text:style-name="T59">21</text:span></text:p>
      <text:p text:style-name="P4"><text:span text:style-name="T59">12: след </text:span><text:span text:style-name="T30">помысливъ </text:span><text:span text:style-name="T57">om</text:span><text:span text:style-name="T59">. <text:s/></text:span><text:span text:style-name="T107">ç</text:span><text:span text:style-name="T106">A</text:span><text:span text:style-name="T107">3</text:span><text:span text:style-name="T106">OLT</text:span><text:span text:style-name="T59">Ў</text:span><text:span text:style-name="T106">NAR</text:span><text:span text:style-name="T107">$</text:span><text:span text:style-name="T106">T</text:span><text:span text:style-name="T59">Ў</text:span><text:span text:style-name="T106">OU</text:span><text:span text:style-name="T107">. </text:span><text:span text:style-name="T106">O</text:span><text:span text:style-name="T107">ç</text:span><text:span text:style-name="T106">uk</text:span><text:span text:style-name="T107"> </text:span><text:span text:style-name="T106">e</text:span><text:span text:style-name="T107">&amp;</text:span><text:span text:style-name="T106">T</text:span><text:span text:style-name="T71">Ў</text:span><text:span text:style-name="T107">3</text:span><text:span text:style-name="T106">an</text:span><text:span text:style-name="T107"> </text:span><text:span text:style-name="T106">dT</text:span><text:span text:style-name="T71">Ў</text:span><text:span text:style-name="T107">%</text:span><text:span text:style-name="T106">a</text:span><text:span text:style-name="T107"> </text:span><text:span text:style-name="T106">t</text:span><text:span text:style-name="T107">$</text:span><text:span text:style-name="T106">T</text:span><text:span text:style-name="T71">Ў</text:span><text:span text:style-name="T107"> </text:span><text:span text:style-name="T106">ta</text:span><text:span text:style-name="T107">~</text:span><text:span text:style-name="T106">uta</text:span><text:span text:style-name="T107"> ç</text:span><text:span text:style-name="T106">ek</text:span><text:span text:style-name="T107">$</text:span><text:span text:style-name="T106">eleue</text:span><text:span text:style-name="T107"> </text:span><text:span text:style-name="T106">g</text:span><text:span text:style-name="T107">$</text:span><text:span text:style-name="T106">T</text:span><text:span text:style-name="T71">Ў</text:span><text:span text:style-name="T106">nesJaT</text:span><text:span text:style-name="T71">Ў</text:span><text:span text:style-name="T107">... </text:span><text:span text:style-name="T106">l</text:span><text:span text:style-name="T107">$</text:span><text:span text:style-name="T106">ogoV</text:span><text:span text:style-name="T107"> </text:span><text:span text:style-name="T106">ka</text:span><text:span text:style-name="T107">%</text:span><text:span text:style-name="T106">T</text:span><text:span text:style-name="T71">Ў</text:span><text:span text:style-name="T107"> é</text:span><text:span text:style-name="T106">r</text:span><text:span text:style-name="T107">~</text:span><text:span text:style-name="T106">hma</text:span><text:span text:style-name="T107">.</text:span></text:p>
      <text:p text:style-name="P10"/>
      <text:p text:style-name="P72"/>
      <text:p text:style-name="P6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3">17a</text:p>
          </table:table-cell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3">17b</text:p>
          </table:table-cell>
        </table:table-row>
        <table:table-row table:style-name="Table7.1">
          <table:table-cell table:style-name="Table7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7.A1" office:value-type="string">
            <text:p text:style-name="P2"><text:span text:style-name="T15">м</text:span><text:span text:style-name="T18">ѧ</text:span><text:span text:style-name="T15"> ѿ такова</text:span></text:p>
            <text:p text:style-name="P2"><text:span text:style-name="T15">длъга и люта не-</text:span></text:p>
            <text:p text:style-name="P2"><text:span text:style-name="T15">д</text:span><text:span text:style-name="T14">ѹ</text:span><text:span text:style-name="T15">га. не посл</text:span><text:span text:style-name="T14">ѹ</text:span><text:span text:style-name="T15">ша-</text:span></text:p>
            <text:p text:style-name="P2"><text:span text:style-name="T15">ти повелѣваю-</text:span></text:p>
            <text:p text:style-name="P2"><text:span text:style-name="T15">ще. ьсо ради не</text:span></text:p>
            <text:p text:style-name="P2"><text:span text:style-name="T15">рѣша м</text:span><text:span text:style-name="T14">ѹ</text:span><text:span text:style-name="T15">. кто</text:span></text:p>
            <text:p text:style-name="P2"><text:span text:style-name="T15">сть. сътворьи</text:span></text:p>
            <text:p text:style-name="P2"><text:span text:style-name="T15">т</text:span><text:span text:style-name="T18">ѧ</text:span><text:span text:style-name="T15"> съдрава. нъ</text:span></text:p>
            <text:p text:style-name="P2"><text:span text:style-name="T15">рекꙑи ти въꙁь-</text:span></text:p>
            <text:p text:style-name="P2"><text:span text:style-name="T15">ми одръ свои.</text:span></text:p>
            <text:p text:style-name="P2"><text:span text:style-name="T15">многою ꙁъло-</text:span></text:p>
            <text:p text:style-name="P2"><text:span text:style-name="T15">бою. горѣ бо</text:span></text:p>
            <text:p text:style-name="P2"><text:span text:style-name="T15">и дол</text:span><text:span text:style-name="T14">ѹ</text:span><text:span text:style-name="T15">. мь-</text:span></text:p>
            <text:p text:style-name="P2"><text:span text:style-name="T15">нимо прѣ-</text:span></text:p>
            <text:p text:style-name="P2"><text:span text:style-name="T15">ст</text:span><text:span text:style-name="T14">ѹ</text:span><text:span text:style-name="T15">плени</text:span></text:p>
            <text:p text:style-name="P2"><text:span text:style-name="T15">посрѣдѣ при-</text:span></text:p>
            <text:p text:style-name="P2"><text:span text:style-name="T15">ношаах</text:span><text:span text:style-name="T14">ѹ</text:span><text:span text:style-name="T15">.</text:span></text:p>
            <text:p text:style-name="P2"><text:span text:style-name="T15">самъ же сего</text:span></text:p>
            <text:p text:style-name="P2"><text:span text:style-name="T15">ради </text:span><text:span text:style-name="T14">ѹ</text:span><text:span text:style-name="T15">кло-</text:span></text:p>
            <text:p text:style-name="P2"><text:span text:style-name="T15">ни с</text:span><text:span text:style-name="T18">ѧ</text:span><text:span text:style-name="T15">. да не бо-</text:span></text:p>
            <text:p text:style-name="P1"><text:span text:style-name="T15">льши</text:span><text:span text:style-name="Footnote_20_Symbol"><text:span text:style-name="T15"><text:note text:id="ftn54" text:note-class="footnote"><text:note-citation>54</text:note-citation><text:note-body><text:p text:style-name="P2"><text:span text:style-name="T58"><text:s/></text:span><text:span text:style-name="T29">больши</text:span><text:span text:style-name="T63">] </text:span><text:span text:style-name="T58">В </text:span><text:span text:style-name="T29">-шеми, </text:span><text:span text:style-name="T58">Г Х -</text:span><text:span text:style-name="T29">шими</text:span></text:p></text:note-body></text:note></text:span></text:span><text:span text:style-name="T15"> сътвори-</text:span></text:p>
          </table:table-cell>
          <table:table-cell table:style-name="Table7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7.A1" office:value-type="string">
            <text:p text:style-name="P2"><text:span text:style-name="T15">ть. раждещи</text:span></text:p>
            <text:p text:style-name="P2"><text:span text:style-name="T15">с</text:span><text:span text:style-name="T18">ѧ</text:span><text:span text:style-name="Footnote_20_Symbol"><text:span text:style-name="T18"><text:note text:id="ftn55" text:note-class="footnote"><text:note-citation>55</text:note-citation><text:note-body><text:p text:style-name="Footnote"><text:span text:style-name="T9"><text:s/>В</text:span><text:span text:style-name="T87"> </text:span><text:span text:style-name="T9">Х </text:span>om<text:span text:style-name="T9">. <text:s/></text:span><text:span text:style-name="T18">сѧ</text:span></text:p></text:note-body></text:note></text:span></text:span><text:span text:style-name="T15"> ꙗрости ихъ.</text:span></text:p>
            <text:p text:style-name="P2"><text:span text:style-name="T15">вѣсто бо сть.</text:span></text:p>
            <text:p text:style-name="P2"><text:span text:style-name="T15">ꙗко и</text:span><text:span text:style-name="Footnote_20_Symbol"><text:span text:style-name="T15"><text:note text:id="ftn56" text:note-class="footnote"><text:note-citation>56</text:note-citation><text:note-body><text:p text:style-name="Footnote"><text:span text:style-name="T9"><text:s/>ВГХ <text:s/></text:span>om<text:span text:style-name="T9">. </text:span><text:span text:style-name="T18">и</text:span></text:p></text:note-body></text:note></text:span></text:span><text:span text:style-name="T15"> ꙁракъ</text:span></text:p>
            <text:p text:style-name="P2"><text:span text:style-name="T15">тъкма ꙁави-</text:span></text:p>
            <text:p text:style-name="P2"><text:span text:style-name="T15">димааго. не</text:span></text:p>
            <text:p text:style-name="P2"><text:span text:style-name="T15">мала искра б</text:span><text:span text:style-name="T14">ѹ</text:span><text:span text:style-name="T15">-</text:span></text:p>
            <text:p text:style-name="P2"><text:span text:style-name="T15">деть ꙁавид</text:span><text:span text:style-name="T18">ѧ</text:span><text:span text:style-name="T15">-</text:span></text:p>
            <text:p text:style-name="P2"><text:span text:style-name="T15">щиимъ. ь-</text:span></text:p>
            <text:p text:style-name="P2"><text:span text:style-name="T15">то же раꙁ</text:span><text:span text:style-name="T14">ѹ</text:span><text:span text:style-name="T15">мѣ-</text:span></text:p>
            <text:p text:style-name="P2"><text:span text:style-name="T15">мъ ѿ селѣ</text:span></text:p>
            <text:p text:style-name="P2"><text:span text:style-name="T15">съдравъ бꙑ-</text:span></text:p>
            <text:p text:style-name="P2"><text:span text:style-name="T15">сть. к том</text:span><text:span text:style-name="T14">ѹ</text:span></text:p>
            <text:p text:style-name="P2"><text:span text:style-name="T15">не съгрѣша-</text:span></text:p>
            <text:p text:style-name="P2"><text:span text:style-name="T15">и. да неьто</text:span></text:p>
            <text:p text:style-name="P2"><text:span text:style-name="T15">горе ти б</text:span><text:span text:style-name="T14">ѹ</text:span><text:span text:style-name="T15">де- <text:s text:c="4"/></text:span></text:p>
            <text:p text:style-name="P2"><text:span text:style-name="T15">ть. Прьво</text:span></text:p>
            <text:p text:style-name="P2"><text:span text:style-name="T14">ѹ</text:span><text:span text:style-name="T15">бо. ꙗко грѣ-</text:span></text:p>
            <text:p text:style-name="P2"><text:span text:style-name="T15">хъми</text:span><text:span text:style-name="Footnote_20_Symbol"><text:span text:style-name="T15"><text:note text:id="ftn57" text:note-class="footnote"><text:note-citation>57</text:note-citation><text:note-body><text:p text:style-name="Footnote"><text:span text:style-name="T9"><text:s/>Х </text:span><text:span text:style-name="T18">грѣхомь</text:span></text:p></text:note-body></text:note></text:span></text:span><text:span text:style-name="T15"> роди с</text:span><text:span text:style-name="T18">ѧ</text:span><text:span text:style-name="T15"> не-</text:span></text:p>
            <text:p text:style-name="P2"><text:span text:style-name="T15">д</text:span><text:span text:style-name="T14">ѹ</text:span><text:span text:style-name="T15">гъ въ л</text:span><text:span text:style-name="T80">ꙸ</text:span><text:span text:style-name="T15">вцѣ. <text:s text:c="2"/></text:span></text:p>
            <text:p text:style-name="P1"><text:span text:style-name="T15">Въторо же. ꙗко</text:span></text:p>
          </table:table-cell>
        </table:table-row>
      </table:table>
      <text:p text:style-name="P43"/>
      <text:p text:style-name="P54"/>
      <text:p text:style-name="P26"><text:span text:style-name="T67">Cramer</text:span><text:span text:style-name="T59">, </text:span><text:span text:style-name="T67">II</text:span><text:span text:style-name="T59">, 230. 22-23+29-32+34-231.1+5-. <text:s/>/1.</text:span><text:span text:style-name="T67">a</text:span><text:span text:style-name="T59">1-</text:span><text:span text:style-name="T67">b</text:span><text:span text:style-name="T59">21</text:span></text:p>
      <text:p text:style-name="P26"><text:span text:style-name="T59"><text:s text:c="66"/></text:span></text:p>
      <text:p text:style-name="P4"><text:span text:style-name="T65">17а</text:span><text:span text:style-name="T59">, 4-5: сле </text:span><text:span text:style-name="T30">повелѣвающе</text:span><text:span text:style-name="T91"> </text:span><text:span text:style-name="T57">om</text:span><text:span text:style-name="T59">. </text:span><text:span text:style-name="T106">ka</text:span><text:span text:style-name="T107">%</text:span><text:span text:style-name="T106">T</text:span><text:span text:style-name="T59">Ў</text:span><text:span text:style-name="T107"> </text:span><text:span text:style-name="T106">to</text:span><text:span text:style-name="T107">$</text:span><text:span text:style-name="T106">T</text:span><text:span text:style-name="T59">Ў</text:span><text:span text:style-name="T107"> </text:span><text:span text:style-name="T106">ge</text:span><text:span text:style-name="T107"> </text:span><text:span text:style-name="T106">e</text:span><text:span text:style-name="T107">ç</text:span><text:span text:style-name="T106">T</text:span><text:span text:style-name="T59">Ў</text:span><text:span text:style-name="T107"> </text:span><text:span text:style-name="T106">kakourge</text:span><text:span text:style-name="T107">~</text:span><text:span text:style-name="T106">T</text:span><text:span text:style-name="T59">Ў</text:span><text:span text:style-name="T106">n</text:span><text:span text:style-name="T107"> ç</text:span><text:span text:style-name="T106">ebo</text:span><text:span text:style-name="T107">$</text:span><text:span text:style-name="T106">uleto</text:span><text:span text:style-name="T107">...</text:span><text:span text:style-name="T106">t</text:span><text:span text:style-name="T107">~</text:span><text:span text:style-name="T106">hV</text:span><text:span text:style-name="T59"> </text:span><text:span text:style-name="T107">ç</text:span><text:span text:style-name="T106">arrwst</text:span><text:span text:style-name="T107">$</text:span><text:span text:style-name="T106">T</text:span><text:span text:style-name="T59">Ў</text:span><text:span text:style-name="T106">aV</text:span><text:span text:style-name="T107"> </text:span><text:span text:style-name="T106">dT</text:span><text:span text:style-name="T59">Ў</text:span><text:span text:style-name="T106">orJ</text:span><text:span text:style-name="T107">$</text:span><text:span text:style-name="T106">wseT</text:span><text:span text:style-name="T59">Ў</text:span><text:span text:style-name="T107">. </text:span><text:span text:style-name="T61">1</text:span><text:span text:style-name="T59">9-20: ñëåä </text:span><text:span text:style-name="T33">ѹ</text:span><text:span text:style-name="T30">клони с</text:span><text:span text:style-name="T33">Ѧ</text:span><text:span text:style-name="T30"> </text:span><text:span text:style-name="T57">om</text:span><text:span text:style-name="T59">. </text:span><text:span text:style-name="T107">3</text:span><text:span text:style-name="T106">rwton</text:span><text:span text:style-name="T107"> </text:span><text:span text:style-name="T106">m</text:span><text:span text:style-name="T107">%</text:span><text:span text:style-name="T106">en</text:span><text:span text:style-name="T107">, ê</text:span><text:span text:style-name="T106">T</text:span><text:span text:style-name="T59">Ў</text:span><text:span text:style-name="T106">na</text:span><text:span text:style-name="T107"> ç</text:span><text:span text:style-name="T106">a</text:span><text:span text:style-name="T107">3$</text:span><text:span text:style-name="T106">ontoV</text:span><text:span text:style-name="T107">...</text:span><text:span text:style-name="T106">thV</text:span><text:span text:style-name="T107"> </text:span><text:span text:style-name="T106">e</text:span><text:span text:style-name="T107">ç</text:span><text:span text:style-name="T106">uerges</text:span><text:span text:style-name="T107">$</text:span><text:span text:style-name="T106">T</text:span><text:span text:style-name="T59">Ў</text:span><text:span text:style-name="T106">aV</text:span><text:span text:style-name="T107"> </text:span><text:span text:style-name="T106">m</text:span><text:span text:style-name="T107">$</text:span><text:span text:style-name="T106">artuV</text:span><text:span text:style-name="T107">.</text:span></text:p>
      <text:p text:style-name="P4"><text:span text:style-name="T59">8-9: след <text:s/></text:span><text:span text:style-name="T35">ꙁ</text:span><text:span text:style-name="T30">авид</text:span><text:span text:style-name="T19">ѧ</text:span><text:span text:style-name="T30">щиимъ</text:span><text:span text:style-name="T91"> </text:span><text:span text:style-name="T57">om</text:span><text:span text:style-name="T59">. </text:span><text:span text:style-name="T106">DT</text:span><text:span text:style-name="T59">Ў</text:span><text:span text:style-name="T107">%</text:span><text:span text:style-name="T106">a</text:span><text:span text:style-name="T107"> </text:span><text:span text:style-name="T106">to</text:span><text:span text:style-name="T107">~</text:span><text:span text:style-name="T106">uto</text:span><text:span text:style-name="T107"> ç</text:span><text:span text:style-name="T106">anacwr</text:span><text:span text:style-name="T107">$</text:span><text:span text:style-name="T106">hsaV</text:span><text:span text:style-name="T107">...</text:span><text:span text:style-name="T106">marturo</text:span><text:span text:style-name="T107">~</text:span><text:span text:style-name="T106">usT</text:span><text:span text:style-name="T59">Ў</text:span><text:span text:style-name="T107"> </text:span><text:span text:style-name="T106">t</text:span><text:span text:style-name="T107">\~</text:span><text:span text:style-name="T106">w</text:span><text:span text:style-name="T107"> </text:span><text:span text:style-name="T106">Ja</text:span><text:span text:style-name="T107">$</text:span><text:span text:style-name="T106">umatT</text:span><text:span text:style-name="T59">Ў</text:span><text:span text:style-name="T107">. </text:span><text:span text:style-name="T61">1</text:span><text:span text:style-name="T59">4-</text:span><text:span text:style-name="T61">1</text:span><text:span text:style-name="T59">5: ñëåä </text:span><text:span text:style-name="T30">не съгрѣшаи </text:span><text:span text:style-name="T57">om</text:span><text:span text:style-name="T59">. <text:s/></text:span><text:span text:style-name="T106">ka</text:span><text:span text:style-name="T107">%</text:span><text:span text:style-name="T106">T</text:span><text:span text:style-name="T59">Ў</text:span><text:span text:style-name="T107"> </text:span><text:span text:style-name="T106">t</text:span><text:span text:style-name="T107">%</text:span><text:span text:style-name="T106">a</text:span><text:span text:style-name="T107"> é</text:span><text:span text:style-name="T106">ex</text:span><text:span text:style-name="T107">~</text:span><text:span text:style-name="T106">hV</text:span><text:span text:style-name="T107">.</text:span></text:p>
      <text:p text:style-name="P4"><text:span text:style-name="T59">15-1.: </text:span><text:span text:style-name="T30">да не</text:span><text:span text:style-name="T35"></text:span><text:span text:style-name="T30">ьто горе ти б</text:span><text:span text:style-name="T33">ѹ</text:span><text:span text:style-name="T30">деть </text:span><text:span text:style-name="T57">om</text:span><text:span text:style-name="T59">. в гр</text:span></text:p>
      <text:p text:style-name="P20"/>
      <text:p text:style-name="P7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9"/>
          </table:table-cell>
          <table:table-cell table:style-name="Table8.A1" office:value-type="string">
            <text:p text:style-name="P3">17c</text:p>
          </table:table-cell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3">17d</text:p>
          </table:table-cell>
        </table:table-row>
        <table:table-row table:style-name="Table8.1">
          <table:table-cell table:style-name="Table8.A1" office:value-type="string">
            <text:p text:style-name="P30"/>
            <text:p text:style-name="P31"/>
            <text:p text:style-name="P31">3</text:p>
            <text:p text:style-name="P31"/>
            <text:p text:style-name="P31"/>
            <text:p text:style-name="P31">6</text:p>
            <text:p text:style-name="P31"/>
            <text:p text:style-name="P31"/>
            <text:p text:style-name="P31">9</text:p>
            <text:p text:style-name="P31"/>
            <text:p text:style-name="P31"/>
            <text:p text:style-name="P27"><text:span text:style-name="T3">12</text:span></text:p>
            <text:p text:style-name="P31"/>
            <text:p text:style-name="P31"/>
            <text:p text:style-name="P27"><text:span text:style-name="T3">15</text:span></text:p>
            <text:p text:style-name="P31"/>
            <text:p text:style-name="P31"/>
            <text:p text:style-name="P27"><text:span text:style-name="T3">18</text:span></text:p>
            <text:p text:style-name="P31"/>
            <text:p text:style-name="P31"/>
            <text:p text:style-name="P27"><text:span text:style-name="T3">21</text:span></text:p>
          </table:table-cell>
          <table:table-cell table:style-name="Table8.A1" office:value-type="string">
            <text:p text:style-name="P2"><text:span text:style-name="T18">истиньно сло-</text:span></text:p>
            <text:p text:style-name="P2"><text:span text:style-name="T18">во </text:span><text:span text:style-name="T15"></text:span><text:span text:style-name="T18">сть о геннѣ</text:span><text:span text:style-name="Footnote_20_Symbol"><text:span text:style-name="T18"><text:note text:id="ftn58" text:note-class="footnote"><text:note-citation>58</text:note-citation><text:note-body><text:p text:style-name="Footnote"><text:span text:style-name="T9"><text:s/>В Г </text:span><text:span text:style-name="T18">ѡ геѡнѣ, </text:span><text:span text:style-name="T9">Х</text:span><text:span text:style-name="T18"> ѡ гедеѡнѣ</text:span></text:p></text:note-body></text:note></text:span></text:span><text:span text:style-name="T18">.</text:span></text:p>
            <text:p text:style-name="P2"><text:span text:style-name="T18">и </text:span><text:span text:style-name="T15"></text:span><text:span text:style-name="T18">же длъꙁѣ</text:span></text:p>
            <text:p text:style-name="P2"><text:span text:style-name="T18">и бе-щисльнѣ</text:span></text:p>
            <text:p text:style-name="P2"><text:span text:style-name="T18">б</text:span><text:span text:style-name="T15">ꙑ</text:span><text:span text:style-name="T18">ти м</text:span><text:span text:style-name="T17">ѹ</text:span><text:span text:style-name="T18">цѣ.</text:span></text:p>
            <text:p text:style-name="P2"><text:span text:style-name="T18">къде бо с</text:span><text:span text:style-name="T17">ѹ</text:span><text:span text:style-name="T18">-</text:span></text:p>
            <text:p text:style-name="P2"><text:span text:style-name="T18">ть н</text:span><text:span text:style-name="T15">ꙑ</text:span><text:span text:style-name="T18">нѣ г</text:span><text:span text:style-name="T17"></text:span><text:span text:style-name="T18">лю-</text:span></text:p>
            <text:p text:style-name="P2"><text:span text:style-name="T18">щеи. ꙗко а-</text:span></text:p>
            <text:p text:style-name="P2"><text:span text:style-name="T18">сомъ люб</text:span><text:span text:style-name="T15">ꙑ</text:span></text:p>
            <text:p text:style-name="P2"><text:span text:style-name="T18">сътворихъ</text:span><text:span text:style-name="Footnote_20_Symbol"><text:span text:style-name="T18"><text:note text:id="ftn59" text:note-class="footnote"><text:note-citation>59</text:note-citation><text:note-body><text:p text:style-name="Footnote"><text:span text:style-name="T9"><text:s/>В </text:span><text:span text:style-name="T18">творихь</text:span><text:span text:style-name="T9">, Г </text:span><text:span text:style-name="T18">творих</text:span><text:span text:style-name="T9">, Х <text:s/></text:span><text:span text:style-name="T18">творихь</text:span></text:p></text:note-body></text:note></text:span></text:span><text:span text:style-name="T18">.</text:span></text:p>
            <text:p text:style-name="P2"><text:span text:style-name="T18">и вѣьно м</text:span><text:span text:style-name="T17">ѹ</text:span><text:span text:style-name="T18">-</text:span></text:p>
            <text:p text:style-name="P2"><text:span text:style-name="T15"></text:span><text:span text:style-name="T18">имъ </text:span><text:span text:style-name="T15"></text:span><text:span text:style-name="T18">смь.</text:span></text:p>
            <text:p text:style-name="P2"><text:span text:style-name="T18">се бо и сь. въ</text:span></text:p>
            <text:p text:style-name="P2"><text:span text:style-name="T18">толико лѣтъ</text:span></text:p>
            <text:p text:style-name="P2"><text:span text:style-name="T18">не съгрѣши.</text:span></text:p>
            <text:p text:style-name="P2"><text:span text:style-name="T18">въ</text:span><text:span text:style-name="Footnote_20_Symbol"><text:span text:style-name="T18"><text:note text:id="ftn60" text:note-class="footnote"><text:note-citation>60</text:note-citation><text:note-body><text:p text:style-name="P4"><text:span text:style-name="T58"><text:s/></text:span><text:span text:style-name="T29">съгрѣши. въ </text:span><text:span text:style-name="T63">] </text:span><text:span text:style-name="T29">сьгрѣщивь </text:span><text:span text:style-name="T63">В Г Х</text:span></text:p></text:note-body></text:note></text:span></text:span><text:span text:style-name="T18"> нелико</text:span><text:span text:style-name="Footnote_20_Symbol"><text:span text:style-name="T18"><text:note text:id="ftn61" text:note-class="footnote"><text:note-citation>61</text:note-citation><text:note-body><text:p text:style-name="Footnote"><text:span text:style-name="T9"><text:s/></text:span><text:span text:style-name="T18">нелико</text:span><text:span text:style-name="T10">]</text:span><text:span text:style-name="T9"> В </text:span><text:span text:style-name="T18">нь </text:span><text:span text:style-name="T15"></text:span><text:span text:style-name="T18">лик</text:span><text:span text:style-name="T15">ⷪ</text:span><text:span text:style-name="T18"> </text:span><text:span text:style-name="T9">Г</text:span><text:span text:style-name="T18"> николиже </text:span><text:span text:style-name="T10">Х </text:span><text:span text:style-name="T18">нь </text:span><text:span text:style-name="T15"></text:span><text:span text:style-name="T18">лико</text:span></text:p></text:note-body></text:note></text:span></text:span><text:span text:style-name="T18"> м</text:span><text:span text:style-name="T17">ѹ</text:span><text:span text:style-name="T18">- </text:span></text:p>
            <text:p text:style-name="P2"><text:span text:style-name="T15"></text:span><text:span text:style-name="T18">енъ</text:span><text:span text:style-name="Footnote_20_Symbol"><text:span text:style-name="T18"><text:note text:id="ftn62" text:note-class="footnote"><text:note-citation>62</text:note-citation><text:note-body><text:p text:style-name="Footnote"><text:span text:style-name="T9"><text:s/>В </text:span><text:span text:style-name="T18">м</text:span><text:span text:style-name="T17">ѹ</text:span><text:span text:style-name="T15"></text:span><text:span text:style-name="T18">имь бѣ</text:span><text:span text:style-name="T9">, Г</text:span><text:span text:style-name="T18"> м</text:span><text:span text:style-name="T17">ѹ</text:span><text:span text:style-name="T15"></text:span><text:span text:style-name="T18">им</text:span><text:span text:style-name="T15">ⸯ</text:span><text:span text:style-name="T18"> бѣ, </text:span><text:span text:style-name="T10">Х </text:span><text:span text:style-name="T18">бѣ</text:span></text:p></text:note-body></text:note></text:span></text:span><text:span text:style-name="T18"> бѣ. нъ и-</text:span></text:p>
            <text:p text:style-name="P2"><text:span text:style-name="T18">сплънь </text:span><text:span text:style-name="T15"></text:span><text:span text:style-name="T18">л</text:span><text:span text:style-name="T80">ⷪ</text:span><text:span text:style-name="T18">в</text:span><text:span text:style-name="T15"></text:span><text:span text:style-name="T18">ь-</text:span></text:p>
            <text:p text:style-name="P2"><text:span text:style-name="T18">ско жити</text:span><text:span text:style-name="T15"></text:span><text:span text:style-name="T18"> и </text:span></text:p>
            <text:p text:style-name="P2"><text:span text:style-name="T18">сконь</text:span><text:span text:style-name="T15"></text:span><text:span text:style-name="T18">а. въ длъ-</text:span></text:p>
            <text:p text:style-name="P1"><text:span text:style-name="T15">готѣ м</text:span><text:span text:style-name="T14">ѹ</text:span><text:span text:style-name="T15">ени-</text:span></text:p>
          </table:table-cell>
          <table:table-cell table:style-name="Table8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8.A1" office:value-type="string">
            <text:p text:style-name="P2"><text:span text:style-name="T15">ꙗ. не лѣтъмь</text:span></text:p>
            <text:p text:style-name="P2"><text:span text:style-name="T15">бо грѣси с</text:span><text:span text:style-name="T14">ѹ</text:span><text:span text:style-name="T15">ди-</text:span></text:p>
            <text:p text:style-name="P2"><text:span text:style-name="T15">ми бꙑвають.</text:span></text:p>
            <text:p text:style-name="P2"><text:span text:style-name="T15">нъ самѣмь е-</text:span></text:p>
            <text:p text:style-name="P6">стьствомь</text:p>
            <text:p text:style-name="P2"><text:span text:style-name="T15">ѿ</text:span><text:span text:style-name="T18"> </text:span><text:span text:style-name="T9">(!)</text:span><text:span text:style-name="Footnote_20_Symbol"><text:span text:style-name="T9"><text:note text:id="ftn63" text:note-class="footnote"><text:note-citation>63</text:note-citation><text:note-body><text:p text:style-name="Footnote"><text:s/><text:span text:style-name="T15">ѿ</text:span><text:span text:style-name="T18"> </text:span><text:span text:style-name="T9">(!) </text:span><text:span text:style-name="T96">om </text:span><text:span text:style-name="T9">ВГХ</text:span></text:p></text:note-body></text:note></text:span></text:span><text:span text:style-name="T18"> </text:span><text:span text:style-name="T15">съгрѣшьши</text:span><text:span text:style-name="T18">- </text:span></text:p>
            <text:p text:style-name="P2"><text:span text:style-name="T15">имъ. съ си-</text:span></text:p>
            <text:p text:style-name="P2"><text:span text:style-name="T15">ми и</text:span><text:span text:style-name="Footnote_20_Symbol"><text:span text:style-name="T15"><text:note text:id="ftn64" text:note-class="footnote"><text:note-citation>64</text:note-citation><text:note-body><text:p text:style-name="Footnote"><text:s/><text:span text:style-name="T15">и</text:span><text:span text:style-name="T18"> </text:span><text:span text:style-name="T97">om. </text:span><text:span text:style-name="T10">Г</text:span></text:p></text:note-body></text:note></text:span></text:span><text:span text:style-name="T15"> се вꙑе-</text:span></text:p>
            <text:p text:style-name="P2"><text:span text:style-name="T15">мъ</text:span><text:span text:style-name="Footnote_20_Symbol"><text:span text:style-name="T15"><text:note text:id="ftn65" text:note-class="footnote"><text:note-citation>65</text:note-citation><text:note-body><text:p text:style-name="Footnote"><text:span text:style-name="T9"><text:s/>В </text:span><text:span text:style-name="T18">вы</text:span><text:span text:style-name="T15"></text:span><text:span text:style-name="T18">емь, </text:span><text:span text:style-name="T9">Г</text:span><text:span text:style-name="T18"> выкьнемь, </text:span><text:span text:style-name="T9">Х</text:span><text:span text:style-name="T18"> навыкнемь</text:span></text:p></text:note-body></text:note></text:span></text:span><text:span text:style-name="T15">. <text:s/>ꙗко аще</text:span></text:p>
            <text:p text:style-name="P2"><text:span text:style-name="T15">и люто въꙁда-</text:span></text:p>
            <text:p text:style-name="P2"><text:span text:style-name="T15">ани прииме-</text:span></text:p>
            <text:p text:style-name="P2"><text:span text:style-name="T15">мъ.</text:span><text:span text:style-name="T18"> </text:span><text:span text:style-name="T15">о прьвꙑихъ</text:span></text:p>
            <text:p text:style-name="P2"><text:span text:style-name="T15">грѣсѣхъ. пото-</text:span></text:p>
            <text:p text:style-name="P2"><text:span text:style-name="T15">мь въ тꙑжде</text:span></text:p>
            <text:p text:style-name="P2"><text:span text:style-name="T15">въпадемъ горь-</text:span></text:p>
            <text:p text:style-name="P2"><text:span text:style-name="T15">ша пакꙑ прии-</text:span></text:p>
            <text:p text:style-name="P2"><text:span text:style-name="T15">мемъ</text:span><text:span text:style-name="Footnote_20_Symbol"><text:span text:style-name="T15"><text:note text:id="ftn66" text:note-class="footnote"><text:note-citation>66</text:note-citation><text:note-body><text:p text:style-name="Footnote"><text:span text:style-name="T9"><text:s/>ВГХ </text:span>om<text:span text:style-name="T9">. </text:span><text:span text:style-name="T18">горьша пак</text:span><text:span text:style-name="T15">ꙑ</text:span><text:span text:style-name="T18"> приимемъ</text:span></text:p></text:note-body></text:note></text:span></text:span><text:span text:style-name="T15">. и ꙁѣло по-</text:span></text:p>
            <text:p text:style-name="P2"><text:span text:style-name="T15">добно не бꙑвъ</text:span></text:p>
            <text:p text:style-name="P2"><text:span text:style-name="T15">ибо</text:span><text:span text:style-name="Footnote_20_Symbol"><text:span text:style-name="T15"><text:note text:id="ftn67" text:note-class="footnote"><text:note-citation>67</text:note-citation><text:note-body><text:p text:style-name="Footnote"><text:span text:style-name="T9"><text:s/>Г </text:span><text:span text:style-name="T18">бо</text:span></text:p></text:note-body></text:note></text:span></text:span><text:span text:style-name="T15"> л</text:span><text:span text:style-name="T14">ѹ</text:span><text:span text:style-name="T15">ии м</text:span><text:span text:style-name="T14">ѹ</text:span><text:span text:style-name="T15">-</text:span></text:p>
            <text:p text:style-name="P2"><text:span text:style-name="T15">кою ꙗко нею- </text:span></text:p>
            <text:p text:style-name="P1"><text:span text:style-name="T15">вьнъ</text:span><text:span text:style-name="Footnote_20_Symbol"><text:span text:style-name="T15"><text:note text:id="ftn68" text:note-class="footnote"><text:note-citation>68</text:note-citation><text:note-body><text:p text:style-name="Footnote"><text:span text:style-name="T9"><text:s/></text:span><text:span text:style-name="T18">не</text:span><text:span text:style-name="T15"></text:span><text:span text:style-name="T18">юино</text:span><text:span text:style-name="T9">, Г</text:span><text:span text:style-name="T18"> не</text:span><text:span text:style-name="T15"></text:span><text:span text:style-name="T17">ѹ</text:span><text:span text:style-name="T18">инь</text:span><text:span text:style-name="T9">, Х</text:span><text:span text:style-name="T18"> <text:s/>не</text:span><text:span text:style-name="T15"></text:span><text:span text:style-name="T18">ювьствьнь</text:span></text:p></text:note-body></text:note></text:span></text:span><text:span text:style-name="T15">. и неради-</text:span></text:p>
          </table:table-cell>
        </table:table-row>
      </table:table>
      <text:p text:style-name="P43"/>
      <text:p text:style-name="P16"/>
      <text:p text:style-name="P26"><text:span text:style-name="T57">Cramer</text:span><text:span text:style-name="T59">, </text:span><text:span text:style-name="T57">II</text:span><text:span text:style-name="T59">, 231. .-1. <text:s/>/1.</text:span><text:span text:style-name="T57">c</text:span><text:span text:style-name="T59">1-</text:span><text:span text:style-name="T57">d</text:span><text:span text:style-name="T59">21</text:span></text:p>
      <text:p text:style-name="P12"/>
      <text:p text:style-name="P12"/>
      <text:p text:style-name="P21"/>
      <text:p text:style-name="P7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3">18a</text:p>
          </table:table-cell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3">18b</text:p>
          </table:table-cell>
        </table:table-row>
        <table:table-row table:style-name="Table9.1">
          <table:table-cell table:style-name="Table9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9.A1" office:value-type="string">
            <text:p text:style-name="P2"><text:span text:style-name="T15">въ. въ болш</text:span><text:span text:style-name="T18">ѧ</text:span></text:p>
            <text:p text:style-name="P2"><text:span text:style-name="T15">м</text:span><text:span text:style-name="T14">ѹ</text:span><text:span text:style-name="T15">кꙑ въведе-</text:span></text:p>
            <text:p text:style-name="P2"><text:span text:style-name="T15">нъ б</text:span><text:span text:style-name="T14">ѹ</text:span><text:span text:style-name="T15">деть. </text:span><text:span text:style-name="Footnote_20_Symbol"><text:span text:style-name="T15"><text:note text:id="ftn69" text:note-class="footnote"><text:note-citation>69</text:note-citation><text:note-body><text:p text:style-name="Footnote"><text:s/>В<text:span text:style-name="T87"> </text:span><text:span text:style-name="T9">Г </text:span><text:span text:style-name="T96">pr.</text:span> <text:span text:style-name="T15">и</text:span></text:p></text:note-body></text:note></text:span></text:span><text:span text:style-name="T15">ь-</text:span></text:p>
            <text:p text:style-name="P2"><text:span text:style-name="T15">со ради рее. не</text:span></text:p>
            <text:p text:style-name="P2"><text:span text:style-name="T15">вси сице м</text:span><text:span text:style-name="T14">ѹ</text:span><text:span text:style-name="T15">и-</text:span></text:p>
            <text:p text:style-name="P2"><text:span text:style-name="T15">ми с</text:span><text:span text:style-name="T14">ѹ</text:span><text:span text:style-name="T15">ть</text:span><text:span text:style-name="Footnote_20_Symbol"><text:span text:style-name="T15"><text:note text:id="ftn70" text:note-class="footnote"><text:note-citation>70</text:note-citation><text:note-body><text:p text:style-name="Footnote"><text:span text:style-name="T9"><text:s/>Х </text:span>om<text:span text:style-name="T9">. </text:span><text:span text:style-name="T15"></text:span><text:span text:style-name="T18">ьсо ради...с</text:span><text:span text:style-name="T17">ѹ</text:span><text:span text:style-name="T18">ть</text:span></text:p></text:note-body></text:note></text:span></text:span><text:span text:style-name="T15">. ибо</text:span></text:p>
            <text:p text:style-name="P2"><text:span text:style-name="T15">многꙑ</text:span><text:span text:style-name="Footnote_20_Symbol"><text:span text:style-name="T15"><text:note text:id="ftn71" text:note-class="footnote"><text:note-citation>71</text:note-citation><text:note-body><text:p text:style-name="Footnote"><text:span text:style-name="T9"><text:s/>Х </text:span><text:span text:style-name="T18">много и</text:span></text:p></text:note-body></text:note></text:span></text:span><text:span text:style-name="T15"> види- <text:s text:c="11"/></text:span></text:p>
            <text:p text:style-name="P2"><text:span text:style-name="T15">мъ ѿ ꙁлодѣи.</text:span></text:p>
            <text:p text:style-name="P2"><text:span text:style-name="T15">съдравꙑ игра-</text:span></text:p>
            <text:p text:style-name="P2"><text:span text:style-name="T15">юща. и весел</text:span><text:span text:style-name="T18">ѧ</text:span><text:span text:style-name="T15">-</text:span></text:p>
            <text:p text:style-name="P2"><text:span text:style-name="T15">ща с</text:span><text:span text:style-name="T18">ѧ</text:span><text:span text:style-name="T15">. и добр</text:span><text:span text:style-name="T14">ѹ</text:span></text:p>
            <text:p text:style-name="P2"><text:span text:style-name="T15">жиꙁнь им</text:span><text:span text:style-name="T14">ѹ</text:span><text:span text:style-name="T15">-</text:span></text:p>
            <text:p text:style-name="P2"><text:span text:style-name="T15">ща. нъ же не</text:span></text:p>
            <text:p text:style-name="P2"><text:span text:style-name="T15">приꙗти имъ сь-</text:span></text:p>
            <text:p text:style-name="P2"><text:span text:style-name="T15">де ниьсоже. о-</text:span></text:p>
            <text:p text:style-name="P2"><text:span text:style-name="T15">бр</text:span><text:span text:style-name="T14">ѹ</text:span><text:span text:style-name="T15">ени бꙑ-</text:span></text:p>
            <text:p text:style-name="P2"><text:span text:style-name="T15">вать</text:span><text:span text:style-name="Footnote_20_Symbol"><text:span text:style-name="T15"><text:note text:id="ftn72" text:note-class="footnote"><text:note-citation>72</text:note-citation><text:note-body><text:p text:style-name="P4"><text:span text:style-name="T58"><text:s/></text:span><text:span text:style-name="T29">обр</text:span><text:span text:style-name="T32">ѹ</text:span><text:span text:style-name="T34"></text:span><text:span text:style-name="T29">ени</text:span><text:span text:style-name="T34"></text:span><text:span text:style-name="T29"> б</text:span><text:span text:style-name="T34">ꙑ</text:span><text:span text:style-name="T29">ва</text:span><text:span text:style-name="T34"></text:span><text:span text:style-name="T29">ть</text:span><text:span text:style-name="T63">] </text:span><text:span text:style-name="T58">В </text:span><text:span text:style-name="T29">ѡбрещеть ни быва</text:span><text:span text:style-name="T34"></text:span><text:span text:style-name="T29">ть</text:span><text:span text:style-name="T100"> </text:span><text:span text:style-name="T58">Г </text:span><text:span text:style-name="T29">ѡбрѣщ</text:span><text:span text:style-name="T79">е</text:span><text:span text:style-name="T29">ть ни бывають</text:span><text:span text:style-name="T58"> Х</text:span><text:span text:style-name="T29"> ѡбрѣщеть. ни бывають</text:span></text:p></text:note-body></text:note></text:span></text:span><text:span text:style-name="T15">. иного</text:span><text:span text:style-name="Footnote_20_Symbol"><text:span text:style-name="T15"><text:note text:id="ftn73" text:note-class="footnote"><text:note-citation>73</text:note-citation><text:note-body><text:p text:style-name="Footnote"><text:span text:style-name="T9"><text:s/>В Г Х </text:span><text:span text:style-name="T18">ѡного</text:span></text:p></text:note-body></text:note></text:span></text:span><text:span text:style-name="T15"> в</text:span><text:span text:style-name="T18">ѧ</text:span><text:span text:style-name="T15">-</text:span></text:p>
            <text:p text:style-name="P2"><text:span text:style-name="T15">щьш</text:span><text:span text:style-name="T18">ѧ</text:span><text:span text:style-name="T15"> м</text:span><text:span text:style-name="T14">ѹ</text:span><text:span text:style-name="T15">ени-</text:span></text:p>
            <text:p text:style-name="P2"><text:span text:style-name="T44">ꙗ. и се ꙗвл</text:span><text:span text:style-name="T18">ѧ</text:span><text:span text:style-name="T44">ꙗ па-</text:span></text:p>
            <text:p text:style-name="P2"><text:span text:style-name="T44">вьлъ гл</text:span><text:span text:style-name="T14"></text:span><text:span text:style-name="T44">ше. с</text:span><text:span text:style-name="T14">ѹ</text:span><text:span text:style-name="T44">ди-</text:span></text:p>
            <text:p text:style-name="P1"><text:span text:style-name="T44">ми</text:span><text:span text:style-name="Footnote_20_Symbol"><text:span text:style-name="T44"><text:note text:id="ftn74" text:note-class="footnote"><text:note-citation>74</text:note-citation><text:note-body><text:p text:style-name="Footnote"><text:span text:style-name="T9"><text:s/>В</text:span><text:span text:style-name="T87"> </text:span><text:span text:style-name="T9">Г Х </text:span><text:span text:style-name="T18">с</text:span><text:span text:style-name="T17">ѹ</text:span><text:span text:style-name="T18">домь</text:span></text:p></text:note-body></text:note></text:span></text:span><text:span text:style-name="T44"> же г</text:span><text:span text:style-name="T14"></text:span><text:span text:style-name="T44">мь</text:span><text:span text:style-name="Footnote_20_Symbol"><text:span text:style-name="T44"><text:note text:id="ftn75" text:note-class="footnote"><text:note-citation>75</text:note-citation><text:note-body><text:p text:style-name="Footnote"><text:span text:style-name="T9"><text:s/>В </text:span><text:span text:style-name="T18">г</text:span><text:span text:style-name="T14"></text:span><text:span text:style-name="T18">нимь,</text:span><text:span text:style-name="T98"> </text:span><text:span text:style-name="T9">Г </text:span><text:span text:style-name="T18">г</text:span><text:span text:style-name="T14"></text:span><text:span text:style-name="T18">ниимь</text:span><text:span text:style-name="T9">, Х</text:span><text:span text:style-name="T18"> г</text:span><text:span text:style-name="T14"></text:span><text:span text:style-name="T18">нимь</text:span></text:p></text:note-body></text:note></text:span></text:span><text:span text:style-name="T44"> пока-</text:span></text:p>
          </table:table-cell>
          <table:table-cell table:style-name="Table9.A1" office:value-type="string">
            <text:p text:style-name="P36"/>
            <text:p text:style-name="P37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9.A1" office:value-type="string">
            <text:p text:style-name="P2"><text:span text:style-name="T15">ꙁами смь. да</text:span></text:p>
            <text:p text:style-name="P2"><text:span text:style-name="T15">не съ миромъ о-</text:span></text:p>
            <text:p text:style-name="P2"><text:span text:style-name="T15">с</text:span><text:span text:style-name="T14">ѹ</text:span><text:span text:style-name="T15">димъ с</text:span><text:span text:style-name="T18">ѧ</text:span><text:span text:style-name="T15">. с</text:span><text:span text:style-name="T14">ѹ</text:span><text:span text:style-name="T15">-</text:span></text:p>
            <text:p text:style-name="P2"><text:span text:style-name="T15">дьнаꙗ</text:span><text:span text:style-name="Footnote_20_Symbol"><text:span text:style-name="T15"><text:note text:id="ftn76" text:note-class="footnote"><text:note-citation>76</text:note-citation><text:note-body><text:p text:style-name="P4"><text:span text:style-name="T58"><text:s/></text:span><text:span text:style-name="T29">с</text:span><text:span text:style-name="T32">ѹ</text:span><text:span text:style-name="T29">дьна</text:span><text:span text:style-name="T34">ꙗ</text:span><text:span text:style-name="T63">] </text:span><text:span text:style-name="T58">Г </text:span><text:span text:style-name="T29">ѡ с</text:span><text:span text:style-name="T32">ѹ</text:span><text:span text:style-name="T29">дьна</text:span><text:span text:style-name="T34">ꙗ</text:span><text:span text:style-name="T29">,</text:span><text:span text:style-name="T100"> </text:span><text:span text:style-name="T58">Х </text:span><text:span text:style-name="T29">ѡ с</text:span><text:span text:style-name="T32">ѹ</text:span><text:span text:style-name="T29">дна</text:span><text:span text:style-name="T34">ꙗ</text:span></text:p></text:note-body></text:note></text:span></text:span><text:span text:style-name="T15"> бо </text:span><text:span text:style-name="T14">ѹ</text:span><text:span text:style-name="T15">е-</text:span></text:p>
            <text:p text:style-name="P2"><text:span text:style-name="T15">ниꙗ с</text:span><text:span text:style-name="T14">ѹ</text:span><text:span text:style-name="T15">ть. </text:span><text:span text:style-name="T18">о</text:span><text:span text:style-name="Footnote_20_Symbol"><text:span text:style-name="T18"><text:note text:id="ftn77" text:note-class="footnote"><text:note-citation>77</text:note-citation><text:note-body><text:p text:style-name="Footnote"><text:span text:style-name="T9"><text:s/>Х </text:span><text:span text:style-name="T18">ѿ </text:span></text:p></text:note-body></text:note></text:span></text:span><text:span text:style-name="T15"> н</text:span><text:span text:style-name="T14">ѹ</text:span><text:span text:style-name="T15">-</text:span></text:p>
            <text:p text:style-name="P2"><text:span text:style-name="T15">дьн</text:span><text:span text:style-name="T18">ѧ</text:span><text:span text:style-name="T15">а же</text:span><text:span text:style-name="Footnote_20_Symbol"><text:span text:style-name="T15"><text:note text:id="ftn78" text:note-class="footnote"><text:note-citation>78</text:note-citation><text:note-body><text:p text:style-name="Footnote"><text:span text:style-name="T9"><text:s/>Г </text:span><text:span text:style-name="T18">бо вместо же</text:span></text:p></text:note-body></text:note></text:span></text:span><text:span text:style-name="T15"> м</text:span><text:span text:style-name="T14">ѹ</text:span><text:span text:style-name="T15">-</text:span></text:p>
            <text:p text:style-name="P2"><text:span text:style-name="T15">ению с</text:span><text:span text:style-name="T14">ѹ</text:span><text:span text:style-name="T15">ть. то</text:span></text:p>
            <text:p text:style-name="P2"><text:span text:style-name="T14">ѹ</text:span><text:span text:style-name="T15">бо. вси нед</text:span><text:span text:style-name="T14">ѹ</text:span><text:span text:style-name="T15">ꙁи</text:span></text:p>
            <text:p text:style-name="P2"><text:span text:style-name="T15">ѿ грѣха ли. не</text:span></text:p>
            <text:p text:style-name="P2"><text:span text:style-name="T15">вс</text:span><text:span text:style-name="T18">ѧ</text:span><text:span text:style-name="T15"> же нъ множа-</text:span></text:p>
            <text:p text:style-name="P2"><text:span text:style-name="T15">иша. бꙑвать же</text:span></text:p>
            <text:p text:style-name="P2"><text:span text:style-name="T15">и грѣхъми. ꙗко-</text:span></text:p>
            <text:p text:style-name="P2"><text:span text:style-name="T15">же въ цесарьстви-</text:span></text:p>
            <text:p text:style-name="P2"><text:span text:style-name="T15">ихъ</text:span><text:span text:style-name="Footnote_20_Symbol"><text:span text:style-name="T15"><text:note text:id="ftn79" text:note-class="footnote"><text:note-citation>79</text:note-citation><text:note-body><text:p text:style-name="Footnote"><text:span text:style-name="T9"><text:s/>В </text:span><text:span text:style-name="T18">ц</text:span><text:span text:style-name="T17"></text:span><text:span text:style-name="T18">рквиихь</text:span><text:span text:style-name="T113">(!)</text:span></text:p></text:note-body></text:note></text:span></text:span><text:span text:style-name="T15"> обрѣтамꙑ</text:span><text:span text:style-name="Footnote_20_Symbol"><text:span text:style-name="T15"><text:note text:id="ftn80" text:note-class="footnote"><text:note-citation>80</text:note-citation><text:note-body><text:p text:style-name="Footnote"><text:span text:style-name="T9"><text:s/></text:span><text:span text:style-name="T18">обрѣта</text:span><text:span text:style-name="T15"></text:span><text:span text:style-name="T18">м</text:span><text:span text:style-name="T15">ꙑ</text:span><text:span text:style-name="T10">] </text:span><text:span text:style-name="T18">–мь </text:span><text:span text:style-name="T10">В Г Х</text:span></text:p></text:note-body></text:note></text:span></text:span></text:p>
            <text:p text:style-name="P2"><text:span text:style-name="T15">етерꙑ. </text:span><text:span text:style-name="T18">и</text:span><text:span text:style-name="T15">ного</text:span></text:p>
            <text:p text:style-name="P2"><text:span text:style-name="T15">болѣꙁнию бо-</text:span></text:p>
            <text:p text:style-name="P2"><text:span text:style-name="T15">л</text:span><text:span text:style-name="T18">ѧ</text:span><text:span text:style-name="T15">ща</text:span><text:span text:style-name="Footnote_20_Symbol"><text:span text:style-name="T15"><text:note text:id="ftn81" text:note-class="footnote"><text:note-citation>81</text:note-citation><text:note-body><text:p text:style-name="P4"><text:span text:style-name="T58"><text:s/></text:span><text:span text:style-name="T29">иного болѣ</text:span><text:span text:style-name="T34">ꙁ</text:span><text:span text:style-name="T29">нию болѧща] </text:span><text:span text:style-name="T58">В Г</text:span><text:span text:style-name="T29"> многоболеще </text:span><text:span text:style-name="T63">Х</text:span><text:span text:style-name="T29"> мног</text:span><text:span text:style-name="T79">̄</text:span><text:span text:style-name="T29">олежеще</text:span><text:span text:style-name="T58"> (!)</text:span></text:p></text:note-body></text:note></text:span></text:span><text:span text:style-name="T15">. бꙑва-</text:span></text:p>
            <text:p text:style-name="P2"><text:span text:style-name="T15">ть же и бла-</text:span></text:p>
            <text:p text:style-name="P6">говолени</text:p>
            <text:p text:style-name="P2"><text:span text:style-name="T15">благоиꙁволе-</text:span></text:p>
            <text:p text:style-name="P1"><text:span text:style-name="T15">ниимь</text:span><text:span text:style-name="Footnote_20_Symbol"><text:span text:style-name="T15"><text:note text:id="ftn82" text:note-class="footnote"><text:note-citation>82</text:note-citation><text:note-body><text:p text:style-name="P4"><text:span text:style-name="T58"><text:s/></text:span><text:span text:style-name="T29">благоволени</text:span><text:span text:style-name="T34"></text:span><text:span text:style-name="T29"> благои</text:span><text:span text:style-name="T34">ꙁ</text:span><text:span text:style-name="T29">волениимь</text:span><text:span text:style-name="T63">] В Г Х </text:span><text:span text:style-name="T29">и благоволени</text:span><text:span text:style-name="T34"></text:span><text:span text:style-name="T29">мь</text:span></text:p></text:note-body></text:note></text:span></text:span><text:span text:style-name="T15"> ꙗко-</text:span></text:p>
          </table:table-cell>
        </table:table-row>
      </table:table>
      <text:p text:style-name="P43"/>
      <text:p text:style-name="P54"/>
      <text:p text:style-name="P26"><text:span text:style-name="T67">Cramer</text:span><text:span text:style-name="T59">, </text:span><text:span text:style-name="T67">II</text:span><text:span text:style-name="T59">, 231. 1.-28 <text:s/>/18</text:span><text:span text:style-name="T67">a</text:span><text:span text:style-name="T59">1-</text:span><text:span text:style-name="T67">b</text:span><text:span text:style-name="T59">21</text:span></text:p>
      <text:p text:style-name="P11"/>
      <text:p text:style-name="P4"><text:span text:style-name="T59">11-13: </text:span><text:span text:style-name="T30">и добр</text:span><text:span text:style-name="T33">ѹ</text:span><text:span text:style-name="T30"> жи</text:span><text:span text:style-name="T35">ꙁ</text:span><text:span text:style-name="T30">нь им</text:span><text:span text:style-name="T33">ѹ</text:span><text:span text:style-name="T30">ща</text:span><text:span text:style-name="T91"> </text:span><text:span text:style-name="T93"></text:span><text:span text:style-name="T59"> </text:span><text:span text:style-name="T106">ka</text:span><text:span text:style-name="T107">%</text:span><text:span text:style-name="T106">T</text:span><text:span text:style-name="T59">Ў</text:span><text:span text:style-name="T107"> 3</text:span><text:span text:style-name="T106">oll</text:span><text:span text:style-name="T107">~</text:span><text:span text:style-name="T106">hV</text:span><text:span text:style-name="T107"> ç</text:span><text:span text:style-name="T106">a</text:span><text:span text:style-name="T107">3</text:span><text:span text:style-name="T106">ola</text:span><text:span text:style-name="T107">$</text:span><text:span text:style-name="T106">uontaV</text:span><text:span text:style-name="T107"> </text:span><text:span text:style-name="T106">e</text:span><text:span text:style-name="T107">ç</text:span><text:span text:style-name="T106">uhmer</text:span><text:span text:style-name="T107">$</text:span><text:span text:style-name="T106">T</text:span><text:span text:style-name="T59">Ў</text:span><text:span text:style-name="T106">aV</text:span><text:span text:style-name="T107">.</text:span></text:p>
      <text:p text:style-name="P4"><text:span text:style-name="T59">20-21: </text:span><text:span text:style-name="T30">благои</text:span><text:span text:style-name="T35">ꙁ</text:span><text:span text:style-name="T30">волениимь</text:span><text:span text:style-name="T91"> </text:span><text:span text:style-name="T57">om</text:span><text:span text:style-name="T59">. в гр.</text:span><text:span text:style-name="T64"> <text:s text:c="112"/></text:span></text:p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row table:style-name="Table10.1">
          <table:table-cell table:style-name="Table10.A1" office:value-type="string">
            <text:p text:style-name="P29"/>
          </table:table-cell>
          <table:table-cell table:style-name="Table10.A1" office:value-type="string">
            <text:p text:style-name="P3">18c</text:p>
          </table:table-cell>
          <table:table-cell table:style-name="Table10.A1" office:value-type="string">
            <text:p text:style-name="P32"/>
          </table:table-cell>
          <table:table-cell table:style-name="Table10.A1" office:value-type="string">
            <text:p text:style-name="P3">18d</text:p>
          </table:table-cell>
        </table:table-row>
        <table:table-row table:style-name="Table10.1">
          <table:table-cell table:style-name="Table10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0.A1" office:value-type="string">
            <text:p text:style-name="P2"><text:span text:style-name="T15">же иовови рее</text:span></text:p>
            <text:p text:style-name="P2"><text:span text:style-name="T15">б</text:span><text:span text:style-name="T14"></text:span><text:span text:style-name="T15">ъ. ли</text:span><text:span text:style-name="Footnote_20_Symbol"><text:span text:style-name="T15"><text:note text:id="ftn83" text:note-class="footnote"><text:note-citation>83</text:note-citation><text:note-body><text:p text:style-name="Footnote"><text:span text:style-name="T9"><text:s/></text:span><text:span text:style-name="T18">ли</text:span><text:span text:style-name="T10">] </text:span><text:span text:style-name="T9">ВГХ </text:span><text:span text:style-name="T18">или</text:span></text:p></text:note-body></text:note></text:span></text:span><text:span text:style-name="T15"> инако</text:span></text:p>
            <text:p text:style-name="P2"><text:span text:style-name="T15">тебе мьниши</text:span></text:p>
            <text:p text:style-name="P2"><text:span text:style-name="T15">м</text:span><text:span text:style-name="T18">ѧ</text:span><text:span text:style-name="T15"> бесѣдова-</text:span></text:p>
            <text:p text:style-name="P2"><text:span text:style-name="T15">въша. ли да пра-</text:span></text:p>
            <text:p text:style-name="P2"><text:span text:style-name="T15">вьдьникъ ꙗ-</text:span></text:p>
            <text:p text:style-name="P2"><text:span text:style-name="T15">виши с</text:span><text:span text:style-name="T18">ѧ</text:span><text:span text:style-name="T15">. др</text:span><text:span text:style-name="T14">ѹ</text:span><text:span text:style-name="T15">- </text:span></text:p>
            <text:p text:style-name="P2"><text:span text:style-name="T15">ꙁии же и</text:span><text:span text:style-name="Footnote_20_Symbol"><text:span text:style-name="T15"><text:note text:id="ftn84" text:note-class="footnote"><text:note-citation>84</text:note-citation><text:note-body><text:p text:style-name="Footnote"><text:span text:style-name="T9"><text:s/>Х </text:span>om<text:span text:style-name="T9">.</text:span><text:span text:style-name="T18"> и</text:span></text:p></text:note-body></text:note></text:span></text:span><text:span text:style-name="T15"> ѿ </text:span><text:span text:style-name="T14">ѹ</text:span><text:span text:style-name="T15">-</text:span></text:p>
            <text:p text:style-name="P2"><text:span text:style-name="T15">нꙑниꙗ</text:span><text:span text:style-name="Footnote_20_Symbol"><text:span text:style-name="T15"><text:note text:id="ftn85" text:note-class="footnote"><text:note-citation>85</text:note-citation><text:note-body><text:p text:style-name="P4"><text:span text:style-name="T56"><text:s/></text:span><text:span text:style-name="T27">ѹ</text:span><text:span text:style-name="T34">нꙑниꙗ</text:span><text:span text:style-name="T76">]</text:span><text:span text:style-name="T56"> В</text:span><text:span text:style-name="T34"> вьныниꙗ</text:span></text:p></text:note-body></text:note></text:span></text:span><text:span text:style-name="T15"> бꙑва-</text:span></text:p>
            <text:p text:style-name="P2"><text:span text:style-name="T15">ють. ибо и мно-</text:span></text:p>
            <text:p text:style-name="P2"><text:span text:style-name="T15">го ꙗдени и пь-</text:span></text:p>
            <text:p text:style-name="P2"><text:span text:style-name="T15">ꙗньство. та-</text:span></text:p>
            <text:p text:style-name="P2"><text:span text:style-name="T15">ковꙑꙗ нед</text:span><text:span text:style-name="T14">ѹ</text:span><text:span text:style-name="T15">-</text:span></text:p>
            <text:p text:style-name="P2"><text:span text:style-name="T15">гꙑ</text:span><text:span text:style-name="Footnote_20_Symbol"><text:span text:style-name="T15"><text:note text:id="ftn86" text:note-class="footnote"><text:note-citation>86</text:note-citation><text:note-body><text:p text:style-name="P4"><text:span text:style-name="T56"><text:s/></text:span><text:span text:style-name="T34">нед</text:span><text:span text:style-name="T27">ѹ</text:span><text:span text:style-name="T34">гꙑ</text:span><text:span text:style-name="T76">]</text:span><text:span text:style-name="T34"> нед</text:span><text:span text:style-name="T27">ѹ</text:span><text:span text:style-name="T34">ꙁи нед</text:span><text:span text:style-name="T27">ѹ</text:span><text:span text:style-name="T34">гы </text:span><text:span text:style-name="T63">Г <text:s/></text:span><text:span text:style-name="T56">Х </text:span><text:span text:style-name="T34">нед</text:span><text:span text:style-name="T27">ѹ</text:span><text:span text:style-name="T34">ꙁи</text:span></text:p></text:note-body></text:note></text:span></text:span><text:span text:style-name="T15"> раждають</text:span><text:span text:style-name="Footnote_20_Symbol"><text:span text:style-name="T15"><text:note text:id="ftn87" text:note-class="footnote"><text:note-citation>87</text:note-citation><text:note-body><text:p text:style-name="Footnote"><text:span text:style-name="T9"><text:s/></text:span><text:span text:style-name="T9">В </text:span><text:span text:style-name="T18"><text:s/>ѿгонеть </text:span><text:span text:style-name="T10">Г Х <text:s/></text:span><text:span text:style-name="T18">ѿгонеть се</text:span></text:p></text:note-body></text:note></text:span></text:span><text:span text:style-name="T15">.</text:span></text:p>
            <text:p text:style-name="P2"><text:span text:style-name="T15">етери ослабле-</text:span></text:p>
            <text:p text:style-name="P2"><text:span text:style-name="T15">нааго сего о-</text:span></text:p>
            <text:p text:style-name="P2"><text:span text:style-name="T15">клеветаваю-</text:span></text:p>
            <text:p text:style-name="P2"><text:span text:style-name="T15">ще. рѣш</text:span><text:span text:style-name="T18">ѧ</text:span><text:span text:style-name="Footnote_20_Symbol"><text:span text:style-name="T18"><text:note text:id="ftn88" text:note-class="footnote"><text:note-citation>88</text:note-citation><text:note-body><text:p text:style-name="Footnote"><text:span text:style-name="T9"><text:s/>В Г</text:span><text:span text:style-name="T98"> </text:span><text:span text:style-name="T9">Х </text:span><text:span text:style-name="T18">рещи</text:span></text:p></text:note-body></text:note></text:span></text:span><text:span text:style-name="T15"> о</text:span><text:span text:style-name="T18">-</text:span></text:p>
            <text:p text:style-name="P2"><text:span text:style-name="T15">клеветьни-</text:span></text:p>
            <text:p text:style-name="P2"><text:span text:style-name="T15">ка бꙑвъша</text:span><text:span text:style-name="Footnote_20_Symbol"><text:span text:style-name="T15"><text:note text:id="ftn89" text:note-class="footnote"><text:note-citation>89</text:note-citation><text:note-body><text:p text:style-name="Footnote"><text:span text:style-name="T9"><text:s/>ВГХ </text:span>om<text:span text:style-name="T9">. </text:span><text:span text:style-name="T18">б</text:span><text:span text:style-name="T15">ꙑ</text:span><text:span text:style-name="T18">въша</text:span></text:p></text:note-body></text:note></text:span></text:span></text:p>
            <text:p text:style-name="P1"><text:span text:style-name="T15">х</text:span><text:span text:style-name="T14"></text:span><text:span text:style-name="T15">ва. и сего ра-</text:span></text:p>
          </table:table-cell>
          <table:table-cell table:style-name="Table10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0.A1" office:value-type="string">
            <text:p text:style-name="P2"><text:span text:style-name="T15">ди слꙑшавъ-</text:span></text:p>
            <text:p text:style-name="P2"><text:span text:style-name="T15">ша</text:span><text:span text:style-name="Footnote_20_Symbol"><text:span text:style-name="T15"><text:note text:id="ftn90" text:note-class="footnote"><text:note-citation>90</text:note-citation><text:note-body><text:p text:style-name="Footnote"><text:span text:style-name="T9"><text:s/>В Г</text:span><text:span text:style-name="T87"> </text:span><text:span text:style-name="T9">Х </text:span><text:span text:style-name="T18">слышавь</text:span></text:p></text:note-body></text:note></text:span></text:span><text:span text:style-name="T15"> ꙁапрѣще-</text:span></text:p>
            <text:p text:style-name="P2"><text:span text:style-name="T15">ни. и попрѣ-</text:span></text:p>
            <text:p text:style-name="P2"><text:span text:style-name="T15">щени</text:span><text:span text:style-name="Footnote_20_Symbol"><text:span text:style-name="T15"><text:note text:id="ftn91" text:note-class="footnote"><text:note-citation>91</text:note-citation><text:note-body><text:p text:style-name="Footnote"><text:span text:style-name="T9"><text:s/>В </text:span><text:span text:style-name="T18">прѣщени </text:span><text:span text:style-name="T9">Г</text:span><text:span text:style-name="T18"> прѣщени</text:span><text:span text:style-name="T15"></text:span><text:span text:style-name="T18"> </text:span><text:span text:style-name="T9">Х </text:span><text:span text:style-name="T18">прѣщени</text:span><text:span text:style-name="T15"></text:span></text:p></text:note-body></text:note></text:span></text:span><text:span text:style-name="T15"> <text:s/>то. нѣ-</text:span></text:p>
            <text:p text:style-name="P2"><text:span text:style-name="T15">сть же</text:span><text:span text:style-name="Footnote_20_Symbol"><text:span text:style-name="T15"><text:note text:id="ftn92" text:note-class="footnote"><text:note-citation>92</text:note-citation><text:note-body><text:p text:style-name="Footnote"><text:s/><text:span text:style-name="T15">же</text:span><text:span text:style-name="T97">} </text:span><text:span text:style-name="T18">бо </text:span><text:span text:style-name="T10">В Г Х</text:span></text:p></text:note-body></text:note></text:span></text:span><text:span text:style-name="T15"> тако.</text:span></text:p>
            <text:p text:style-name="P2"><text:span text:style-name="T15">ибо рее обрѣ-</text:span></text:p>
            <text:p text:style-name="P2"><text:span text:style-name="T15">те и </text:span><text:span text:style-name="T14">ї</text:span><text:span text:style-name="T15">съ въ цр</text:span><text:span text:style-name="T14"></text:span><text:span text:style-name="T15">кве.</text:span></text:p>
            <text:p text:style-name="P2"><text:span text:style-name="T15">же велиꙗ го-</text:span></text:p>
            <text:p text:style-name="P2"><text:span text:style-name="T15">вѣниꙗ</text:span><text:span text:style-name="Footnote_20_Symbol"><text:span text:style-name="T15"><text:note text:id="ftn93" text:note-class="footnote"><text:note-citation>93</text:note-citation><text:note-body><text:p text:style-name="P4"><text:span text:style-name="T58"><text:s/></text:span><text:span text:style-name="T29">вели</text:span><text:span text:style-name="T34">ꙗ</text:span><text:span text:style-name="T29"> говѣни</text:span><text:span text:style-name="T34">ꙗ</text:span><text:span text:style-name="T63">] </text:span><text:span text:style-name="T58">В </text:span><text:span text:style-name="T29">вели</text:span><text:span text:style-name="T34">ꙗ</text:span><text:span text:style-name="T29">го вѣдѣни</text:span><text:span text:style-name="T34">ꙗ</text:span><text:span text:style-name="T29"> </text:span><text:span text:style-name="T58">Г </text:span><text:span text:style-name="T29">вѣдѣни</text:span><text:span text:style-name="T34">ꙗ</text:span><text:span text:style-name="T29"> вели</text:span><text:span text:style-name="T34">ꙗ</text:span><text:span text:style-name="T29">аго</text:span><text:span text:style-name="T100"> </text:span><text:span text:style-name="T58">Х </text:span><text:span text:style-name="T29">вѣдѣни</text:span><text:span text:style-name="T34">ꙗ</text:span><text:span text:style-name="T29"> вели</text:span><text:span text:style-name="T34">ꙗ</text:span><text:span text:style-name="T29">аго</text:span></text:p></text:note-body></text:note></text:span></text:span><text:span text:style-name="T15"> ꙁна-</text:span></text:p>
            <text:p text:style-name="P2"><text:span text:style-name="T15">мени</text:span><text:span text:style-name="Footnote_20_Symbol"><text:span text:style-name="T15"><text:note text:id="ftn94" text:note-class="footnote"><text:note-citation>94</text:note-citation><text:note-body><text:p text:style-name="P4"><text:span text:style-name="T56"><text:s text:c="2"/></text:span><text:span text:style-name="T34">ꙁнамени</text:span><text:span text:style-name="T76">]</text:span><text:span text:style-name="T56"> -</text:span><text:span text:style-name="T34">ниꙗ </text:span><text:span text:style-name="T63">Х</text:span></text:p></text:note-body></text:note></text:span></text:span><text:span text:style-name="T15"> сть.</text:span></text:p>
            <text:p text:style-name="P2"><text:span text:style-name="T15">ни отъиде</text:span></text:p>
            <text:p text:style-name="P2"><text:span text:style-name="T15">бо въ домъ си</text:span><text:span text:style-name="Footnote_20_Symbol"><text:span text:style-name="T15"><text:note text:id="ftn95" text:note-class="footnote"><text:note-citation>95</text:note-citation><text:note-body><text:p text:style-name="Footnote"><text:s/><text:span text:style-name="T15">си</text:span><text:span text:style-name="T97"> </text:span><text:span text:style-name="T10">Г </text:span><text:span text:style-name="T18">сво</text:span></text:p></text:note-body></text:note></text:span></text:span><text:span text:style-name="T15">.</text:span></text:p>
            <text:p text:style-name="P2"><text:span text:style-name="T15">ни пища осла-</text:span></text:p>
            <text:p text:style-name="P2"><text:span text:style-name="T15">бленꙑ въда-</text:span></text:p>
            <text:p text:style-name="P2"><text:span text:style-name="T15">сть себе. нъ</text:span></text:p>
            <text:p text:style-name="P2"><text:span text:style-name="T15">въ цр</text:span><text:span text:style-name="T14"></text:span><text:span text:style-name="T15">кви жи-</text:span></text:p>
            <text:p text:style-name="P2"><text:span text:style-name="T15">в</text:span><text:span text:style-name="T18">ѧ</text:span><text:span text:style-name="T15">аше. ибо</text:span></text:p>
            <text:p text:style-name="P2"><text:span text:style-name="T15">толик</text:span><text:span text:style-name="T14">ѹ</text:span><text:span text:style-name="T15"> на-</text:span></text:p>
            <text:p text:style-name="P2"><text:span text:style-name="T15">итию хот</text:span><text:span text:style-name="T18">ѧ</text:span><text:span text:style-name="T15">-</text:span></text:p>
            <text:p text:style-name="P2"><text:span text:style-name="T15">щ</text:span><text:span text:style-name="T14">ѹ</text:span><text:span text:style-name="Footnote_20_Symbol"><text:span text:style-name="T14"><text:note text:id="ftn96" text:note-class="footnote"><text:note-citation>96</text:note-citation><text:note-body><text:p text:style-name="Footnote"><text:span text:style-name="T9"><text:s/>ВГХ </text:span>om<text:span text:style-name="T9">. </text:span><text:span text:style-name="T18">хотѧщ</text:span><text:span text:style-name="T17">ѹ</text:span></text:p></text:note-body></text:note></text:span></text:span><text:span text:style-name="T15"> бꙑти</text:span></text:p>
            <text:p text:style-name="P1"><text:span text:style-name="T15">на нь. и всѣ-</text:span></text:p>
          </table:table-cell>
        </table:table-row>
      </table:table>
      <text:p text:style-name="P43"/>
      <text:p text:style-name="P49"/>
      <text:p text:style-name="P26"><text:span text:style-name="T56">Cramer</text:span><text:span text:style-name="T58">, </text:span><text:span text:style-name="T56">II</text:span><text:span text:style-name="T58">, 231. 28-35-232.3 /18</text:span><text:span text:style-name="T56">c</text:span><text:span text:style-name="T58">1-</text:span><text:span text:style-name="T56">d</text:span></text:p>
      <text:p text:style-name="P10"/>
      <text:p text:style-name="P66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D"/>
        <table:table-row table:style-name="Table11.1">
          <table:table-cell table:style-name="Table11.A1" office:value-type="string">
            <text:p text:style-name="P29"/>
          </table:table-cell>
          <table:table-cell table:style-name="Table11.A1" office:value-type="string">
            <text:p text:style-name="P3">19a</text:p>
          </table:table-cell>
          <table:table-cell table:style-name="Table11.A1" office:value-type="string">
            <text:p text:style-name="P32"/>
          </table:table-cell>
          <table:table-cell table:style-name="Table11.A1" office:value-type="string">
            <text:p text:style-name="P3">19b</text:p>
          </table:table-cell>
        </table:table-row>
        <table:table-row table:style-name="Table11.1">
          <table:table-cell table:style-name="Table11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1.A1" office:value-type="string">
            <text:p text:style-name="P2"><text:span text:style-name="T15">ми гоним</text:span><text:span text:style-name="T14">ѹ</text:span></text:p>
            <text:p text:style-name="P2"><text:span text:style-name="T15">бꙑти беꙁ </text:span><text:span text:style-name="T14">ѹ</text:span><text:span text:style-name="T15">-</text:span></text:p>
            <text:p text:style-name="P2"><text:span text:style-name="T15">ма</text:span><text:span text:style-name="Footnote_20_Symbol"><text:span text:style-name="T15"><text:note text:id="ftn97" text:note-class="footnote"><text:note-citation>97</text:note-citation><text:note-body><text:p text:style-name="Footnote"><text:span text:style-name="T9"><text:s/>ВГХ </text:span>om<text:span text:style-name="T9">. </text:span><text:span text:style-name="T18">бе</text:span><text:span text:style-name="T15">ꙁ</text:span><text:span text:style-name="T18"> </text:span><text:span text:style-name="T17">ѹ</text:span><text:span text:style-name="T18">ма</text:span></text:p></text:note-body></text:note></text:span></text:span><text:span text:style-name="T15">. нъ ниь-</text:span></text:p>
            <text:p text:style-name="P2"><text:span text:style-name="T15">же сихъ</text:span><text:span text:style-name="Footnote_20_Symbol"><text:span text:style-name="T15"><text:note text:id="ftn98" text:note-class="footnote"><text:note-citation>98</text:note-citation><text:note-body><text:p text:style-name="Footnote"><text:span text:style-name="T9"><text:s/></text:span><text:span text:style-name="T18">сихъ</text:span><text:span text:style-name="T10">]</text:span><text:span text:style-name="T9"> ВГХ </text:span><text:span text:style-name="T18">ѿ сихь,</text:span></text:p></text:note-body></text:note></text:span></text:span><text:span text:style-name="T15"> </text:span><text:span text:style-name="T14">ѹ</text:span><text:span text:style-name="T15">до-</text:span></text:p>
            <text:p text:style-name="P2"><text:span text:style-name="T15">лѣ м</text:span><text:span text:style-name="T14">ѹ</text:span><text:span text:style-name="T15">. да</text:span></text:p>
            <text:p text:style-name="P2"><text:span text:style-name="T15">бꙑ отъст</text:span><text:span text:style-name="T14">ѹ</text:span><text:span text:style-name="T15">-</text:span></text:p>
            <text:p text:style-name="P2"><text:span text:style-name="T15">пилъ отъ црь-</text:span></text:p>
            <text:p text:style-name="P2"><text:span text:style-name="T15">къве. Егда </text:span></text:p>
            <text:p text:style-name="P2"><text:span text:style-name="T15">же коньа</text:span></text:p>
            <text:p text:style-name="P2"><text:span text:style-name="T15">пьр</text:span><text:span text:style-name="T18">ѧ</text:span><text:span text:style-name="T15"> с</text:span><text:span text:style-name="T18">ѧ</text:span><text:span text:style-name="T15"> съ ию-</text:span></text:p>
            <text:p text:style-name="P2"><text:span text:style-name="T15">дѣи. обрѣтъ</text:span></text:p>
            <text:p text:style-name="P2"><text:span text:style-name="T15">и </text:span><text:span text:style-name="T14">ї</text:span><text:span text:style-name="T15">съ. ниьсо-</text:span></text:p>
            <text:p text:style-name="P2"><text:span text:style-name="T15">же такова въ-</text:span></text:p>
            <text:p text:style-name="P2"><text:span text:style-name="T15">ꙁг</text:span><text:span text:style-name="T14"></text:span><text:span text:style-name="T15">ла. нъ на б</text:span><text:span text:style-name="T14">ѹ</text:span><text:span text:style-name="T15">-</text:span></text:p>
            <text:p text:style-name="P2"><text:span text:style-name="T15">д</text:span><text:span text:style-name="T14">ѹ</text:span><text:span text:style-name="T15">ще </text:span><text:span text:style-name="T14">ѹ</text:span><text:span text:style-name="T15">твь-</text:span></text:p>
            <text:p text:style-name="P2"><text:span text:style-name="T15">рждать го.</text:span></text:p>
            <text:p text:style-name="P2"><text:span text:style-name="T15">видимъ же -</text:span></text:p>
            <text:p text:style-name="P2"><text:span text:style-name="T15">го прѣбꙑваю</text:span><text:span text:style-name="Footnote_20_Symbol"><text:span text:style-name="T15"><text:note text:id="ftn99" text:note-class="footnote"><text:note-citation>99</text:note-citation><text:note-body><text:p text:style-name="Footnote"><text:span text:style-name="T9"><text:s/></text:span><text:span text:style-name="T18">прѣб</text:span><text:span text:style-name="T15">ꙑ</text:span><text:span text:style-name="T18">ваю</text:span><text:span text:style-name="T10">]</text:span><text:span text:style-name="T9"> В Г Х </text:span><text:span text:style-name="T18">прѣбывающа</text:span></text:p></text:note-body></text:note></text:span></text:span></text:p>
            <text:p text:style-name="P2"><text:span text:style-name="T15">въ тои же добрѣ-</text:span></text:p>
            <text:p text:style-name="P2"><text:span text:style-name="T15">и воли. не рее бо</text:span></text:p>
            <text:p text:style-name="P1"><text:span text:style-name="T15">ꙗко тъ сть ре-</text:span></text:p>
          </table:table-cell>
          <table:table-cell table:style-name="Table11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1.A1" office:value-type="string">
            <text:p text:style-name="P2"><text:span text:style-name="T15">кꙑи ми. въꙁь-</text:span></text:p>
            <text:p text:style-name="P2"><text:span text:style-name="T15">ми одръ си</text:span><text:span text:style-name="Footnote_20_Symbol"><text:span text:style-name="T15"><text:note text:id="ftn100" text:note-class="footnote"><text:note-citation>100</text:note-citation><text:note-body><text:p text:style-name="Footnote"><text:span text:style-name="T9"><text:s/></text:span><text:span text:style-name="T18">си</text:span><text:span text:style-name="T10">]</text:span><text:span text:style-name="T9"> ВГХ </text:span><text:span text:style-name="T18">свои</text:span></text:p></text:note-body></text:note></text:span></text:span><text:span text:style-name="T15">. же</text:span></text:p>
            <text:p text:style-name="P2"><text:span text:style-name="T15">они поимꙑ тво-</text:span></text:p>
            <text:p text:style-name="P2"><text:span text:style-name="T15">р</text:span><text:span text:style-name="T18">ѧ</text:span><text:span text:style-name="T15">ах</text:span><text:span text:style-name="T14">ѹ</text:span><text:span text:style-name="T15">. нъ цѣ-</text:span></text:p>
            <text:p text:style-name="P2"><text:span text:style-name="T15">лител</text:span><text:span text:style-name="T18">ѧ</text:span><text:span text:style-name="T15"> и</text:span><text:span text:style-name="Footnote_20_Symbol"><text:span text:style-name="T15"><text:note text:id="ftn101" text:note-class="footnote"><text:note-citation>101</text:note-citation><text:note-body><text:p text:style-name="Footnote"><text:span text:style-name="T9"><text:s/>Г </text:span>om<text:span text:style-name="T9">. <text:s/></text:span><text:span text:style-name="T18">и</text:span></text:p></text:note-body></text:note></text:span></text:span><text:span text:style-name="T15"> ꙗвл</text:span><text:span text:style-name="T18">ѧ</text:span><text:span text:style-name="T15">-</text:span></text:p>
            <text:p text:style-name="P2"><text:span text:style-name="T15">ꙗ рее. </text:span><text:span text:style-name="T14">ї</text:span><text:span text:style-name="T15">съ сть</text:span></text:p>
            <text:p text:style-name="P2"><text:span text:style-name="T15">сътворьи м</text:span><text:span text:style-name="T18">ѧ</text:span></text:p>
            <text:p text:style-name="P2"><text:span text:style-name="T15">съдрава</text:span><text:span text:style-name="Footnote_20_Symbol"><text:span text:style-name="T15"><text:note text:id="ftn102" text:note-class="footnote"><text:note-citation>102</text:note-citation><text:note-body><text:p text:style-name="Footnote"><text:span text:style-name="T9"><text:s/></text:span><text:span text:style-name="T18">съдрава</text:span><text:span text:style-name="T10">] </text:span><text:span text:style-name="T9">В </text:span><text:span text:style-name="T18">цѣла</text:span></text:p></text:note-body></text:note></text:span></text:span><text:span text:style-name="T15">. симъ</text:span></text:p>
            <text:p text:style-name="P2"><text:span text:style-name="T15">хот</text:span><text:span text:style-name="T18">ѧ</text:span><text:span text:style-name="T15">. и инꙑ къ</text:span></text:p>
            <text:p text:style-name="P2"><text:span text:style-name="T15">б</text:span><text:span text:style-name="T14">ѹ</text:span><text:span text:style-name="T15"> привлѣщи.</text:span></text:p>
            <text:p text:style-name="P2"><text:span text:style-name="T15">не бѣ бо</text:span><text:span text:style-name="Footnote_20_Symbol"><text:span text:style-name="T15"><text:note text:id="ftn103" text:note-class="footnote"><text:note-citation>103</text:note-citation><text:note-body><text:p text:style-name="Footnote"><text:s/>Х <text:span text:style-name="T15">липсва бо</text:span></text:p></text:note-body></text:note></text:span></text:span><text:span text:style-name="T15"> тако</text:span></text:p>
            <text:p text:style-name="P2"><text:span text:style-name="T15">неювьствь-</text:span></text:p>
            <text:p text:style-name="P2"><text:span text:style-name="T15">нъ. да по толи-</text:span></text:p>
            <text:p text:style-name="P2"><text:span text:style-name="T15">цѣ благодѣ-</text:span></text:p>
            <text:p text:style-name="P2"><text:span text:style-name="T15">ании. и </text:span><text:span text:style-name="T14">ѹ</text:span><text:span text:style-name="T15">е-</text:span></text:p>
            <text:p text:style-name="P2"><text:span text:style-name="T15">нии. тогда</text:span></text:p>
            <text:p text:style-name="P2"><text:span text:style-name="T15">же прѣдасть</text:span></text:p>
            <text:p text:style-name="P2"><text:span text:style-name="T15">благодѣте-</text:span></text:p>
            <text:p text:style-name="P2"><text:span text:style-name="T15">л</text:span><text:span text:style-name="T18">ѧ</text:span><text:span text:style-name="T15">аго</text:span><text:span text:style-name="T14"> </text:span>(!)<text:span text:style-name="Footnote_20_Symbol"><text:note text:id="ftn104" text:note-class="footnote"><text:note-citation>104</text:note-citation><text:note-body><text:p text:style-name="P4"><text:span text:style-name="T56"><text:s/></text:span><text:span text:style-name="T34">благодѣтел</text:span><text:span text:style-name="T29">ѧ</text:span><text:span text:style-name="T34">аго</text:span><text:span text:style-name="T27"> </text:span><text:span text:style-name="T56">(!)] В </text:span><text:span text:style-name="T40">благодѣтельнаго</text:span><text:span text:style-name="T34">,</text:span><text:span text:style-name="T99"> </text:span><text:span text:style-name="T56">Г </text:span><text:span text:style-name="T40">благо</text:span><text:span text:style-name="T79">ⷣ</text:span><text:span text:style-name="T40">тльнааго</text:span><text:span text:style-name="T34">,</text:span><text:span text:style-name="T99"> </text:span><text:span text:style-name="T56">Х </text:span><text:span text:style-name="T40">б</text:span><text:span text:style-name="T41"></text:span><text:span text:style-name="T40">лгдтанаго</text:span></text:p></text:note-body></text:note></text:span><text:span text:style-name="T15"> и</text:span><text:span text:style-name="Footnote_20_Symbol"><text:span text:style-name="T15"><text:note text:id="ftn105" text:note-class="footnote"><text:note-citation>105</text:note-citation><text:note-body><text:p text:style-name="Footnote"><text:span text:style-name="T96"><text:s/>ВГХ om. </text:span><text:span text:style-name="T17"></text:span></text:p></text:note-body></text:note></text:span></text:span><text:span text:style-name="T15"> ꙁъ-</text:span></text:p>
            <text:p text:style-name="P2"><text:span text:style-name="T15">ломъ помꙑ-</text:span></text:p>
            <text:p text:style-name="P7">шлниимь</text:p>
          </table:table-cell>
        </table:table-row>
      </table:table>
      <text:p text:style-name="P43"/>
      <text:p text:style-name="P60"/>
      <text:p text:style-name="P26"><text:span text:style-name="T57">Cramer, II, 232.3-13 /19a1-b21</text:span></text:p>
      <text:p text:style-name="P13"><text:s text:c="29"/></text:p>
      <text:p text:style-name="P51"/>
      <text:p text:style-name="P51"/>
      <text:p text:style-name="P23"/>
      <text:p text:style-name="P68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D"/>
        <table:table-row table:style-name="Table12.1">
          <table:table-cell table:style-name="Table12.A1" office:value-type="string">
            <text:p text:style-name="P29"/>
          </table:table-cell>
          <table:table-cell table:style-name="Table12.A1" office:value-type="string">
            <text:p text:style-name="P3">19c</text:p>
          </table:table-cell>
          <table:table-cell table:style-name="Table12.A1" office:value-type="string">
            <text:p text:style-name="P32"/>
          </table:table-cell>
          <table:table-cell table:style-name="Table12.A1" office:value-type="string">
            <text:p text:style-name="P3">19d</text:p>
          </table:table-cell>
        </table:table-row>
        <table:table-row table:style-name="Table12.1">
          <table:table-cell table:style-name="Table12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2.A1" office:value-type="string">
            <text:p text:style-name="P2"><text:span text:style-name="T15">рещи. ꙗко </text:span><text:span text:style-name="T14">ї</text:span><text:span text:style-name="T15">съ</text:span></text:p>
            <text:p text:style-name="P2"><text:span text:style-name="T15">сть сътвори-</text:span></text:p>
            <text:p text:style-name="P2"><text:span text:style-name="T15">и го съдрава</text:span></text:p>
            <text:p text:style-name="P2"><text:span text:style-name="T15">нъ съ благово-</text:span></text:p>
            <text:p text:style-name="P2"><text:span text:style-name="T15">льнъмь </text:span><text:span text:style-name="T14">ѹ</text:span><text:span text:style-name="T15">мо-</text:span></text:p>
            <text:p text:style-name="P2"><text:span text:style-name="T15">мь се г</text:span><text:span text:style-name="T14"></text:span><text:span text:style-name="T15">лааше.</text:span></text:p>
            <text:p text:style-name="P2"><text:span text:style-name="T15">июдѣи же го- <text:s/></text:span></text:p>
            <text:p text:style-name="P2"><text:span text:style-name="T15">н</text:span><text:span text:style-name="T18">ѧ</text:span><text:span text:style-name="T15">ах</text:span><text:span text:style-name="T14">ѹ</text:span><text:span text:style-name="T15"> бла-</text:span></text:p>
            <text:p text:style-name="P2"><text:span text:style-name="T15">годѣтел</text:span><text:span text:style-name="T18">ѧ</text:span><text:span text:style-name="T15">.</text:span></text:p>
            <text:p text:style-name="P2"><text:span text:style-name="T15">ꙁане твор</text:span><text:span text:style-name="T18">ѧ</text:span><text:span text:style-name="T15">-</text:span></text:p>
            <text:p text:style-name="P2"><text:span text:style-name="T15">аше си въ с</text:span><text:span text:style-name="T14">ѹ</text:span><text:span text:style-name="T15">-</text:span></text:p>
            <text:p text:style-name="P2"><text:span text:style-name="T15">бот</text:span><text:span text:style-name="T14">ѹ</text:span><text:span text:style-name="T24">⁘</text:span></text:p>
            <text:p text:style-name="P2"><text:span text:style-name="T15">И мꙑ же брати-</text:span></text:p>
            <text:p text:style-name="P2"><text:span text:style-name="T15"></text:span><text:span text:style-name="T16"> </text:span><text:span text:style-name="T15">не моꙁѣ-</text:span></text:p>
            <text:p text:style-name="P2"><text:span text:style-name="T15">мъ благодѣ-</text:span></text:p>
            <text:p text:style-name="P2"><text:span text:style-name="T15">тел</text:span><text:span text:style-name="T18">ѧ</text:span><text:span text:style-name="T15"> прогъна-</text:span></text:p>
            <text:p text:style-name="P2"><text:span text:style-name="T15">ти. сирѣь</text:span></text:p>
            <text:p text:style-name="P2"><text:span text:style-name="T15">вѣр</text:span><text:span text:style-name="T14">ѹ</text:span><text:span text:style-name="T15"> нашю</text:span></text:p>
            <text:p text:style-name="P2"><text:span text:style-name="T15">ꙗже въшь-</text:span></text:p>
            <text:p text:style-name="P2"><text:span text:style-name="T15">дъши въ нꙑ.</text:span></text:p>
            <text:p text:style-name="P1"><text:span text:style-name="T15">многа нꙑ до-</text:span></text:p>
          </table:table-cell>
          <table:table-cell table:style-name="Table12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2.A1" office:value-type="string">
            <text:p text:style-name="P2"><text:span text:style-name="T15">бра принесе.</text:span></text:p>
            <text:p text:style-name="P2"><text:span text:style-name="T15">аще и мꙑ не</text:span></text:p>
            <text:p text:style-name="P2"><text:span text:style-name="T15">съхранихо-</text:span></text:p>
            <text:p text:style-name="P2"><text:span text:style-name="T15">мъ. ꙁа лѣно-</text:span></text:p>
            <text:p text:style-name="P2"><text:span text:style-name="T15">сть и ꙁа осла-</text:span></text:p>
            <text:p text:style-name="P2"><text:span text:style-name="T15">блени наше</text:span></text:p>
            <text:p text:style-name="P2"><text:span text:style-name="T15">нъ пае</text:span><text:span text:style-name="Footnote_20_Symbol"><text:span text:style-name="T15"><text:note text:id="ftn106" text:note-class="footnote"><text:note-citation>106</text:note-citation><text:note-body><text:p text:style-name="Footnote"><text:span text:style-name="T96"><text:s/>add. </text:span><text:span text:style-name="T15">не</text:span><text:span text:style-name="T48"> </text:span><text:span text:style-name="T10">В</text:span></text:p></text:note-body></text:note></text:span></text:span><text:span text:style-name="T15"> подо-</text:span></text:p>
            <text:p text:style-name="P2"><text:span text:style-name="T15">бимъ с</text:span><text:span text:style-name="T18">ѧ</text:span><text:span text:style-name="Footnote_20_Symbol"><text:span text:style-name="T18"><text:note text:id="ftn107" text:note-class="footnote"><text:note-citation>107</text:note-citation><text:note-body><text:p text:style-name="Footnote"><text:span text:style-name="T9"><text:s/>В</text:span><text:span text:style-name="T18"> ѹподобимь се</text:span></text:p></text:note-body></text:note></text:span></text:span><text:span text:style-name="T15">. осла-</text:span></text:p>
            <text:p text:style-name="P2"><text:span text:style-name="T15">блен</text:span><text:span text:style-name="T14">ѹѹ</text:span><text:span text:style-name="T15">м</text:span><text:span text:style-name="T14">ѹ</text:span></text:p>
            <text:p text:style-name="P2"><text:span text:style-name="T15">сем</text:span><text:span text:style-name="T14">ѹ</text:span><text:span text:style-name="T15">. и прѣ-</text:span></text:p>
            <text:p text:style-name="P2"><text:span text:style-name="T15">б</text:span><text:span text:style-name="T14">ѹ</text:span><text:span text:style-name="T15">дѣмъ въ</text:span></text:p>
            <text:p text:style-name="P2"><text:span text:style-name="T15">цр</text:span><text:span text:style-name="T14"></text:span><text:span text:style-name="T15">кви б</text:span><text:span text:style-name="T14"></text:span><text:span text:style-name="T15">жии.</text:span></text:p>
            <text:p text:style-name="P2"><text:span text:style-name="T15">сирѣь. въ ꙁа-</text:span></text:p>
            <text:p text:style-name="P2"><text:span text:style-name="T15">повѣди г</text:span><text:span text:style-name="T14"></text:span><text:span text:style-name="T15">ни. да инꙑ</text:span><text:span text:style-name="Footnote_20_Symbol"><text:span text:style-name="T15"><text:note text:id="ftn108" text:note-class="footnote"><text:note-citation>108</text:note-citation><text:note-body><text:p text:style-name="Footnote"><text:span text:style-name="T9"><text:s/></text:span><text:span text:style-name="T17">нꙑ</text:span><text:span text:style-name="T9">] ВГХ </text:span><text:span text:style-name="T18"><text:s/>ны</text:span></text:p></text:note-body></text:note></text:span></text:span></text:p>
            <text:p text:style-name="P2"><text:span text:style-name="T15">ослабленꙑ исцѣ-</text:span></text:p>
            <text:p text:style-name="P2"><text:span text:style-name="T15">лить всемога-</text:span></text:p>
            <text:p text:style-name="P2"><text:span text:style-name="T15">и г</text:span><text:span text:style-name="T14"></text:span><text:span text:style-name="T15">ь. к том</text:span><text:span text:style-name="T14">ѹ</text:span></text:p>
            <text:p text:style-name="P2"><text:span text:style-name="T15">не съгрѣшаю-</text:span></text:p>
            <text:p text:style-name="P2"><text:span text:style-name="T15">ща. да и ꙁемь-</text:span></text:p>
            <text:p text:style-name="P2"><text:span text:style-name="T15">нꙑихъ</text:span><text:span text:style-name="Footnote_20_Symbol"><text:span text:style-name="T15"><text:note text:id="ftn109" text:note-class="footnote"><text:note-citation>109</text:note-citation><text:note-body><text:p text:style-name="Footnote"><text:span text:style-name="T9"><text:s/></text:span><text:span text:style-name="T96">add</text:span><text:span text:style-name="T9">. </text:span><text:span text:style-name="T18">х</text:span><text:span text:style-name="T14"></text:span><text:span text:style-name="T18">с </text:span><text:span text:style-name="T10">В Г Х</text:span></text:p></text:note-body></text:note></text:span></text:span><text:span text:style-name="T15"> даровъ</text:span></text:p>
            <text:p text:style-name="P1"><text:span text:style-name="T15">насꙑтить нꙑ.</text:span></text:p>
          </table:table-cell>
        </table:table-row>
      </table:table>
      <text:p text:style-name="P49"/>
      <text:p text:style-name="P49"/>
      <text:p text:style-name="P4"><text:span text:style-name="T71">Cramer</text:span><text:span text:style-name="T59">, </text:span><text:span text:style-name="T71">II</text:span><text:span text:style-name="T59">, <text:s/>232.14-16 /19</text:span><text:span text:style-name="T71">c</text:span><text:span text:style-name="T59">1-12 </text:span></text:p>
      <text:p text:style-name="P4"><text:span text:style-name="T59">13-20</text:span><text:span text:style-name="T57">a</text:span><text:span text:style-name="T59">16: </text:span><text:span text:style-name="T30">И м</text:span><text:span text:style-name="T35">ꙑ</text:span><text:span text:style-name="T30"> же брати</text:span><text:span text:style-name="T35"></text:span><text:span text:style-name="T30"> не мо</text:span><text:span text:style-name="T35">ꙁ</text:span><text:span text:style-name="T30">ѣмъ благодѣтелѧ прогънати... и въ ѧвѣк</text:span><text:span text:style-name="T35">ꙑ</text:span><text:span text:style-name="T30">. амнь</text:span><text:span text:style-name="T50">⁘</text:span><text:span text:style-name="T49"></text:span><text:span text:style-name="T30"> </text:span><text:span text:style-name="T57">om</text:span><text:span text:style-name="T59">. в гр.</text:span></text:p>
      <text:p text:style-name="P12"/>
      <text:p text:style-name="P55"/>
      <text:p text:style-name="P25"/>
      <text:p text:style-name="P71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D"/>
        <table:table-row table:style-name="Table13.1">
          <table:table-cell table:style-name="Table13.A1" office:value-type="string">
            <text:p text:style-name="P29"/>
          </table:table-cell>
          <table:table-cell table:style-name="Table13.A1" office:value-type="string">
            <text:p text:style-name="P3">20a</text:p>
          </table:table-cell>
          <table:table-cell table:style-name="Table13.A1" office:value-type="string">
            <text:p text:style-name="P36"/>
          </table:table-cell>
          <table:table-cell table:style-name="Table13.A1" office:value-type="string">
            <text:p text:style-name="P3">20b</text:p>
          </table:table-cell>
        </table:table-row>
        <table:table-row table:style-name="Table13.1">
          <table:table-cell table:style-name="Table13.A1" office:value-type="string">
            <text:p text:style-name="P32"/>
            <text:p text:style-name="P28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3.A1" office:value-type="string">
            <text:p text:style-name="P2"><text:span text:style-name="T15">и н</text:span><text:span text:style-name="T14"></text:span><text:span text:style-name="T15">бсьнааго</text:span></text:p>
            <text:p text:style-name="P2"><text:span text:style-name="T15">цр</text:span><text:span text:style-name="T14"></text:span><text:span text:style-name="T15">ства</text:span><text:span text:style-name="Footnote_20_Symbol"><text:span text:style-name="T15"><text:note text:id="ftn110" text:note-class="footnote"><text:note-citation>110</text:note-citation><text:note-body><text:p text:style-name="Footnote"><text:span text:style-name="T116"><text:s/>Х </text:span><text:span text:style-name="T52"><text:s/>цр</text:span><text:span text:style-name="T81">ⷭ</text:span><text:span text:style-name="T52">тви</text:span><text:span text:style-name="T54">ꙗ</text:span></text:p></text:note-body></text:note></text:span></text:span><text:span text:style-name="T15"> съподо-</text:span></text:p>
            <text:p text:style-name="P2"><text:span text:style-name="T15">бить нꙑ</text:span><text:span text:style-name="Footnote_20_Symbol"><text:span text:style-name="T15"><text:note text:id="ftn111" text:note-class="footnote"><text:note-citation>111</text:note-citation><text:note-body><text:p text:style-name="Footnote"><text:span text:style-name="T116"><text:s/>ГХ липсва</text:span><text:span text:style-name="T52"> н</text:span><text:span text:style-name="T54">ꙑ</text:span></text:p></text:note-body></text:note></text:span></text:span><text:span text:style-name="T15">. г</text:span><text:span text:style-name="T14"></text:span><text:span text:style-name="T15">ь</text:span></text:p>
            <text:p text:style-name="P2"><text:span text:style-name="T15">и б</text:span><text:span text:style-name="T14"></text:span><text:span text:style-name="T15">ъ нашь </text:span><text:span text:style-name="T14">ї</text:span><text:span text:style-name="T15">с</text:span><text:span text:style-name="T14">ѹ</text:span></text:p>
            <text:p text:style-name="P2"><text:span text:style-name="T15">х</text:span><text:span text:style-name="T14"></text:span><text:span text:style-name="T15">ъ. м</text:span><text:span text:style-name="T14">ѹ</text:span><text:span text:style-name="T15">же</text:span></text:p>
            <text:p text:style-name="P2"><text:span text:style-name="T15">слава и хвала.</text:span></text:p>
            <text:p text:style-name="P2"><text:span text:style-name="T44">и ьсть и по-</text:span></text:p>
            <text:p text:style-name="P2"><text:span text:style-name="T44">клан</text:span><text:span text:style-name="T18">ѧ</text:span><text:span text:style-name="T44">н</text:span><text:span text:style-name="T18">ѧ</text:span><text:span text:style-name="T44">ни-</text:span></text:p>
            <text:p text:style-name="P2"><text:span text:style-name="T44"></text:span><text:span text:style-name="T23"> </text:span><text:span text:style-name="T110">(!)</text:span><text:span text:style-name="Footnote_20_Symbol"><text:span text:style-name="T110"><text:note text:id="ftn112" text:note-class="footnote"><text:note-citation>112</text:note-citation><text:note-body><text:p text:style-name="P4"><text:span text:style-name="T116"><text:s/></text:span><text:span text:style-name="T55">поклан</text:span><text:span text:style-name="T52">ѧ</text:span><text:span text:style-name="T55">н</text:span><text:span text:style-name="T52">ѧ</text:span><text:span text:style-name="T55">ни</text:span><text:span text:style-name="T118">(!)</text:span><text:span text:style-name="T116"> ]</text:span><text:span text:style-name="T52"> поклан</text:span><text:span text:style-name="T54">ꙗ</text:span><text:span text:style-name="T52">ни</text:span><text:span text:style-name="T54"></text:span><text:span text:style-name="T52"> </text:span><text:span text:style-name="T117">В Г Х</text:span></text:p></text:note-body></text:note></text:span></text:span><text:span text:style-name="T44">.</text:span><text:span text:style-name="T18"> </text:span><text:span text:style-name="T44">съ беꙁна</text:span><text:span text:style-name="T18">ѧ</text:span><text:span text:style-name="T44">-</text:span></text:p>
            <text:p text:style-name="P2"><text:span text:style-name="T44">льнꙑимъ о</text:span><text:span text:style-name="T45"></text:span><text:span text:style-name="T44">ць-</text:span></text:p>
            <text:p text:style-name="P2"><text:span text:style-name="T44">мь. и прѣс</text:span><text:span text:style-name="T45"></text:span><text:span text:style-name="T44">тꙑ-</text:span></text:p>
            <text:p text:style-name="P2"><text:span text:style-name="T44">имь и живо-</text:span></text:p>
            <text:p text:style-name="P2"><text:span text:style-name="T44">твор</text:span><text:span text:style-name="T18">ѧ</text:span><text:span text:style-name="T44">щиимь</text:span></text:p>
            <text:p text:style-name="P2"><text:span text:style-name="T44">д</text:span><text:span text:style-name="T45"></text:span><text:span text:style-name="T44">хъмь. нꙑнѣ</text:span></text:p>
            <text:p text:style-name="P2"><text:span text:style-name="T44">и присно. и въ</text:span></text:p>
            <text:p text:style-name="P2"><text:span text:style-name="T44">вс</text:span><text:span text:style-name="T18">ѧ</text:span><text:span text:style-name="T44"> вѣкꙑ</text:span><text:span text:style-name="Footnote_20_Symbol"><text:span text:style-name="T44"><text:note text:id="ftn113" text:note-class="footnote"><text:note-citation>113</text:note-citation><text:note-body><text:p text:style-name="Footnote"><text:span text:style-name="T116"><text:s/></text:span><text:span text:style-name="T55">вс</text:span><text:span text:style-name="T52">ѧ</text:span><text:span text:style-name="T55"> вѣкꙑ</text:span><text:span text:style-name="T117">] </text:span><text:span text:style-name="T116">В</text:span><text:span text:style-name="T88"> </text:span><text:span text:style-name="T116">Г Х </text:span><text:span text:style-name="T52">вѣкы вѣкомь</text:span></text:p></text:note-body></text:note></text:span></text:span><text:span text:style-name="T44">. амнь</text:span><text:span text:style-name="T26">⁘</text:span></text:p>
            <text:p text:style-name="P8"/>
            <text:p text:style-name="P2"><text:span text:style-name="T44">ТОⷢЖ</text:span><text:span text:style-name="T121"> </text:span><text:span text:style-name="T18">ⷣ҇</text:span><text:span text:style-name="T44">Е</text:span><text:span text:style-name="Footnote_20_Symbol"><text:span text:style-name="T44"><text:note text:id="ftn114" text:note-class="footnote"><text:note-citation>114</text:note-citation><text:note-body><text:p text:style-name="Footnote"><text:span text:style-name="T116"><text:s/></text:span><text:span text:style-name="T55">ТОⷢЖ</text:span><text:span text:style-name="T52">ⷣ҇</text:span><text:span text:style-name="T55">Е</text:span><text:span text:style-name="T117">] </text:span><text:span text:style-name="T52">ѡана </text:span><text:span text:style-name="T117"><text:s/>Г <text:s text:c="2"/></text:span><text:span text:style-name="T116"><text:s/></text:span><text:span text:style-name="T52">нед .е</text:span><text:span text:style-name="T53">҃</text:span><text:span text:style-name="T52">. по па</text:span><text:span text:style-name="T82">ⷭ҇</text:span><text:span text:style-name="T52">. їѡаⷩ҇ </text:span><text:span text:style-name="T117">Х</text:span></text:p></text:note-body></text:note></text:span></text:span><text:span text:style-name="T44"> ꙀЛ</text:span><text:span text:style-name="T83"></text:span><text:span text:style-name="T44">А- <text:s text:c="5"/></text:span></text:p>
            <text:p text:style-name="P2"><text:span text:style-name="T45">ѹ</text:span><text:span text:style-name="T44">стааго. съка-</text:span></text:p>
            <text:p text:style-name="P2"><text:span text:style-name="T44">ꙁани. евн</text:span><text:span text:style-name="T45"></text:span><text:span text:style-name="T44">глиꙗ.</text:span></text:p>
            <text:p text:style-name="P1"><text:span text:style-name="T44">ѿ иоана</text:span><text:span text:style-name="Footnote_20_Symbol"><text:span text:style-name="T44"><text:note text:id="ftn115" text:note-class="footnote"><text:note-citation>115</text:note-citation><text:note-body><text:p text:style-name="Footnote"><text:span text:style-name="T116"><text:s/></text:span><text:span text:style-name="T55">иоана</text:span><text:span text:style-name="T52"> </text:span><text:span text:style-name="T119">add</text:span><text:span text:style-name="T117">. </text:span><text:span text:style-name="T116">В</text:span><text:span text:style-name="T120">marg</text:span><text:span text:style-name="T105"> </text:span><text:span text:style-name="T52">не</text:span><text:span text:style-name="T82">д</text:span><text:span text:style-name="T52"> </text:span><text:span text:style-name="T51"></text:span><text:span text:style-name="T52">е ѡ самаранини,</text:span><text:span text:style-name="T105"> </text:span><text:span text:style-name="T116">Г </text:span><text:span text:style-name="T52">ѡ самарааниныи </text:span><text:span text:style-name="T105"><text:s/></text:span><text:span text:style-name="T116">Х </text:span><text:span text:style-name="T52">ѡ самар</text:span><text:span text:style-name="T54">ꙗ</text:span><text:span text:style-name="T52">нины</text:span></text:p></text:note-body></text:note></text:span></text:span><text:span text:style-name="T24">⁘</text:span></text:p>
          </table:table-cell>
          <table:table-cell table:style-name="Table13.A1" office:value-type="string">
            <text:p text:style-name="P36"/>
            <text:p text:style-name="P37"/>
            <text:p text:style-name="P28">3</text:p>
            <text:p text:style-name="P28"/>
            <text:p text:style-name="P28"/>
            <text:p text:style-name="P28">6</text:p>
            <text:p text:style-name="P28"/>
            <text:p text:style-name="P28"/>
            <text:p text:style-name="P28">9</text:p>
            <text:p text:style-name="P28"/>
            <text:p text:style-name="P28"/>
            <text:p text:style-name="P27"><text:span text:style-name="T2">12</text:span></text:p>
            <text:p text:style-name="P28"/>
            <text:p text:style-name="P28"/>
            <text:p text:style-name="P27"><text:span text:style-name="T2">15</text:span></text:p>
            <text:p text:style-name="P28"/>
            <text:p text:style-name="P28"/>
            <text:p text:style-name="P27"><text:span text:style-name="T2">18</text:span></text:p>
            <text:p text:style-name="P28"/>
            <text:p text:style-name="P28"/>
            <text:p text:style-name="P27"><text:span text:style-name="T2">21</text:span></text:p>
          </table:table-cell>
          <table:table-cell table:style-name="Table13.A1" office:value-type="string">
            <text:p text:style-name="P2"><text:span text:style-name="T15">Брати. х</text:span><text:span text:style-name="T14"></text:span><text:span text:style-name="T15">ъ</text:span></text:p>
            <text:p text:style-name="P2"><text:span text:style-name="T15">и</text:span><text:span text:style-name="Footnote_20_Symbol"><text:span text:style-name="T15"><text:note text:id="ftn116" text:note-class="footnote"><text:note-citation>116</text:note-citation><text:note-body><text:p text:style-name="Footnote"><text:span text:style-name="T116"><text:s/>ВГХ </text:span><text:span text:style-name="T115">om</text:span><text:span text:style-name="T116">. </text:span><text:span text:style-name="T52">и</text:span></text:p></text:note-body></text:note></text:span></text:span><text:span text:style-name="T15"> б</text:span><text:span text:style-name="T14"></text:span><text:span text:style-name="T15">ъ нашь г</text:span><text:span text:style-name="T14"></text:span><text:span text:style-name="T15">ле-</text:span></text:p>
            <text:p text:style-name="P2"><text:span text:style-name="T15">ть. ищѣте</text:span></text:p>
            <text:p text:style-name="P2"><text:span text:style-name="T15">книгъ. ꙗ-</text:span></text:p>
            <text:p text:style-name="P2"><text:span text:style-name="T15">ко въ ни-</text:span></text:p>
            <text:p text:style-name="P2"><text:span text:style-name="T15">хъ имате жи-</text:span></text:p>
            <text:p text:style-name="P2"><text:span text:style-name="T15">ꙁнь вѣьн</text:span><text:span text:style-name="T14">ѹ</text:span><text:span text:style-name="T15">-</text:span></text:p>
            <text:p text:style-name="P2"><text:span text:style-name="T15">ю. и мꙑ же нꙑ-</text:span></text:p>
            <text:p text:style-name="P2"><text:span text:style-name="T15">нѣ иꙁищѣмъ</text:span><text:span text:style-name="Footnote_20_Symbol"><text:span text:style-name="T15"><text:note text:id="ftn117" text:note-class="footnote"><text:note-citation>117</text:note-citation><text:note-body><text:p text:style-name="Footnote"><text:span text:style-name="T116"><text:s/>Г </text:span><text:span text:style-name="T52">вь</text:span><text:span text:style-name="T54">ꙁ</text:span><text:span text:style-name="T52">ищимь</text:span></text:p></text:note-body></text:note></text:span></text:span></text:p>
            <text:p text:style-name="P6">прилѣжьно</text:p>
            <text:p text:style-name="P2"><text:span text:style-name="T15">гл</text:span><text:span text:style-name="T14">ѹ</text:span><text:span text:style-name="T15">бин</text:span><text:span text:style-name="T14">ѹ</text:span><text:span text:style-name="T15">. и</text:span></text:p>
            <text:p text:style-name="P2"><text:span text:style-name="T15">пространь-</text:span></text:p>
            <text:p text:style-name="P2"><text:span text:style-name="T15">ство</text:span><text:span text:style-name="Footnote_20_Symbol"><text:span text:style-name="T15"><text:note text:id="ftn118" text:note-class="footnote"><text:note-citation>118</text:note-citation><text:note-body><text:p text:style-name="P4"><text:span text:style-name="T116"><text:s/></text:span><text:span text:style-name="T52">и пространьство</text:span><text:span text:style-name="T117">] </text:span><text:span text:style-name="T116">Г </text:span><text:span text:style-name="T52">прилежно,</text:span><text:span text:style-name="T105"> </text:span><text:span text:style-name="T116">Х <text:s/></text:span><text:span text:style-name="T52">прилежно</text:span></text:p></text:note-body></text:note></text:span></text:span><text:span text:style-name="T15"> еван</text:span><text:span text:style-name="T14"></text:span><text:span text:style-name="T15">гли-</text:span></text:p>
            <text:p text:style-name="P2"><text:span text:style-name="T15">ꙗ сего. и ꙗко</text:span></text:p>
            <text:p text:style-name="P2"><text:span text:style-name="T15">ꙁемл</text:span><text:span text:style-name="T18">ѧ</text:span><text:span text:style-name="T15"> ж</text:span><text:span text:style-name="T18">ѧ</text:span><text:span text:style-name="T15">-</text:span></text:p>
            <text:p text:style-name="P2"><text:span text:style-name="T15">ждющи. при-</text:span></text:p>
            <text:p text:style-name="P2"><text:span text:style-name="T15">имѣмъ дъ-</text:span></text:p>
            <text:p text:style-name="P2"><text:span text:style-name="T15">жда еван</text:span><text:span text:style-name="T14"></text:span><text:span text:style-name="T15">гль-</text:span></text:p>
            <text:p text:style-name="P2"><text:span text:style-name="T15">скааго въ срь-</text:span></text:p>
            <text:p text:style-name="P2"><text:span text:style-name="T15">дьцихъ на-</text:span></text:p>
            <text:p text:style-name="P1"><text:span text:style-name="T15">шихъ. ьсо ра-</text:span></text:p>
          </table:table-cell>
        </table:table-row>
      </table:table>
      <text:p text:style-name="P43"/>
      <text:p text:style-name="P59"><text:span text:style-name="T68">20b</text:span><text:span text:style-name="T57">, 1-21:</text:span><text:span text:style-name="T35"> Брати. х</text:span><text:span text:style-name="T28"></text:span><text:span text:style-name="T35">ъ и б</text:span><text:span text:style-name="T28"></text:span><text:span text:style-name="T35">ъ <text:s/>нашь г</text:span><text:span text:style-name="T28"></text:span><text:span text:style-name="T35">леть...въ срьдьцихъ нашихъ</text:span><text:span text:style-name="T90"> </text:span><text:span text:style-name="T57">om.</text:span><text:span text:style-name="T59"> в гр.</text:span></text:p>
      <text:p text:style-name="P50"/>
      <text:p text:style-name="P24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New13" svg:font-family="New13" style:font-pitch="variable"/>
    <style:font-face style:name="New_1" svg:font-family="New_1" style:font-pitch="variable"/>
    <style:font-face style:name="New_3" svg:font-family="New_3" style:font-pitch="variable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yrillicaOchrid10U" svg:font-family="CyrillicaOchrid10U" style:font-family-generic="swiss" style:font-pitch="variable"/>
    <style:font-face style:name="Hebar" svg:font-family="Hebar" style:font-family-generic="swiss" style:font-pitch="variable"/>
    <style:font-face style:name="Helvetica Narrow" svg:font-family="'Helvetica Narrow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okB" svg:font-family="TimokB, 'Liberation Mon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>
      <style:paragraph-properties fo:orphans="0" fo:widows="0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Kopfzeile" style:family="paragraph" style:parent-style-name="Standard_20__28_user_29_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mment_20_Subject_20_Char" style:display-name="Comment Subject Char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Kopfzeile">
      <style:paragraph-properties fo:orphans="2" fo:widows="2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Palatino" fo:font-size="10pt" style:font-name-asian="Palatino" style:font-size-asian="10pt" style:font-name-complex="Palatino"/>
    </style:style>
    <style:style style:name="MP2" style:family="paragraph" style:parent-style-name="Kopfzeile">
      <style:paragraph-properties fo:orphans="2" fo:widows="2">
        <style:tab-stops>
          <style:tab-stop style:position="2.4409in" style:type="center"/>
          <style:tab-stop style:position="6.3in" style:type="right"/>
        </style:tab-stops>
      </style:paragraph-properties>
      <style:text-properties style:font-name="Palatino" fo:font-size="10pt" style:font-size-asian="10pt" style:font-name-complex="Palatino"/>
    </style:style>
    <style:page-layout style:name="Mpm1">
      <style:page-layout-properties fo:page-width="8.2681in" fo:page-height="11.6929in" style:num-format="1" style:print-orientation="portrait" fo:margin-top="0.9882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78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nalis</meta:initial-creator>
    <meta:creation-date>2020-01-16T12:17:00</meta:creation-date>
    <dc:creator>user</dc:creator>
    <dc:date>2020-01-16T15:35:00</dc:date>
    <meta:editing-cycles>3</meta:editing-cycles>
    <meta:editing-duration>PT9M</meta:editing-duration>
    <meta:generator>LibreOffice/6.0.7.3$Linux_X86_64 LibreOffice_project/00m0$Build-3</meta:generator>
    <meta:document-statistic meta:table-count="13" meta:image-count="0" meta:object-count="0" meta:page-count="14" meta:paragraph-count="906" meta:word-count="2967" meta:character-count="12328" meta:non-whitespace-character-count="10149"/>
    <meta:template xlink:type="simple" xlink:actuate="onRequest" xlink:title="Normal" xlink:href=""/>
  </office:meta>
</office:document-meta>
</file>